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8" office:value-type="float" office:value="295.8" calcext:value-type="float">
            <text:p>295.8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54257766764987" calcext:value-type="float">
            <text:p>0.85425776676498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43208279221601" calcext:value-type="float">
            <text:p>0.007432082792216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23M50.746S" calcext:value-type="time">
            <text:p>15:23:50.7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20317" calcext:value-type="float">
            <text:p>-1.20E-10</text:p>
          </table:table-cell>
          <table:table-cell table:formula="of:=[.C4]*10^9" office:value-type="float" office:value="-0.120317" calcext:value-type="float">
            <text:p>-0.120317</text:p>
          </table:table-cell>
          <table:table-cell table:formula="of:=[.$N$1]*[.D4]" office:value-type="float" office:value="-0.102781731723863" calcext:value-type="float">
            <text:p>-0.10278173172386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23M51.114S" calcext:value-type="time">
            <text:p>15:23:51.1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1909013" calcext:value-type="float">
            <text:p>-1.91E-12</text:p>
          </table:table-cell>
          <table:table-cell table:formula="of:=[.C5]*10^9" office:value-type="float" office:value="-0.001909013" calcext:value-type="float">
            <text:p>-0.001909013</text:p>
          </table:table-cell>
          <table:table-cell table:formula="of:=[.$N$1]*[.D5]" office:value-type="float" office:value="-0.00163078918210533" calcext:value-type="float">
            <text:p>-0.00163078918210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126810784531387" calcext:value-type="float">
            <text:p>0.012681078453139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38029611167808" calcext:value-type="float">
            <text:p>0.138029611167808</text:p>
          </table:table-cell>
          <table:table-cell/>
          <table:table-cell table:formula="of:=(MAX([.E4:.E8])-MIN([.E4:.E8]))/2" office:value-type="float" office:value="0.161578371730322" calcext:value-type="float">
            <text:p>0.161578371730322</text:p>
          </table:table-cell>
          <table:table-cell table:number-columns-repeated="2"/>
        </table:table-row>
        <table:table-row table:style-name="ro1">
          <table:table-cell office:value-type="time" office:time-value="PT15H23M51.482S" calcext:value-type="time">
            <text:p>15:23:51.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79949" calcext:value-type="float">
            <text:p>1.78E-10</text:p>
          </table:table-cell>
          <table:table-cell table:formula="of:=[.C6]*10^9" office:value-type="float" office:value="0.1779949" calcext:value-type="float">
            <text:p>0.1779949</text:p>
          </table:table-cell>
          <table:table-cell table:formula="of:=[.$N$1]*[.D6]" office:value-type="float" office:value="0.152053525769557" calcext:value-type="float">
            <text:p>0.152053525769557</text:p>
          </table:table-cell>
          <table:table-cell table:number-columns-repeated="9"/>
        </table:table-row>
        <table:table-row table:style-name="ro1">
          <table:table-cell office:value-type="time" office:time-value="PT15H23M51.849S" calcext:value-type="time">
            <text:p>15:23:51.85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799178" calcext:value-type="float">
            <text:p>-1.80E-10</text:p>
          </table:table-cell>
          <table:table-cell table:formula="of:=[.C7]*10^9" office:value-type="float" office:value="-0.1799178" calcext:value-type="float">
            <text:p>-0.1799178</text:p>
          </table:table-cell>
          <table:table-cell table:formula="of:=[.$N$1]*[.D7]" office:value-type="float" office:value="-0.15369617802927" calcext:value-type="float">
            <text:p>-0.15369617802927</text:p>
          </table:table-cell>
          <table:table-cell table:number-columns-repeated="9"/>
        </table:table-row>
        <table:table-row table:style-name="ro1">
          <table:table-cell office:value-type="time" office:time-value="PT15H23M52.217S" calcext:value-type="time">
            <text:p>15:23:52.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83717" calcext:value-type="float">
            <text:p>1.98E-10</text:p>
          </table:table-cell>
          <table:table-cell table:formula="of:=[.C8]*10^9" office:value-type="float" office:value="0.1983717" calcext:value-type="float">
            <text:p>0.1983717</text:p>
          </table:table-cell>
          <table:table-cell table:formula="of:=[.$N$1]*[.D8]" office:value-type="float" office:value="0.169460565431374" calcext:value-type="float">
            <text:p>0.169460565431374</text:p>
          </table:table-cell>
          <table:table-cell table:number-columns-repeated="9"/>
        </table:table-row>
        <table:table-row table:style-name="ro1">
          <table:table-cell office:value-type="time" office:time-value="PT15H23M52.593S" calcext:value-type="time">
            <text:p>15:23:52.5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791691" calcext:value-type="float">
            <text:p>-1.79E-10</text:p>
          </table:table-cell>
          <table:table-cell table:formula="of:=[.C9]*10^9" office:value-type="float" office:value="-0.1791691" calcext:value-type="float">
            <text:p>-0.1791691</text:p>
          </table:table-cell>
          <table:table-cell table:formula="of:=[.$N$1]*[.D9]" office:value-type="float" office:value="-0.153056595239293" calcext:value-type="float">
            <text:p>-0.153056595239293</text:p>
          </table:table-cell>
          <table:table-cell table:number-columns-repeated="9"/>
        </table:table-row>
        <table:table-row table:style-name="ro1">
          <table:table-cell office:value-type="time" office:time-value="PT15H23M52.977S" calcext:value-type="time">
            <text:p>15:23:52.9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942131" calcext:value-type="float">
            <text:p>-3.94E-11</text:p>
          </table:table-cell>
          <table:table-cell table:formula="of:=[.C10]*10^9" office:value-type="float" office:value="-0.03942131" calcext:value-type="float">
            <text:p>-0.03942131</text:p>
          </table:table-cell>
          <table:table-cell table:formula="of:=[.$N$1]*[.D10]" office:value-type="float" office:value="-0.0336759602435503" calcext:value-type="float">
            <text:p>-0.0336759602435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735566384522813" calcext:value-type="float">
            <text:p>-0.073556638452281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639600632936" calcext:value-type="float">
            <text:p>0.10639600632936</text:p>
          </table:table-cell>
          <table:table-cell/>
          <table:table-cell table:formula="of:=(MAX([.E9:.E13])-MIN([.E9:.E13]))/2" office:value-type="float" office:value="0.124546250556882" calcext:value-type="float">
            <text:p>0.124546250556882</text:p>
          </table:table-cell>
          <table:table-cell table:number-columns-repeated="2"/>
        </table:table-row>
        <table:table-row table:style-name="ro1">
          <table:table-cell office:value-type="time" office:time-value="PT15H23M53.361S" calcext:value-type="time">
            <text:p>15:23:53.36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4208959" calcext:value-type="float">
            <text:p>4.21E-11</text:p>
          </table:table-cell>
          <table:table-cell table:formula="of:=[.C11]*10^9" office:value-type="float" office:value="0.04208959" calcext:value-type="float">
            <text:p>0.04208959</text:p>
          </table:table-cell>
          <table:table-cell table:formula="of:=[.$N$1]*[.D11]" office:value-type="float" office:value="0.0359553591574539" calcext:value-type="float">
            <text:p>0.035955359157454</text:p>
          </table:table-cell>
          <table:table-cell table:number-columns-repeated="9"/>
        </table:table-row>
        <table:table-row table:style-name="ro1">
          <table:table-cell office:value-type="time" office:time-value="PT15H23M53.745S" calcext:value-type="time">
            <text:p>15:23:53.7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94998" calcext:value-type="float">
            <text:p>-2.49E-10</text:p>
          </table:table-cell>
          <table:table-cell table:formula="of:=[.C12]*10^9" office:value-type="float" office:value="-0.2494998" calcext:value-type="float">
            <text:p>-0.2494998</text:p>
          </table:table-cell>
          <table:table-cell table:formula="of:=[.$N$1]*[.D12]" office:value-type="float" office:value="-0.213137141956311" calcext:value-type="float">
            <text:p>-0.213137141956311</text:p>
          </table:table-cell>
          <table:table-cell table:number-columns-repeated="9"/>
        </table:table-row>
        <table:table-row table:style-name="ro1">
          <table:table-cell office:value-type="time" office:time-value="PT15H23M54.129S" calcext:value-type="time">
            <text:p>15:23:54.1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04528907" calcext:value-type="float">
            <text:p>-4.53E-12</text:p>
          </table:table-cell>
          <table:table-cell table:formula="of:=[.C13]*10^9" office:value-type="float" office:value="-0.004528907" calcext:value-type="float">
            <text:p>-0.004528907</text:p>
          </table:table-cell>
          <table:table-cell table:formula="of:=[.$N$1]*[.D13]" office:value-type="float" office:value="-0.00386885397970632" calcext:value-type="float">
            <text:p>-0.003868853979706</text:p>
          </table:table-cell>
          <table:table-cell table:number-columns-repeated="9"/>
        </table:table-row>
        <table:table-row table:style-name="ro1">
          <table:table-cell office:value-type="time" office:time-value="PT15H23M54.513S" calcext:value-type="time">
            <text:p>15:23:54.51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4666407" calcext:value-type="float">
            <text:p>4.67E-11</text:p>
          </table:table-cell>
          <table:table-cell table:formula="of:=[.C14]*10^9" office:value-type="float" office:value="0.04666407" calcext:value-type="float">
            <text:p>0.04666407</text:p>
          </table:table-cell>
          <table:table-cell table:formula="of:=[.$N$1]*[.D14]" office:value-type="float" office:value="0.039863144226365" calcext:value-type="float">
            <text:p>0.039863144226365</text:p>
          </table:table-cell>
          <table:table-cell table:number-columns-repeated="9"/>
        </table:table-row>
        <table:table-row table:style-name="ro1">
          <table:table-cell office:value-type="time" office:time-value="PT15H23M54.896S" calcext:value-type="time">
            <text:p>15:23:54.9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574" calcext:value-type="float">
            <text:p>-2.56E-10</text:p>
          </table:table-cell>
          <table:table-cell table:formula="of:=[.C15]*10^9" office:value-type="float" office:value="-0.25574" calcext:value-type="float">
            <text:p>-0.25574</text:p>
          </table:table-cell>
          <table:table-cell table:formula="of:=[.$N$1]*[.D15]" office:value-type="float" office:value="-0.218467881272478" calcext:value-type="float">
            <text:p>-0.218467881272478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01455252564942" calcext:value-type="float">
            <text:p>-0.101455252564942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12437170109454" calcext:value-type="float">
            <text:p>0.112437170109454</text:p>
          </table:table-cell>
          <table:table-cell/>
          <table:table-cell table:formula="of:=(MAX([.E14:.E18])-MIN([.E14:.E18]))/2" office:value-type="float" office:value="0.131616762698265" calcext:value-type="float">
            <text:p>0.131616762698265</text:p>
          </table:table-cell>
          <table:table-cell table:number-columns-repeated="2"/>
        </table:table-row>
        <table:table-row table:style-name="ro1">
          <table:table-cell office:value-type="time" office:time-value="PT15H23M55.28S" calcext:value-type="time">
            <text:p>15:23:55.28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02582358" calcext:value-type="float">
            <text:p>2.58E-12</text:p>
          </table:table-cell>
          <table:table-cell table:formula="of:=[.C16]*10^9" office:value-type="float" office:value="0.002582358" calcext:value-type="float">
            <text:p>0.002582358</text:p>
          </table:table-cell>
          <table:table-cell table:formula="of:=[.$N$1]*[.D16]" office:value-type="float" office:value="0.0022059993780677" calcext:value-type="float">
            <text:p>0.002205999378068</text:p>
          </table:table-cell>
          <table:table-cell table:number-columns-repeated="9"/>
        </table:table-row>
        <table:table-row table:style-name="ro1">
          <table:table-cell office:value-type="time" office:time-value="PT15H23M55.664S" calcext:value-type="time">
            <text:p>15:23:55.6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258486" calcext:value-type="float">
            <text:p>-1.26E-10</text:p>
          </table:table-cell>
          <table:table-cell table:formula="of:=[.C17]*10^9" office:value-type="float" office:value="-0.1258486" calcext:value-type="float">
            <text:p>-0.1258486</text:p>
          </table:table-cell>
          <table:table-cell table:formula="of:=[.$N$1]*[.D17]" office:value-type="float" office:value="-0.1075071439865" calcext:value-type="float">
            <text:p>-0.1075071439865</text:p>
          </table:table-cell>
          <table:table-cell table:number-columns-repeated="9"/>
        </table:table-row>
        <table:table-row table:style-name="ro1">
          <table:table-cell office:value-type="time" office:time-value="PT15H23M56.048S" calcext:value-type="time">
            <text:p>15:23:56.0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14789" calcext:value-type="float">
            <text:p>-2.61E-10</text:p>
          </table:table-cell>
          <table:table-cell table:formula="of:=[.C18]*10^9" office:value-type="float" office:value="-0.2614789" calcext:value-type="float">
            <text:p>-0.2614789</text:p>
          </table:table-cell>
          <table:table-cell table:formula="of:=[.$N$1]*[.D18]" office:value-type="float" office:value="-0.223370381170165" calcext:value-type="float">
            <text:p>-0.223370381170165</text:p>
          </table:table-cell>
          <table:table-cell table:number-columns-repeated="9"/>
        </table:table-row>
        <table:table-row table:style-name="ro1">
          <table:table-cell office:value-type="time" office:time-value="PT15H23M56.432S" calcext:value-type="time">
            <text:p>15:23:56.4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347634" calcext:value-type="float">
            <text:p>-3.35E-10</text:p>
          </table:table-cell>
          <table:table-cell table:formula="of:=[.C19]*10^9" office:value-type="float" office:value="-0.3347634" calcext:value-type="float">
            <text:p>-0.3347634</text:p>
          </table:table-cell>
          <table:table-cell table:formula="of:=[.$N$1]*[.D19]" office:value-type="float" office:value="-0.285974234478654" calcext:value-type="float">
            <text:p>-0.285974234478654</text:p>
          </table:table-cell>
          <table:table-cell table:number-columns-repeated="9"/>
        </table:table-row>
        <table:table-row table:style-name="ro1">
          <table:table-cell office:value-type="time" office:time-value="PT15H23M56.815S" calcext:value-type="time">
            <text:p>15:23:56.8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4050269" calcext:value-type="float">
            <text:p>-4.05E-11</text:p>
          </table:table-cell>
          <table:table-cell table:formula="of:=[.C20]*10^9" office:value-type="float" office:value="-0.04050269" calcext:value-type="float">
            <text:p>-0.04050269</text:p>
          </table:table-cell>
          <table:table-cell table:formula="of:=[.$N$1]*[.D20]" office:value-type="float" office:value="-0.0345997375073746" calcext:value-type="float">
            <text:p>-0.03459973750737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732874112854" calcext:value-type="float">
            <text:p>-0.1732874112854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8090252140778" calcext:value-type="float">
            <text:p>0.108090252140778</text:p>
          </table:table-cell>
          <table:table-cell/>
          <table:table-cell table:formula="of:=(MAX([.E19:.E23])-MIN([.E19:.E23]))/2" office:value-type="float" office:value="0.126522208569454" calcext:value-type="float">
            <text:p>0.126522208569454</text:p>
          </table:table-cell>
          <table:table-cell table:number-columns-repeated="2"/>
        </table:table-row>
        <table:table-row table:style-name="ro1">
          <table:table-cell office:value-type="time" office:time-value="PT15H23M57.199S" calcext:value-type="time">
            <text:p>15:23:57.2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3854787" calcext:value-type="float">
            <text:p>-3.85E-11</text:p>
          </table:table-cell>
          <table:table-cell table:formula="of:=[.C21]*10^9" office:value-type="float" office:value="-0.03854787" calcext:value-type="float">
            <text:p>-0.03854787</text:p>
          </table:table-cell>
          <table:table-cell table:formula="of:=[.$N$1]*[.D21]" office:value-type="float" office:value="-0.0329298173397471" calcext:value-type="float">
            <text:p>-0.032929817339747</text:p>
          </table:table-cell>
          <table:table-cell table:number-columns-repeated="9"/>
        </table:table-row>
        <table:table-row table:style-name="ro1">
          <table:table-cell office:value-type="time" office:time-value="PT15H23M57.583S" calcext:value-type="time">
            <text:p>15:23:57.5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041523" calcext:value-type="float">
            <text:p>-3.04E-10</text:p>
          </table:table-cell>
          <table:table-cell table:formula="of:=[.C22]*10^9" office:value-type="float" office:value="-0.3041523" calcext:value-type="float">
            <text:p>-0.3041523</text:p>
          </table:table-cell>
          <table:table-cell table:formula="of:=[.$N$1]*[.D22]" office:value-type="float" office:value="-0.259824464554435" calcext:value-type="float">
            <text:p>-0.259824464554435</text:p>
          </table:table-cell>
          <table:table-cell table:number-columns-repeated="9"/>
        </table:table-row>
        <table:table-row table:style-name="ro1">
          <table:table-cell office:value-type="time" office:time-value="PT15H23M57.967S" calcext:value-type="time">
            <text:p>15:23:57.9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962909" calcext:value-type="float">
            <text:p>-2.96E-10</text:p>
          </table:table-cell>
          <table:table-cell table:formula="of:=[.C23]*10^9" office:value-type="float" office:value="-0.2962909" calcext:value-type="float">
            <text:p>-0.2962909</text:p>
          </table:table-cell>
          <table:table-cell table:formula="of:=[.$N$1]*[.D23]" office:value-type="float" office:value="-0.253108802546788" calcext:value-type="float">
            <text:p>-0.253108802546788</text:p>
          </table:table-cell>
          <table:table-cell table:number-columns-repeated="9"/>
        </table:table-row>
        <table:table-row table:style-name="ro1">
          <table:table-cell office:value-type="time" office:time-value="PT15H23M58.351S" calcext:value-type="time">
            <text:p>15:23:58.3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056769" calcext:value-type="float">
            <text:p>-1.06E-10</text:p>
          </table:table-cell>
          <table:table-cell table:formula="of:=[.C24]*10^9" office:value-type="float" office:value="-0.1056769" calcext:value-type="float">
            <text:p>-0.1056769</text:p>
          </table:table-cell>
          <table:table-cell table:formula="of:=[.$N$1]*[.D24]" office:value-type="float" office:value="-0.0902753125926469" calcext:value-type="float">
            <text:p>-0.090275312592647</text:p>
          </table:table-cell>
          <table:table-cell table:number-columns-repeated="9"/>
        </table:table-row>
        <table:table-row table:style-name="ro1">
          <table:table-cell office:value-type="time" office:time-value="PT15H23M58.734S" calcext:value-type="time">
            <text:p>15:23:58.7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202752" calcext:value-type="float">
            <text:p>-1.20E-10</text:p>
          </table:table-cell>
          <table:table-cell table:formula="of:=[.C25]*10^9" office:value-type="float" office:value="-0.1202752" calcext:value-type="float">
            <text:p>-0.1202752</text:p>
          </table:table-cell>
          <table:table-cell table:formula="of:=[.$N$1]*[.D25]" office:value-type="float" office:value="-0.102746023749212" calcext:value-type="float">
            <text:p>-0.102746023749212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58634761775025" calcext:value-type="float">
            <text:p>-0.158634761775025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774665133847187" calcext:value-type="float">
            <text:p>0.077466513384719</text:p>
          </table:table-cell>
          <table:table-cell/>
          <table:table-cell table:formula="of:=(MAX([.E24:.E28])-MIN([.E24:.E28]))/2" office:value-type="float" office:value="0.0906723288897509" calcext:value-type="float">
            <text:p>0.090672328889751</text:p>
          </table:table-cell>
          <table:table-cell table:number-columns-repeated="2"/>
        </table:table-row>
        <table:table-row table:style-name="ro1">
          <table:table-cell office:value-type="time" office:time-value="PT15H23M59.117S" calcext:value-type="time">
            <text:p>15:23:59.1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754" calcext:value-type="float">
            <text:p>-2.28E-10</text:p>
          </table:table-cell>
          <table:table-cell table:formula="of:=[.C26]*10^9" office:value-type="float" office:value="-0.22754" calcext:value-type="float">
            <text:p>-0.22754</text:p>
          </table:table-cell>
          <table:table-cell table:formula="of:=[.$N$1]*[.D26]" office:value-type="float" office:value="-0.194377812249705" calcext:value-type="float">
            <text:p>-0.194377812249705</text:p>
          </table:table-cell>
          <table:table-cell table:number-columns-repeated="9"/>
        </table:table-row>
        <table:table-row table:style-name="ro1">
          <table:table-cell office:value-type="time" office:time-value="PT15H23M59.501S" calcext:value-type="time">
            <text:p>15:23:59.5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570424" calcext:value-type="float">
            <text:p>-1.57E-10</text:p>
          </table:table-cell>
          <table:table-cell table:formula="of:=[.C27]*10^9" office:value-type="float" office:value="-0.1570424" calcext:value-type="float">
            <text:p>-0.1570424</text:p>
          </table:table-cell>
          <table:table-cell table:formula="of:=[.$N$1]*[.D27]" office:value-type="float" office:value="-0.134154689911414" calcext:value-type="float">
            <text:p>-0.134154689911414</text:p>
          </table:table-cell>
          <table:table-cell table:number-columns-repeated="9"/>
        </table:table-row>
        <table:table-row table:style-name="ro1">
          <table:table-cell office:value-type="time" office:time-value="PT15H23M59.877S" calcext:value-type="time">
            <text:p>15:23:59.8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179602" calcext:value-type="float">
            <text:p>-3.18E-10</text:p>
          </table:table-cell>
          <table:table-cell table:formula="of:=[.C28]*10^9" office:value-type="float" office:value="-0.3179602" calcext:value-type="float">
            <text:p>-0.3179602</text:p>
          </table:table-cell>
          <table:table-cell table:formula="of:=[.$N$1]*[.D28]" office:value-type="float" office:value="-0.271619970372149" calcext:value-type="float">
            <text:p>-0.271619970372149</text:p>
          </table:table-cell>
          <table:table-cell table:number-columns-repeated="9"/>
        </table:table-row>
        <table:table-row table:style-name="ro1">
          <table:table-cell office:value-type="time" office:time-value="PT15H24M00.254S" calcext:value-type="time">
            <text:p>15:24:00.2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576935" calcext:value-type="float">
            <text:p>-2.58E-10</text:p>
          </table:table-cell>
          <table:table-cell table:formula="of:=[.C29]*10^9" office:value-type="float" office:value="-0.2576935" calcext:value-type="float">
            <text:p>-0.2576935</text:p>
          </table:table-cell>
          <table:table-cell table:formula="of:=[.$N$1]*[.D29]" office:value-type="float" office:value="-0.220136673819853" calcext:value-type="float">
            <text:p>-0.220136673819853</text:p>
          </table:table-cell>
          <table:table-cell table:number-columns-repeated="9"/>
        </table:table-row>
        <table:table-row table:style-name="ro1">
          <table:table-cell office:value-type="time" office:time-value="PT15H24M00.637S" calcext:value-type="time">
            <text:p>15:24:00.6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236171" calcext:value-type="float">
            <text:p>-7.24E-11</text:p>
          </table:table-cell>
          <table:table-cell table:formula="of:=[.C30]*10^9" office:value-type="float" office:value="-0.07236171" calcext:value-type="float">
            <text:p>-0.07236171</text:p>
          </table:table-cell>
          <table:table-cell table:formula="of:=[.$N$1]*[.D30]" office:value-type="float" office:value="-0.0618155527838957" calcext:value-type="float">
            <text:p>-0.06181555278389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96623170700119" calcext:value-type="float">
            <text:p>-0.196623170700119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2917644157263" calcext:value-type="float">
            <text:p>0.112917644157263</text:p>
          </table:table-cell>
          <table:table-cell/>
          <table:table-cell table:formula="of:=(MAX([.E29:.E33])-MIN([.E29:.E33]))/2" office:value-type="float" office:value="0.132171099105697" calcext:value-type="float">
            <text:p>0.132171099105697</text:p>
          </table:table-cell>
          <table:table-cell table:number-columns-repeated="2"/>
        </table:table-row>
        <table:table-row table:style-name="ro1">
          <table:table-cell office:value-type="time" office:time-value="PT15H24M01.02S" calcext:value-type="time">
            <text:p>15:24:01.0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818025" calcext:value-type="float">
            <text:p>-3.82E-10</text:p>
          </table:table-cell>
          <table:table-cell table:formula="of:=[.C31]*10^9" office:value-type="float" office:value="-0.3818025" calcext:value-type="float">
            <text:p>-0.3818025</text:p>
          </table:table-cell>
          <table:table-cell table:formula="of:=[.$N$1]*[.D31]" office:value-type="float" office:value="-0.326157750995289" calcext:value-type="float">
            <text:p>-0.326157750995289</text:p>
          </table:table-cell>
          <table:table-cell table:number-columns-repeated="9"/>
        </table:table-row>
        <table:table-row table:style-name="ro1">
          <table:table-cell office:value-type="time" office:time-value="PT15H24M01.404S" calcext:value-type="time">
            <text:p>15:24:01.4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9419745" calcext:value-type="float">
            <text:p>-9.42E-11</text:p>
          </table:table-cell>
          <table:table-cell table:formula="of:=[.C32]*10^9" office:value-type="float" office:value="-0.09419745" calcext:value-type="float">
            <text:p>-0.09419745</text:p>
          </table:table-cell>
          <table:table-cell table:formula="of:=[.$N$1]*[.D32]" office:value-type="float" office:value="-0.0804689032719566" calcext:value-type="float">
            <text:p>-0.080468903271957</text:p>
          </table:table-cell>
          <table:table-cell table:number-columns-repeated="9"/>
        </table:table-row>
        <table:table-row table:style-name="ro1">
          <table:table-cell office:value-type="time" office:time-value="PT15H24M01.788S" calcext:value-type="time">
            <text:p>15:24:01.7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4787" calcext:value-type="float">
            <text:p>-3.45E-10</text:p>
          </table:table-cell>
          <table:table-cell table:formula="of:=[.C33]*10^9" office:value-type="float" office:value="-0.344787" calcext:value-type="float">
            <text:p>-0.344787</text:p>
          </table:table-cell>
          <table:table-cell table:formula="of:=[.$N$1]*[.D33]" office:value-type="float" office:value="-0.2945369726296" calcext:value-type="float">
            <text:p>-0.2945369726296</text:p>
          </table:table-cell>
          <table:table-cell table:number-columns-repeated="9"/>
        </table:table-row>
        <table:table-row table:style-name="ro1">
          <table:table-cell office:value-type="time" office:time-value="PT15H24M02.173S" calcext:value-type="time">
            <text:p>15:24:02.1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776039" calcext:value-type="float">
            <text:p>-3.78E-10</text:p>
          </table:table-cell>
          <table:table-cell table:formula="of:=[.C34]*10^9" office:value-type="float" office:value="-0.3776039" calcext:value-type="float">
            <text:p>-0.3776039</text:p>
          </table:table-cell>
          <table:table-cell table:formula="of:=[.$N$1]*[.D34]" office:value-type="float" office:value="-0.32257106433575" calcext:value-type="float">
            <text:p>-0.32257106433575</text:p>
          </table:table-cell>
          <table:table-cell table:number-columns-repeated="9"/>
        </table:table-row>
        <table:table-row table:style-name="ro1">
          <table:table-cell office:value-type="time" office:time-value="PT15H24M02.556S" calcext:value-type="time">
            <text:p>15:24:02.5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439428" calcext:value-type="float">
            <text:p>-5.44E-11</text:p>
          </table:table-cell>
          <table:table-cell table:formula="of:=[.C35]*10^9" office:value-type="float" office:value="-0.05439428" calcext:value-type="float">
            <text:p>-0.05439428</text:p>
          </table:table-cell>
          <table:table-cell table:formula="of:=[.$N$1]*[.D35]" office:value-type="float" office:value="-0.0464667361575894" calcext:value-type="float">
            <text:p>-0.0464667361575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207069516473502" calcext:value-type="float">
            <text:p>-0.207069516473502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17942174294965" calcext:value-type="float">
            <text:p>0.117942174294965</text:p>
          </table:table-cell>
          <table:table-cell/>
          <table:table-cell table:formula="of:=(MAX([.E34:.E38])-MIN([.E34:.E38]))/2" office:value-type="float" office:value="0.13805216408908" calcext:value-type="float">
            <text:p>0.13805216408908</text:p>
          </table:table-cell>
          <table:table-cell table:number-columns-repeated="2"/>
        </table:table-row>
        <table:table-row table:style-name="ro1">
          <table:table-cell office:value-type="time" office:time-value="PT15H24M02.94S" calcext:value-type="time">
            <text:p>15:24:02.9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739015" calcext:value-type="float">
            <text:p>-3.74E-10</text:p>
          </table:table-cell>
          <table:table-cell table:formula="of:=[.C36]*10^9" office:value-type="float" office:value="-0.3739015" calcext:value-type="float">
            <text:p>-0.3739015</text:p>
          </table:table-cell>
          <table:table-cell table:formula="of:=[.$N$1]*[.D36]" office:value-type="float" office:value="-0.319408260380079" calcext:value-type="float">
            <text:p>-0.319408260380079</text:p>
          </table:table-cell>
          <table:table-cell table:number-columns-repeated="9"/>
        </table:table-row>
        <table:table-row table:style-name="ro1">
          <table:table-cell office:value-type="time" office:time-value="PT15H24M03.316S" calcext:value-type="time">
            <text:p>15:24:03.3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036803" calcext:value-type="float">
            <text:p>-1.04E-10</text:p>
          </table:table-cell>
          <table:table-cell table:formula="of:=[.C37]*10^9" office:value-type="float" office:value="-0.1036803" calcext:value-type="float">
            <text:p>-0.1036803</text:p>
          </table:table-cell>
          <table:table-cell table:formula="of:=[.$N$1]*[.D37]" office:value-type="float" office:value="-0.0885697015355239" calcext:value-type="float">
            <text:p>-0.088569701535524</text:p>
          </table:table-cell>
          <table:table-cell table:number-columns-repeated="9"/>
        </table:table-row>
        <table:table-row table:style-name="ro1">
          <table:table-cell office:value-type="time" office:time-value="PT15H24M03.692S" calcext:value-type="time">
            <text:p>15:24:03.6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02405" calcext:value-type="float">
            <text:p>-3.02E-10</text:p>
          </table:table-cell>
          <table:table-cell table:formula="of:=[.C38]*10^9" office:value-type="float" office:value="-0.302405" calcext:value-type="float">
            <text:p>-0.302405</text:p>
          </table:table-cell>
          <table:table-cell table:formula="of:=[.$N$1]*[.D38]" office:value-type="float" office:value="-0.258331819958566" calcext:value-type="float">
            <text:p>-0.258331819958566</text:p>
          </table:table-cell>
          <table:table-cell table:number-columns-repeated="9"/>
        </table:table-row>
        <table:table-row table:style-name="ro1">
          <table:table-cell office:value-type="time" office:time-value="PT15H24M04.077S" calcext:value-type="time">
            <text:p>15:24:04.0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202755" calcext:value-type="float">
            <text:p>-4.20E-10</text:p>
          </table:table-cell>
          <table:table-cell table:formula="of:=[.C39]*10^9" office:value-type="float" office:value="-0.4202755" calcext:value-type="float">
            <text:p>-0.4202755</text:p>
          </table:table-cell>
          <table:table-cell table:formula="of:=[.$N$1]*[.D39]" office:value-type="float" office:value="-0.359023610056038" calcext:value-type="float">
            <text:p>-0.359023610056038</text:p>
          </table:table-cell>
          <table:table-cell table:number-columns-repeated="9"/>
        </table:table-row>
        <table:table-row table:style-name="ro1">
          <table:table-cell office:value-type="time" office:time-value="PT15H24M04.459S" calcext:value-type="time">
            <text:p>15:24:04.4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09229" calcext:value-type="float">
            <text:p>-1.31E-10</text:p>
          </table:table-cell>
          <table:table-cell table:formula="of:=[.C40]*10^9" office:value-type="float" office:value="-0.1309229" calcext:value-type="float">
            <text:p>-0.1309229</text:p>
          </table:table-cell>
          <table:table-cell table:formula="of:=[.$N$1]*[.D40]" office:value-type="float" office:value="-0.111841904172396" calcext:value-type="float">
            <text:p>-0.11184190417239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235130811163976" calcext:value-type="float">
            <text:p>-0.235130811163976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5592907254184" calcext:value-type="float">
            <text:p>0.105592907254184</text:p>
          </table:table-cell>
          <table:table-cell/>
          <table:table-cell table:formula="of:=(MAX([.E39:.E43])-MIN([.E39:.E43]))/2" office:value-type="float" office:value="0.123590852941821" calcext:value-type="float">
            <text:p>0.123590852941821</text:p>
          </table:table-cell>
          <table:table-cell table:number-columns-repeated="2"/>
        </table:table-row>
        <table:table-row table:style-name="ro1">
          <table:table-cell office:value-type="time" office:time-value="PT15H24M04.843S" calcext:value-type="time">
            <text:p>15:24:04.8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832177" calcext:value-type="float">
            <text:p>-3.83E-10</text:p>
          </table:table-cell>
          <table:table-cell table:formula="of:=[.C41]*10^9" office:value-type="float" office:value="-0.3832177" calcext:value-type="float">
            <text:p>-0.3832177</text:p>
          </table:table-cell>
          <table:table-cell table:formula="of:=[.$N$1]*[.D41]" office:value-type="float" office:value="-0.327366696586815" calcext:value-type="float">
            <text:p>-0.327366696586815</text:p>
          </table:table-cell>
          <table:table-cell table:number-columns-repeated="9"/>
        </table:table-row>
        <table:table-row table:style-name="ro1">
          <table:table-cell office:value-type="time" office:time-value="PT15H24M05.226S" calcext:value-type="time">
            <text:p>15:24:05.2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04322" calcext:value-type="float">
            <text:p>-3.10E-10</text:p>
          </table:table-cell>
          <table:table-cell table:formula="of:=[.C42]*10^9" office:value-type="float" office:value="-0.3104322" calcext:value-type="float">
            <text:p>-0.3104322</text:p>
          </table:table-cell>
          <table:table-cell table:formula="of:=[.$N$1]*[.D42]" office:value-type="float" office:value="-0.265189117903942" calcext:value-type="float">
            <text:p>-0.265189117903942</text:p>
          </table:table-cell>
          <table:table-cell table:number-columns-repeated="9"/>
        </table:table-row>
        <table:table-row table:style-name="ro1">
          <table:table-cell office:value-type="time" office:time-value="PT15H24M05.611S" calcext:value-type="time">
            <text:p>15:24:05.6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13804" calcext:value-type="float">
            <text:p>-1.31E-10</text:p>
          </table:table-cell>
          <table:table-cell table:formula="of:=[.C43]*10^9" office:value-type="float" office:value="-0.1313804" calcext:value-type="float">
            <text:p>-0.1313804</text:p>
          </table:table-cell>
          <table:table-cell table:formula="of:=[.$N$1]*[.D43]" office:value-type="float" office:value="-0.112232727100691" calcext:value-type="float">
            <text:p>-0.112232727100691</text:p>
          </table:table-cell>
          <table:table-cell table:number-columns-repeated="9"/>
        </table:table-row>
        <table:table-row table:style-name="ro1">
          <table:table-cell office:value-type="time" office:time-value="PT15H24M05.996S" calcext:value-type="time">
            <text:p>15:24:06.0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797514" calcext:value-type="float">
            <text:p>-1.80E-10</text:p>
          </table:table-cell>
          <table:table-cell table:formula="of:=[.C44]*10^9" office:value-type="float" office:value="-0.1797514" calcext:value-type="float">
            <text:p>-0.1797514</text:p>
          </table:table-cell>
          <table:table-cell table:formula="of:=[.$N$1]*[.D44]" office:value-type="float" office:value="-0.15355402953688" calcext:value-type="float">
            <text:p>-0.15355402953688</text:p>
          </table:table-cell>
          <table:table-cell table:number-columns-repeated="9"/>
        </table:table-row>
        <table:table-row table:style-name="ro1">
          <table:table-cell office:value-type="time" office:time-value="PT15H24M06.378S" calcext:value-type="time">
            <text:p>15:24:06.3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471864" calcext:value-type="float">
            <text:p>-4.47E-10</text:p>
          </table:table-cell>
          <table:table-cell table:formula="of:=[.C45]*10^9" office:value-type="float" office:value="-0.4471864" calcext:value-type="float">
            <text:p>-0.4471864</text:p>
          </table:table-cell>
          <table:table-cell table:formula="of:=[.$N$1]*[.D45]" office:value-type="float" office:value="-0.382012455391674" calcext:value-type="float">
            <text:p>-0.382012455391674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48504404439391" calcext:value-type="float">
            <text:p>-0.248504404439391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975986688263459" calcext:value-type="float">
            <text:p>0.097598668826346</text:p>
          </table:table-cell>
          <table:table-cell/>
          <table:table-cell table:formula="of:=(MAX([.E44:.E48])-MIN([.E44:.E48]))/2" office:value-type="float" office:value="0.114229212927397" calcext:value-type="float">
            <text:p>0.114229212927397</text:p>
          </table:table-cell>
          <table:table-cell table:number-columns-repeated="2"/>
        </table:table-row>
        <table:table-row table:style-name="ro1">
          <table:table-cell office:value-type="time" office:time-value="PT15H24M06.753S" calcext:value-type="time">
            <text:p>15:24:06.7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846591" calcext:value-type="float">
            <text:p>-1.85E-10</text:p>
          </table:table-cell>
          <table:table-cell table:formula="of:=[.C46]*10^9" office:value-type="float" office:value="-0.1846591" calcext:value-type="float">
            <text:p>-0.1846591</text:p>
          </table:table-cell>
          <table:table-cell table:formula="of:=[.$N$1]*[.D46]" office:value-type="float" office:value="-0.157746470378833" calcext:value-type="float">
            <text:p>-0.157746470378833</text:p>
          </table:table-cell>
          <table:table-cell table:number-columns-repeated="9"/>
        </table:table-row>
        <table:table-row table:style-name="ro1">
          <table:table-cell office:value-type="time" office:time-value="PT15H24M07.129S" calcext:value-type="time">
            <text:p>15:24:07.1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282472" calcext:value-type="float">
            <text:p>-2.28E-10</text:p>
          </table:table-cell>
          <table:table-cell table:formula="of:=[.C47]*10^9" office:value-type="float" office:value="-0.2282472" calcext:value-type="float">
            <text:p>-0.2282472</text:p>
          </table:table-cell>
          <table:table-cell table:formula="of:=[.$N$1]*[.D47]" office:value-type="float" office:value="-0.194981943342361" calcext:value-type="float">
            <text:p>-0.194981943342361</text:p>
          </table:table-cell>
          <table:table-cell table:number-columns-repeated="9"/>
        </table:table-row>
        <table:table-row table:style-name="ro1">
          <table:table-cell office:value-type="time" office:time-value="PT15H24M07.513S" calcext:value-type="time">
            <text:p>15:24:07.5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146607" calcext:value-type="float">
            <text:p>-4.15E-10</text:p>
          </table:table-cell>
          <table:table-cell table:formula="of:=[.C48]*10^9" office:value-type="float" office:value="-0.4146607" calcext:value-type="float">
            <text:p>-0.4146607</text:p>
          </table:table-cell>
          <table:table-cell table:formula="of:=[.$N$1]*[.D48]" office:value-type="float" office:value="-0.354227123547207" calcext:value-type="float">
            <text:p>-0.354227123547207</text:p>
          </table:table-cell>
          <table:table-cell table:number-columns-repeated="9"/>
        </table:table-row>
        <table:table-row table:style-name="ro1">
          <table:table-cell office:value-type="time" office:time-value="PT15H24M07.898S" calcext:value-type="time">
            <text:p>15:24:07.9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72518" calcext:value-type="float">
            <text:p>-3.87E-10</text:p>
          </table:table-cell>
          <table:table-cell table:formula="of:=[.C49]*10^9" office:value-type="float" office:value="-0.3872518" calcext:value-type="float">
            <text:p>-0.3872518</text:p>
          </table:table-cell>
          <table:table-cell table:formula="of:=[.$N$1]*[.D49]" office:value-type="float" office:value="-0.330812857843722" calcext:value-type="float">
            <text:p>-0.330812857843722</text:p>
          </table:table-cell>
          <table:table-cell table:number-columns-repeated="9"/>
        </table:table-row>
        <table:table-row table:style-name="ro1">
          <table:table-cell office:value-type="time" office:time-value="PT15H24M08.281S" calcext:value-type="time">
            <text:p>15:24:08.2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833975" calcext:value-type="float">
            <text:p>-2.83E-10</text:p>
          </table:table-cell>
          <table:table-cell table:formula="of:=[.C50]*10^9" office:value-type="float" office:value="-0.2833975" calcext:value-type="float">
            <text:p>-0.2833975</text:p>
          </table:table-cell>
          <table:table-cell table:formula="of:=[.$N$1]*[.D50]" office:value-type="float" office:value="-0.242094515456781" calcext:value-type="float">
            <text:p>-0.24209451545678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33901380471204" calcext:value-type="float">
            <text:p>-0.233901380471204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535003596363" calcext:value-type="float">
            <text:p>0.10535003596363</text:p>
          </table:table-cell>
          <table:table-cell/>
          <table:table-cell table:formula="of:=(MAX([.E49:.E53])-MIN([.E49:.E53]))/2" office:value-type="float" office:value="0.123306684095707" calcext:value-type="float">
            <text:p>0.123306684095707</text:p>
          </table:table-cell>
          <table:table-cell table:number-columns-repeated="2"/>
        </table:table-row>
        <table:table-row table:style-name="ro1">
          <table:table-cell office:value-type="time" office:time-value="PT15H24M08.664S" calcext:value-type="time">
            <text:p>15:24:08.6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4097113" calcext:value-type="float">
            <text:p>-4.10E-10</text:p>
          </table:table-cell>
          <table:table-cell table:formula="of:=[.C51]*10^9" office:value-type="float" office:value="-0.4097113" calcext:value-type="float">
            <text:p>-0.4097113</text:p>
          </table:table-cell>
          <table:table-cell table:formula="of:=[.$N$1]*[.D51]" office:value-type="float" office:value="-0.34999906015638" calcext:value-type="float">
            <text:p>-0.34999906015638</text:p>
          </table:table-cell>
          <table:table-cell table:number-columns-repeated="9"/>
        </table:table-row>
        <table:table-row table:style-name="ro1">
          <table:table-cell office:value-type="time" office:time-value="PT15H24M09.049S" calcext:value-type="time">
            <text:p>15:24:09.0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676482" calcext:value-type="float">
            <text:p>-1.68E-10</text:p>
          </table:table-cell>
          <table:table-cell table:formula="of:=[.C52]*10^9" office:value-type="float" office:value="-0.1676482" calcext:value-type="float">
            <text:p>-0.1676482</text:p>
          </table:table-cell>
          <table:table-cell table:formula="of:=[.$N$1]*[.D52]" office:value-type="float" office:value="-0.14321477693417" calcext:value-type="float">
            <text:p>-0.14321477693417</text:p>
          </table:table-cell>
          <table:table-cell table:number-columns-repeated="9"/>
        </table:table-row>
        <table:table-row table:style-name="ro1">
          <table:table-cell office:value-type="time" office:time-value="PT15H24M09.433S" calcext:value-type="time">
            <text:p>15:24:09.4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21024" calcext:value-type="float">
            <text:p>-1.21E-10</text:p>
          </table:table-cell>
          <table:table-cell table:formula="of:=[.C53]*10^9" office:value-type="float" office:value="-0.121024" calcext:value-type="float">
            <text:p>-0.121024</text:p>
          </table:table-cell>
          <table:table-cell table:formula="of:=[.$N$1]*[.D53]" office:value-type="float" office:value="-0.103385691964966" calcext:value-type="float">
            <text:p>-0.103385691964966</text:p>
          </table:table-cell>
          <table:table-cell table:number-columns-repeated="9"/>
        </table:table-row>
        <table:table-row table:style-name="ro1">
          <table:table-cell office:value-type="time" office:time-value="PT15H24M09.817S" calcext:value-type="time">
            <text:p>15:24:09.8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981767" calcext:value-type="float">
            <text:p>-4.98E-10</text:p>
          </table:table-cell>
          <table:table-cell table:formula="of:=[.C54]*10^9" office:value-type="float" office:value="-0.4981767" calcext:value-type="float">
            <text:p>-0.4981767</text:p>
          </table:table-cell>
          <table:table-cell table:formula="of:=[.$N$1]*[.D54]" office:value-type="float" office:value="-0.425571315196351" calcext:value-type="float">
            <text:p>-0.425571315196351</text:p>
          </table:table-cell>
          <table:table-cell table:number-columns-repeated="9"/>
        </table:table-row>
        <table:table-row table:style-name="ro1">
          <table:table-cell office:value-type="time" office:time-value="PT15H24M10.201S" calcext:value-type="time">
            <text:p>15:24:10.2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253358" calcext:value-type="float">
            <text:p>-2.25E-10</text:p>
          </table:table-cell>
          <table:table-cell table:formula="of:=[.C55]*10^9" office:value-type="float" office:value="-0.2253358" calcext:value-type="float">
            <text:p>-0.2253358</text:p>
          </table:table-cell>
          <table:table-cell table:formula="of:=[.$N$1]*[.D55]" office:value-type="float" office:value="-0.192494857280202" calcext:value-type="float">
            <text:p>-0.192494857280202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303128020882936" calcext:value-type="float">
            <text:p>-0.30312802088293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6861828721222" calcext:value-type="float">
            <text:p>0.106861828721222</text:p>
          </table:table-cell>
          <table:table-cell/>
          <table:table-cell table:formula="of:=(MAX([.E54:.E58])-MIN([.E54:.E58]))/2" office:value-type="float" office:value="0.125065387273034" calcext:value-type="float">
            <text:p>0.125065387273034</text:p>
          </table:table-cell>
          <table:table-cell table:number-columns-repeated="2"/>
        </table:table-row>
        <table:table-row table:style-name="ro1">
          <table:table-cell office:value-type="time" office:time-value="PT15H24M10.584S" calcext:value-type="time">
            <text:p>15:24:10.5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745527" calcext:value-type="float">
            <text:p>-4.75E-10</text:p>
          </table:table-cell>
          <table:table-cell table:formula="of:=[.C56]*10^9" office:value-type="float" office:value="-0.4745527" calcext:value-type="float">
            <text:p>-0.4745527</text:p>
          </table:table-cell>
          <table:table-cell table:formula="of:=[.$N$1]*[.D56]" office:value-type="float" office:value="-0.405390329714295" calcext:value-type="float">
            <text:p>-0.405390329714295</text:p>
          </table:table-cell>
          <table:table-cell table:number-columns-repeated="9"/>
        </table:table-row>
        <table:table-row table:style-name="ro1">
          <table:table-cell office:value-type="time" office:time-value="PT15H24M10.96S" calcext:value-type="time">
            <text:p>15:24:10.9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053719" calcext:value-type="float">
            <text:p>-2.05E-10</text:p>
          </table:table-cell>
          <table:table-cell table:formula="of:=[.C57]*10^9" office:value-type="float" office:value="-0.2053719" calcext:value-type="float">
            <text:p>-0.2053719</text:p>
          </table:table-cell>
          <table:table-cell table:formula="of:=[.$N$1]*[.D57]" office:value-type="float" office:value="-0.175440540650282" calcext:value-type="float">
            <text:p>-0.175440540650282</text:p>
          </table:table-cell>
          <table:table-cell table:number-columns-repeated="9"/>
        </table:table-row>
        <table:table-row table:style-name="ro1">
          <table:table-cell office:value-type="time" office:time-value="PT15H24M11.336S" calcext:value-type="time">
            <text:p>15:24:11.3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707816" calcext:value-type="float">
            <text:p>-3.71E-10</text:p>
          </table:table-cell>
          <table:table-cell table:formula="of:=[.C58]*10^9" office:value-type="float" office:value="-0.3707816" calcext:value-type="float">
            <text:p>-0.3707816</text:p>
          </table:table-cell>
          <table:table-cell table:formula="of:=[.$N$1]*[.D58]" office:value-type="float" office:value="-0.316743061573549" calcext:value-type="float">
            <text:p>-0.316743061573549</text:p>
          </table:table-cell>
          <table:table-cell table:number-columns-repeated="9"/>
        </table:table-row>
        <table:table-row table:style-name="ro1">
          <table:table-cell office:value-type="time" office:time-value="PT15H24M11.72S" calcext:value-type="time">
            <text:p>15:24:11.7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97428" calcext:value-type="float">
            <text:p>-4.97E-10</text:p>
          </table:table-cell>
          <table:table-cell table:formula="of:=[.C59]*10^9" office:value-type="float" office:value="-0.497428" calcext:value-type="float">
            <text:p>-0.497428</text:p>
          </table:table-cell>
          <table:table-cell table:formula="of:=[.$N$1]*[.D59]" office:value-type="float" office:value="-0.424931732406374" calcext:value-type="float">
            <text:p>-0.424931732406374</text:p>
          </table:table-cell>
          <table:table-cell table:number-columns-repeated="9"/>
        </table:table-row>
        <table:table-row table:style-name="ro1">
          <table:table-cell office:value-type="time" office:time-value="PT15H24M12.103S" calcext:value-type="time">
            <text:p>15:24:12.1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031675" calcext:value-type="float">
            <text:p>-2.03E-10</text:p>
          </table:table-cell>
          <table:table-cell table:formula="of:=[.C60]*10^9" office:value-type="float" office:value="-0.2031675" calcext:value-type="float">
            <text:p>-0.2031675</text:p>
          </table:table-cell>
          <table:table-cell table:formula="of:=[.$N$1]*[.D60]" office:value-type="float" office:value="-0.173557414829226" calcext:value-type="float">
            <text:p>-0.173557414829226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99290729164938" calcext:value-type="float">
            <text:p>-0.299290729164938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07392269917322" calcext:value-type="float">
            <text:p>0.107392269917322</text:p>
          </table:table-cell>
          <table:table-cell/>
          <table:table-cell table:formula="of:=(MAX([.E59:.E63])-MIN([.E59:.E63]))/2" office:value-type="float" office:value="0.125687158788574" calcext:value-type="float">
            <text:p>0.125687158788574</text:p>
          </table:table-cell>
          <table:table-cell table:number-columns-repeated="2"/>
        </table:table-row>
        <table:table-row table:style-name="ro1">
          <table:table-cell office:value-type="time" office:time-value="PT15H24M12.487S" calcext:value-type="time">
            <text:p>15:24:12.4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540479" calcext:value-type="float">
            <text:p>-4.54E-10</text:p>
          </table:table-cell>
          <table:table-cell table:formula="of:=[.C61]*10^9" office:value-type="float" office:value="-0.4540479" calcext:value-type="float">
            <text:p>-0.4540479</text:p>
          </table:table-cell>
          <table:table-cell table:formula="of:=[.$N$1]*[.D61]" office:value-type="float" office:value="-0.387873945058332" calcext:value-type="float">
            <text:p>-0.387873945058332</text:p>
          </table:table-cell>
          <table:table-cell table:number-columns-repeated="9"/>
        </table:table-row>
        <table:table-row table:style-name="ro1">
          <table:table-cell office:value-type="time" office:time-value="PT15H24M12.871S" calcext:value-type="time">
            <text:p>15:24:12.8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740812" calcext:value-type="float">
            <text:p>-2.74E-10</text:p>
          </table:table-cell>
          <table:table-cell table:formula="of:=[.C62]*10^9" office:value-type="float" office:value="-0.2740812" calcext:value-type="float">
            <text:p>-0.2740812</text:p>
          </table:table-cell>
          <table:table-cell table:formula="of:=[.$N$1]*[.D62]" office:value-type="float" office:value="-0.234135993824268" calcext:value-type="float">
            <text:p>-0.234135993824268</text:p>
          </table:table-cell>
          <table:table-cell table:number-columns-repeated="9"/>
        </table:table-row>
        <table:table-row table:style-name="ro1">
          <table:table-cell office:value-type="time" office:time-value="PT15H24M13.255S" calcext:value-type="time">
            <text:p>15:24:13.2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30343" calcext:value-type="float">
            <text:p>-3.23E-10</text:p>
          </table:table-cell>
          <table:table-cell table:formula="of:=[.C63]*10^9" office:value-type="float" office:value="-0.3230343" calcext:value-type="float">
            <text:p>-0.3230343</text:p>
          </table:table-cell>
          <table:table-cell table:formula="of:=[.$N$1]*[.D63]" office:value-type="float" office:value="-0.275954559706491" calcext:value-type="float">
            <text:p>-0.275954559706491</text:p>
          </table:table-cell>
          <table:table-cell table:number-columns-repeated="9"/>
        </table:table-row>
        <table:table-row table:style-name="ro1">
          <table:table-cell office:value-type="time" office:time-value="PT15H24M13.639S" calcext:value-type="time">
            <text:p>15:24:13.6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6020315" calcext:value-type="float">
            <text:p>-6.02E-10</text:p>
          </table:table-cell>
          <table:table-cell table:formula="of:=[.C64]*10^9" office:value-type="float" office:value="-0.6020315" calcext:value-type="float">
            <text:p>-0.6020315</text:p>
          </table:table-cell>
          <table:table-cell table:formula="of:=[.$N$1]*[.D64]" office:value-type="float" office:value="-0.514290084712176" calcext:value-type="float">
            <text:p>-0.514290084712176</text:p>
          </table:table-cell>
          <table:table-cell table:number-columns-repeated="9"/>
        </table:table-row>
        <table:table-row table:style-name="ro1">
          <table:table-cell office:value-type="time" office:time-value="PT15H24M14.023S" calcext:value-type="time">
            <text:p>15:24:14.0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983706" calcext:value-type="float">
            <text:p>-2.98E-10</text:p>
          </table:table-cell>
          <table:table-cell table:formula="of:=[.C65]*10^9" office:value-type="float" office:value="-0.2983706" calcext:value-type="float">
            <text:p>-0.2983706</text:p>
          </table:table-cell>
          <table:table-cell table:formula="of:=[.$N$1]*[.D65]" office:value-type="float" office:value="-0.254885402424329" calcext:value-type="float">
            <text:p>-0.254885402424329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17880129916579" calcext:value-type="float">
            <text:p>-0.31788012991657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34039112758102" calcext:value-type="float">
            <text:p>0.134039112758102</text:p>
          </table:table-cell>
          <table:table-cell/>
          <table:table-cell table:formula="of:=(MAX([.E64:.E68])-MIN([.E64:.E68]))/2" office:value-type="float" office:value="0.156882730350856" calcext:value-type="float">
            <text:p>0.156882730350856</text:p>
          </table:table-cell>
          <table:table-cell table:number-columns-repeated="2"/>
        </table:table-row>
        <table:table-row table:style-name="ro1">
          <table:table-cell office:value-type="time" office:time-value="PT15H24M14.406S" calcext:value-type="time">
            <text:p>15:24:14.4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347355" calcext:value-type="float">
            <text:p>-2.35E-10</text:p>
          </table:table-cell>
          <table:table-cell table:formula="of:=[.C66]*10^9" office:value-type="float" office:value="-0.2347355" calcext:value-type="float">
            <text:p>-0.2347355</text:p>
          </table:table-cell>
          <table:table-cell table:formula="of:=[.$N$1]*[.D66]" office:value-type="float" office:value="-0.200524624010463" calcext:value-type="float">
            <text:p>-0.200524624010463</text:p>
          </table:table-cell>
          <table:table-cell table:number-columns-repeated="9"/>
        </table:table-row>
        <table:table-row table:style-name="ro1">
          <table:table-cell office:value-type="time" office:time-value="PT15H24M14.781S" calcext:value-type="time">
            <text:p>15:24:14.7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52958" calcext:value-type="float">
            <text:p>-4.55E-10</text:p>
          </table:table-cell>
          <table:table-cell table:formula="of:=[.C67]*10^9" office:value-type="float" office:value="-0.4552958" calcext:value-type="float">
            <text:p>-0.4552958</text:p>
          </table:table-cell>
          <table:table-cell table:formula="of:=[.$N$1]*[.D67]" office:value-type="float" office:value="-0.388939973325478" calcext:value-type="float">
            <text:p>-0.388939973325478</text:p>
          </table:table-cell>
          <table:table-cell table:number-columns-repeated="9"/>
        </table:table-row>
        <table:table-row table:style-name="ro1">
          <table:table-cell office:value-type="time" office:time-value="PT15H24M15.158S" calcext:value-type="time">
            <text:p>15:24:15.1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701299" calcext:value-type="float">
            <text:p>-2.70E-10</text:p>
          </table:table-cell>
          <table:table-cell table:formula="of:=[.C68]*10^9" office:value-type="float" office:value="-0.2701299" calcext:value-type="float">
            <text:p>-0.2701299</text:p>
          </table:table-cell>
          <table:table-cell table:formula="of:=[.$N$1]*[.D68]" office:value-type="float" office:value="-0.230760565110449" calcext:value-type="float">
            <text:p>-0.230760565110449</text:p>
          </table:table-cell>
          <table:table-cell table:number-columns-repeated="9"/>
        </table:table-row>
        <table:table-row table:style-name="ro1">
          <table:table-cell office:value-type="time" office:time-value="PT15H24M15.542S" calcext:value-type="time">
            <text:p>15:24:15.5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737899" calcext:value-type="float">
            <text:p>-2.74E-10</text:p>
          </table:table-cell>
          <table:table-cell table:formula="of:=[.C69]*10^9" office:value-type="float" office:value="-0.2737899" calcext:value-type="float">
            <text:p>-0.2737899</text:p>
          </table:table-cell>
          <table:table-cell table:formula="of:=[.$N$1]*[.D69]" office:value-type="float" office:value="-0.233887148536809" calcext:value-type="float">
            <text:p>-0.233887148536809</text:p>
          </table:table-cell>
          <table:table-cell table:number-columns-repeated="9"/>
        </table:table-row>
        <table:table-row table:style-name="ro1">
          <table:table-cell office:value-type="time" office:time-value="PT15H24M15.926S" calcext:value-type="time">
            <text:p>15:24:15.9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431372" calcext:value-type="float">
            <text:p>-5.43E-10</text:p>
          </table:table-cell>
          <table:table-cell table:formula="of:=[.C70]*10^9" office:value-type="float" office:value="-0.5431372" calcext:value-type="float">
            <text:p>-0.5431372</text:p>
          </table:table-cell>
          <table:table-cell table:formula="of:=[.$N$1]*[.D70]" office:value-type="float" office:value="-0.463979171518988" calcext:value-type="float">
            <text:p>-0.463979171518988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330443425529906" calcext:value-type="float">
            <text:p>-0.330443425529906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1700133908497" calcext:value-type="float">
            <text:p>0.11700133908497</text:p>
          </table:table-cell>
          <table:table-cell/>
          <table:table-cell table:formula="of:=(MAX([.E69:.E73])-MIN([.E69:.E73]))/2" office:value-type="float" office:value="0.136932394465827" calcext:value-type="float">
            <text:p>0.136932394465827</text:p>
          </table:table-cell>
          <table:table-cell table:number-columns-repeated="2"/>
        </table:table-row>
        <table:table-row table:style-name="ro1">
          <table:table-cell office:value-type="time" office:time-value="PT15H24M16.309S" calcext:value-type="time">
            <text:p>15:24:16.3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1412" calcext:value-type="float">
            <text:p>-4.14E-10</text:p>
          </table:table-cell>
          <table:table-cell table:formula="of:=[.C71]*10^9" office:value-type="float" office:value="-0.41412" calcext:value-type="float">
            <text:p>-0.41412</text:p>
          </table:table-cell>
          <table:table-cell table:formula="of:=[.$N$1]*[.D71]" office:value-type="float" office:value="-0.353765226372717" calcext:value-type="float">
            <text:p>-0.353765226372717</text:p>
          </table:table-cell>
          <table:table-cell table:number-columns-repeated="9"/>
        </table:table-row>
        <table:table-row table:style-name="ro1">
          <table:table-cell office:value-type="time" office:time-value="PT15H24M16.693S" calcext:value-type="time">
            <text:p>15:24:16.6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225492" calcext:value-type="float">
            <text:p>-2.23E-10</text:p>
          </table:table-cell>
          <table:table-cell table:formula="of:=[.C72]*10^9" office:value-type="float" office:value="-0.2225492" calcext:value-type="float">
            <text:p>-0.2225492</text:p>
          </table:table-cell>
          <table:table-cell table:formula="of:=[.$N$1]*[.D72]" office:value-type="float" office:value="-0.190114382587335" calcext:value-type="float">
            <text:p>-0.190114382587335</text:p>
          </table:table-cell>
          <table:table-cell table:number-columns-repeated="9"/>
        </table:table-row>
        <table:table-row table:style-name="ro1">
          <table:table-cell office:value-type="time" office:time-value="PT15H24M17.077S" calcext:value-type="time">
            <text:p>15:24:17.0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805004" calcext:value-type="float">
            <text:p>-4.81E-10</text:p>
          </table:table-cell>
          <table:table-cell table:formula="of:=[.C73]*10^9" office:value-type="float" office:value="-0.4805004" calcext:value-type="float">
            <text:p>-0.4805004</text:p>
          </table:table-cell>
          <table:table-cell table:formula="of:=[.$N$1]*[.D73]" office:value-type="float" office:value="-0.410471198633683" calcext:value-type="float">
            <text:p>-0.410471198633683</text:p>
          </table:table-cell>
          <table:table-cell table:number-columns-repeated="9"/>
        </table:table-row>
        <table:table-row table:style-name="ro1">
          <table:table-cell office:value-type="time" office:time-value="PT15H24M17.461S" calcext:value-type="time">
            <text:p>15:24:17.4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608969" calcext:value-type="float">
            <text:p>-5.61E-10</text:p>
          </table:table-cell>
          <table:table-cell table:formula="of:=[.C74]*10^9" office:value-type="float" office:value="-0.5608969" calcext:value-type="float">
            <text:p>-0.5608969</text:p>
          </table:table-cell>
          <table:table-cell table:formula="of:=[.$N$1]*[.D74]" office:value-type="float" office:value="-0.479150533179405" calcext:value-type="float">
            <text:p>-0.479150533179405</text:p>
          </table:table-cell>
          <table:table-cell table:number-columns-repeated="9"/>
        </table:table-row>
        <table:table-row table:style-name="ro1">
          <table:table-cell office:value-type="time" office:time-value="PT15H24M17.845S" calcext:value-type="time">
            <text:p>15:24:17.8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457296" calcext:value-type="float">
            <text:p>-4.46E-10</text:p>
          </table:table-cell>
          <table:table-cell table:formula="of:=[.C75]*10^9" office:value-type="float" office:value="-0.4457296" calcext:value-type="float">
            <text:p>-0.4457296</text:p>
          </table:table-cell>
          <table:table-cell table:formula="of:=[.$N$1]*[.D75]" office:value-type="float" office:value="-0.380767972677051" calcext:value-type="float">
            <text:p>-0.38076797267705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356110249368263" calcext:value-type="float">
            <text:p>-0.356110249368263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24895155482267" calcext:value-type="float">
            <text:p>0.124895155482267</text:p>
          </table:table-cell>
          <table:table-cell/>
          <table:table-cell table:formula="of:=(MAX([.E74:.E78])-MIN([.E74:.E78]))/2" office:value-type="float" office:value="0.146170295242735" calcext:value-type="float">
            <text:p>0.146170295242735</text:p>
          </table:table-cell>
          <table:table-cell table:number-columns-repeated="2"/>
        </table:table-row>
        <table:table-row table:style-name="ro1">
          <table:table-cell office:value-type="time" office:time-value="PT15H24M18.229S" calcext:value-type="time">
            <text:p>15:24:18.2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18681" calcext:value-type="float">
            <text:p>-2.19E-10</text:p>
          </table:table-cell>
          <table:table-cell table:formula="of:=[.C76]*10^9" office:value-type="float" office:value="-0.218681" calcext:value-type="float">
            <text:p>-0.218681</text:p>
          </table:table-cell>
          <table:table-cell table:formula="of:=[.$N$1]*[.D76]" office:value-type="float" office:value="-0.186809942693934" calcext:value-type="float">
            <text:p>-0.186809942693934</text:p>
          </table:table-cell>
          <table:table-cell table:number-columns-repeated="9"/>
        </table:table-row>
        <table:table-row table:style-name="ro1">
          <table:table-cell office:value-type="time" office:time-value="PT15H24M18.612S" calcext:value-type="time">
            <text:p>15:24:18.6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297723" calcext:value-type="float">
            <text:p>-3.30E-10</text:p>
          </table:table-cell>
          <table:table-cell table:formula="of:=[.C77]*10^9" office:value-type="float" office:value="-0.3297723" calcext:value-type="float">
            <text:p>-0.3297723</text:p>
          </table:table-cell>
          <table:table-cell table:formula="of:=[.$N$1]*[.D77]" office:value-type="float" office:value="-0.281710548538953" calcext:value-type="float">
            <text:p>-0.281710548538953</text:p>
          </table:table-cell>
          <table:table-cell table:number-columns-repeated="9"/>
        </table:table-row>
        <table:table-row table:style-name="ro1">
          <table:table-cell office:value-type="time" office:time-value="PT15H24M18.996S" calcext:value-type="time">
            <text:p>15:24:19.0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292457" calcext:value-type="float">
            <text:p>-5.29E-10</text:p>
          </table:table-cell>
          <table:table-cell table:formula="of:=[.C78]*10^9" office:value-type="float" office:value="-0.5292457" calcext:value-type="float">
            <text:p>-0.5292457</text:p>
          </table:table-cell>
          <table:table-cell table:formula="of:=[.$N$1]*[.D78]" office:value-type="float" office:value="-0.452112249751973" calcext:value-type="float">
            <text:p>-0.452112249751973</text:p>
          </table:table-cell>
          <table:table-cell table:number-columns-repeated="9"/>
        </table:table-row>
        <table:table-row table:style-name="ro1">
          <table:table-cell office:value-type="time" office:time-value="PT15H24M19.381S" calcext:value-type="time">
            <text:p>15:24:19.3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47379" calcext:value-type="float">
            <text:p>-5.47E-10</text:p>
          </table:table-cell>
          <table:table-cell table:formula="of:=[.C79]*10^9" office:value-type="float" office:value="-0.547379" calcext:value-type="float">
            <text:p>-0.547379</text:p>
          </table:table-cell>
          <table:table-cell table:formula="of:=[.$N$1]*[.D79]" office:value-type="float" office:value="-0.467602762114052" calcext:value-type="float">
            <text:p>-0.467602762114052</text:p>
          </table:table-cell>
          <table:table-cell table:number-columns-repeated="9"/>
        </table:table-row>
        <table:table-row table:style-name="ro1">
          <table:table-cell office:value-type="time" office:time-value="PT15H24M19.764S" calcext:value-type="time">
            <text:p>15:24:19.7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913834" calcext:value-type="float">
            <text:p>-2.91E-10</text:p>
          </table:table-cell>
          <table:table-cell table:formula="of:=[.C80]*10^9" office:value-type="float" office:value="-0.2913834" calcext:value-type="float">
            <text:p>-0.2913834</text:p>
          </table:table-cell>
          <table:table-cell table:formula="of:=[.$N$1]*[.D80]" office:value-type="float" office:value="-0.248916532556389" calcext:value-type="float">
            <text:p>-0.248916532556389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364211004918942" calcext:value-type="float">
            <text:p>-0.364211004918942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20814924762647" calcext:value-type="float">
            <text:p>0.120814924762647</text:p>
          </table:table-cell>
          <table:table-cell/>
          <table:table-cell table:formula="of:=(MAX([.E79:.E83])-MIN([.E79:.E83]))/2" office:value-type="float" office:value="0.141391278305233" calcext:value-type="float">
            <text:p>0.141391278305233</text:p>
          </table:table-cell>
          <table:table-cell table:number-columns-repeated="2"/>
        </table:table-row>
        <table:table-row table:style-name="ro1">
          <table:table-cell office:value-type="time" office:time-value="PT15H24M20.148S" calcext:value-type="time">
            <text:p>15:24:20.1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488073" calcext:value-type="float">
            <text:p>-4.49E-10</text:p>
          </table:table-cell>
          <table:table-cell table:formula="of:=[.C81]*10^9" office:value-type="float" office:value="-0.4488073" calcext:value-type="float">
            <text:p>-0.4488073</text:p>
          </table:table-cell>
          <table:table-cell table:formula="of:=[.$N$1]*[.D81]" office:value-type="float" office:value="-0.383397121805824" calcext:value-type="float">
            <text:p>-0.383397121805824</text:p>
          </table:table-cell>
          <table:table-cell table:number-columns-repeated="9"/>
        </table:table-row>
        <table:table-row table:style-name="ro1">
          <table:table-cell office:value-type="time" office:time-value="PT15H24M20.532S" calcext:value-type="time">
            <text:p>15:24:20.5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875985" calcext:value-type="float">
            <text:p>-5.88E-10</text:p>
          </table:table-cell>
          <table:table-cell table:formula="of:=[.C82]*10^9" office:value-type="float" office:value="-0.5875985" calcext:value-type="float">
            <text:p>-0.5875985</text:p>
          </table:table-cell>
          <table:table-cell table:formula="of:=[.$N$1]*[.D82]" office:value-type="float" office:value="-0.501960582364456" calcext:value-type="float">
            <text:p>-0.501960582364456</text:p>
          </table:table-cell>
          <table:table-cell table:number-columns-repeated="9"/>
        </table:table-row>
        <table:table-row table:style-name="ro1">
          <table:table-cell office:value-type="time" office:time-value="PT15H24M20.915S" calcext:value-type="time">
            <text:p>15:24:20.9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565713" calcext:value-type="float">
            <text:p>-2.57E-10</text:p>
          </table:table-cell>
          <table:table-cell table:formula="of:=[.C83]*10^9" office:value-type="float" office:value="-0.2565713" calcext:value-type="float">
            <text:p>-0.2565713</text:p>
          </table:table-cell>
          <table:table-cell table:formula="of:=[.$N$1]*[.D83]" office:value-type="float" office:value="-0.21917802575399" calcext:value-type="float">
            <text:p>-0.21917802575399</text:p>
          </table:table-cell>
          <table:table-cell table:number-columns-repeated="9"/>
        </table:table-row>
        <table:table-row table:style-name="ro1">
          <table:table-cell office:value-type="time" office:time-value="PT15H24M21.299S" calcext:value-type="time">
            <text:p>15:24:21.3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585674" calcext:value-type="float">
            <text:p>-2.59E-10</text:p>
          </table:table-cell>
          <table:table-cell table:formula="of:=[.C84]*10^9" office:value-type="float" office:value="-0.2585674" calcext:value-type="float">
            <text:p>-0.2585674</text:p>
          </table:table-cell>
          <table:table-cell table:formula="of:=[.$N$1]*[.D84]" office:value-type="float" office:value="-0.220883209682229" calcext:value-type="float">
            <text:p>-0.220883209682229</text:p>
          </table:table-cell>
          <table:table-cell table:number-columns-repeated="9"/>
        </table:table-row>
        <table:table-row table:style-name="ro1">
          <table:table-cell office:value-type="time" office:time-value="PT15H24M21.682S" calcext:value-type="time">
            <text:p>15:24:21.6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324897" calcext:value-type="float">
            <text:p>-5.32E-10</text:p>
          </table:table-cell>
          <table:table-cell table:formula="of:=[.C85]*10^9" office:value-type="float" office:value="-0.5324897" calcext:value-type="float">
            <text:p>-0.5324897</text:p>
          </table:table-cell>
          <table:table-cell table:formula="of:=[.$N$1]*[.D85]" office:value-type="float" office:value="-0.454883461947358" calcext:value-type="float">
            <text:p>-0.45488346194735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334486712965782" calcext:value-type="float">
            <text:p>-0.33448671296578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99791769880342" calcext:value-type="float">
            <text:p>0.099979176988034</text:p>
          </table:table-cell>
          <table:table-cell/>
          <table:table-cell table:formula="of:=(MAX([.E84:.E88])-MIN([.E84:.E88]))/2" office:value-type="float" office:value="0.117000126132564" calcext:value-type="float">
            <text:p>0.117000126132564</text:p>
          </table:table-cell>
          <table:table-cell table:number-columns-repeated="2"/>
        </table:table-row>
        <table:table-row table:style-name="ro1">
          <table:table-cell office:value-type="time" office:time-value="PT15H24M22.066S" calcext:value-type="time">
            <text:p>15:24:22.0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214264" calcext:value-type="float">
            <text:p>-5.21E-10</text:p>
          </table:table-cell>
          <table:table-cell table:formula="of:=[.C86]*10^9" office:value-type="float" office:value="-0.5214264" calcext:value-type="float">
            <text:p>-0.5214264</text:p>
          </table:table-cell>
          <table:table-cell table:formula="of:=[.$N$1]*[.D86]" office:value-type="float" office:value="-0.445432551996307" calcext:value-type="float">
            <text:p>-0.445432551996307</text:p>
          </table:table-cell>
          <table:table-cell table:number-columns-repeated="9"/>
        </table:table-row>
        <table:table-row table:style-name="ro1">
          <table:table-cell office:value-type="time" office:time-value="PT15H24M22.45S" calcext:value-type="time">
            <text:p>15:24:22.4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429152" calcext:value-type="float">
            <text:p>-3.43E-10</text:p>
          </table:table-cell>
          <table:table-cell table:formula="of:=[.C87]*10^9" office:value-type="float" office:value="-0.3429152" calcext:value-type="float">
            <text:p>-0.3429152</text:p>
          </table:table-cell>
          <table:table-cell table:formula="of:=[.$N$1]*[.D87]" office:value-type="float" office:value="-0.292937972941769" calcext:value-type="float">
            <text:p>-0.292937972941769</text:p>
          </table:table-cell>
          <table:table-cell table:number-columns-repeated="9"/>
        </table:table-row>
        <table:table-row table:style-name="ro1">
          <table:table-cell office:value-type="time" office:time-value="PT15H24M22.834S" calcext:value-type="time">
            <text:p>15:24:22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023635" calcext:value-type="float">
            <text:p>-3.02E-10</text:p>
          </table:table-cell>
          <table:table-cell table:formula="of:=[.C88]*10^9" office:value-type="float" office:value="-0.3023635" calcext:value-type="float">
            <text:p>-0.3023635</text:p>
          </table:table-cell>
          <table:table-cell table:formula="of:=[.$N$1]*[.D88]" office:value-type="float" office:value="-0.258296368261245" calcext:value-type="float">
            <text:p>-0.258296368261245</text:p>
          </table:table-cell>
          <table:table-cell table:number-columns-repeated="9"/>
        </table:table-row>
        <table:table-row table:style-name="ro1">
          <table:table-cell office:value-type="time" office:time-value="PT15H24M23.218S" calcext:value-type="time">
            <text:p>15:24:23.2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992997" calcext:value-type="float">
            <text:p>-4.99E-10</text:p>
          </table:table-cell>
          <table:table-cell table:formula="of:=[.C89]*10^9" office:value-type="float" office:value="-0.4992997" calcext:value-type="float">
            <text:p>-0.4992997</text:p>
          </table:table-cell>
          <table:table-cell table:formula="of:=[.$N$1]*[.D89]" office:value-type="float" office:value="-0.426530646668428" calcext:value-type="float">
            <text:p>-0.426530646668428</text:p>
          </table:table-cell>
          <table:table-cell table:number-columns-repeated="9"/>
        </table:table-row>
        <table:table-row table:style-name="ro1">
          <table:table-cell office:value-type="time" office:time-value="PT15H24M23.601S" calcext:value-type="time">
            <text:p>15:24:23.6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773808" calcext:value-type="float">
            <text:p>-4.77E-10</text:p>
          </table:table-cell>
          <table:table-cell table:formula="of:=[.C90]*10^9" office:value-type="float" office:value="-0.4773808" calcext:value-type="float">
            <text:p>-0.4773808</text:p>
          </table:table-cell>
          <table:table-cell table:formula="of:=[.$N$1]*[.D90]" office:value-type="float" office:value="-0.407806256104483" calcext:value-type="float">
            <text:p>-0.407806256104483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53459760880477" calcext:value-type="float">
            <text:p>-0.353459760880477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889239342929516" calcext:value-type="float">
            <text:p>0.088923934292952</text:p>
          </table:table-cell>
          <table:table-cell/>
          <table:table-cell table:formula="of:=(MAX([.E89:.E93])-MIN([.E89:.E93]))/2" office:value-type="float" office:value="0.104049535675519" calcext:value-type="float">
            <text:p>0.104049535675519</text:p>
          </table:table-cell>
          <table:table-cell table:number-columns-repeated="2"/>
        </table:table-row>
        <table:table-row table:style-name="ro1">
          <table:table-cell office:value-type="time" office:time-value="PT15H24M23.985S" calcext:value-type="time">
            <text:p>15:24:23.9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743724" calcext:value-type="float">
            <text:p>-2.74E-10</text:p>
          </table:table-cell>
          <table:table-cell table:formula="of:=[.C91]*10^9" office:value-type="float" office:value="-0.2743724" calcext:value-type="float">
            <text:p>-0.2743724</text:p>
          </table:table-cell>
          <table:table-cell table:formula="of:=[.$N$1]*[.D91]" office:value-type="float" office:value="-0.23438475368595" calcext:value-type="float">
            <text:p>-0.23438475368595</text:p>
          </table:table-cell>
          <table:table-cell table:number-columns-repeated="9"/>
        </table:table-row>
        <table:table-row table:style-name="ro1">
          <table:table-cell office:value-type="time" office:time-value="PT15H24M24.369S" calcext:value-type="time">
            <text:p>15:24:24.3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997846" calcext:value-type="float">
            <text:p>-3.00E-10</text:p>
          </table:table-cell>
          <table:table-cell table:formula="of:=[.C92]*10^9" office:value-type="float" office:value="-0.2997846" calcext:value-type="float">
            <text:p>-0.2997846</text:p>
          </table:table-cell>
          <table:table-cell table:formula="of:=[.$N$1]*[.D92]" office:value-type="float" office:value="-0.256093322906535" calcext:value-type="float">
            <text:p>-0.256093322906535</text:p>
          </table:table-cell>
          <table:table-cell table:number-columns-repeated="9"/>
        </table:table-row>
        <table:table-row table:style-name="ro1">
          <table:table-cell office:value-type="time" office:time-value="PT15H24M24.753S" calcext:value-type="time">
            <text:p>15:24:24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179746" calcext:value-type="float">
            <text:p>-5.18E-10</text:p>
          </table:table-cell>
          <table:table-cell table:formula="of:=[.C93]*10^9" office:value-type="float" office:value="-0.5179746" calcext:value-type="float">
            <text:p>-0.5179746</text:p>
          </table:table-cell>
          <table:table-cell table:formula="of:=[.$N$1]*[.D93]" office:value-type="float" office:value="-0.442483825036988" calcext:value-type="float">
            <text:p>-0.442483825036988</text:p>
          </table:table-cell>
          <table:table-cell table:number-columns-repeated="9"/>
        </table:table-row>
        <table:table-row table:style-name="ro1">
          <table:table-cell office:value-type="time" office:time-value="PT15H24M25.137S" calcext:value-type="time">
            <text:p>15:24:25.1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6504435" calcext:value-type="float">
            <text:p>-6.50E-10</text:p>
          </table:table-cell>
          <table:table-cell table:formula="of:=[.C94]*10^9" office:value-type="float" office:value="-0.6504435" calcext:value-type="float">
            <text:p>-0.6504435</text:p>
          </table:table-cell>
          <table:table-cell table:formula="of:=[.$N$1]*[.D94]" office:value-type="float" office:value="-0.555646411716802" calcext:value-type="float">
            <text:p>-0.555646411716802</text:p>
          </table:table-cell>
          <table:table-cell table:number-columns-repeated="9"/>
        </table:table-row>
        <table:table-row table:style-name="ro1">
          <table:table-cell office:value-type="time" office:time-value="PT15H24M25.52S" calcext:value-type="time">
            <text:p>15:24:25.5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615065" calcext:value-type="float">
            <text:p>-3.62E-10</text:p>
          </table:table-cell>
          <table:table-cell table:formula="of:=[.C95]*10^9" office:value-type="float" office:value="-0.3615065" calcext:value-type="float">
            <text:p>-0.3615065</text:p>
          </table:table-cell>
          <table:table-cell table:formula="of:=[.$N$1]*[.D95]" office:value-type="float" office:value="-0.308819735361027" calcext:value-type="float">
            <text:p>-0.30881973536102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404274686156055" calcext:value-type="float">
            <text:p>-0.404274686156055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3133596348132" calcext:value-type="float">
            <text:p>0.13133596348132</text:p>
          </table:table-cell>
          <table:table-cell/>
          <table:table-cell table:formula="of:=(MAX([.E94:.E98])-MIN([.E94:.E98]))/2" office:value-type="float" office:value="0.153702542249632" calcext:value-type="float">
            <text:p>0.153702542249632</text:p>
          </table:table-cell>
          <table:table-cell table:number-columns-repeated="2"/>
        </table:table-row>
        <table:table-row table:style-name="ro1">
          <table:table-cell office:value-type="time" office:time-value="PT15H24M25.904S" calcext:value-type="time">
            <text:p>15:24:25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90593" calcext:value-type="float">
            <text:p>-2.91E-10</text:p>
          </table:table-cell>
          <table:table-cell table:formula="of:=[.C96]*10^9" office:value-type="float" office:value="-0.290593" calcext:value-type="float">
            <text:p>-0.290593</text:p>
          </table:table-cell>
          <table:table-cell table:formula="of:=[.$N$1]*[.D96]" office:value-type="float" office:value="-0.248241327217538" calcext:value-type="float">
            <text:p>-0.248241327217538</text:p>
          </table:table-cell>
          <table:table-cell table:number-columns-repeated="9"/>
        </table:table-row>
        <table:table-row table:style-name="ro1">
          <table:table-cell office:value-type="time" office:time-value="PT15H24M26.288S" calcext:value-type="time">
            <text:p>15:24:26.2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920627" calcext:value-type="float">
            <text:p>-4.92E-10</text:p>
          </table:table-cell>
          <table:table-cell table:formula="of:=[.C97]*10^9" office:value-type="float" office:value="-0.4920627" calcext:value-type="float">
            <text:p>-0.4920627</text:p>
          </table:table-cell>
          <table:table-cell table:formula="of:=[.$N$1]*[.D97]" office:value-type="float" office:value="-0.42034838321035" calcext:value-type="float">
            <text:p>-0.42034838321035</text:p>
          </table:table-cell>
          <table:table-cell table:number-columns-repeated="9"/>
        </table:table-row>
        <table:table-row table:style-name="ro1">
          <table:table-cell office:value-type="time" office:time-value="PT15H24M26.672S" calcext:value-type="time">
            <text:p>15:24:26.6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716279" calcext:value-type="float">
            <text:p>-5.72E-10</text:p>
          </table:table-cell>
          <table:table-cell table:formula="of:=[.C98]*10^9" office:value-type="float" office:value="-0.5716279" calcext:value-type="float">
            <text:p>-0.5716279</text:p>
          </table:table-cell>
          <table:table-cell table:formula="of:=[.$N$1]*[.D98]" office:value-type="float" office:value="-0.48831757327456" calcext:value-type="float">
            <text:p>-0.48831757327456</text:p>
          </table:table-cell>
          <table:table-cell table:number-columns-repeated="9"/>
        </table:table-row>
        <table:table-row table:style-name="ro1">
          <table:table-cell office:value-type="time" office:time-value="PT15H24M27.056S" calcext:value-type="time">
            <text:p>15:24:27.0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6342235" calcext:value-type="float">
            <text:p>-6.34E-10</text:p>
          </table:table-cell>
          <table:table-cell table:formula="of:=[.C99]*10^9" office:value-type="float" office:value="-0.6342235" calcext:value-type="float">
            <text:p>-0.6342235</text:p>
          </table:table-cell>
          <table:table-cell table:formula="of:=[.$N$1]*[.D99]" office:value-type="float" office:value="-0.541790350739874" calcext:value-type="float">
            <text:p>-0.541790350739874</text:p>
          </table:table-cell>
          <table:table-cell table:number-columns-repeated="9"/>
        </table:table-row>
        <table:table-row table:style-name="ro1">
          <table:table-cell office:value-type="time" office:time-value="PT15H24M27.44S" calcext:value-type="time">
            <text:p>15:24:27.4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96115" calcext:value-type="float">
            <text:p>-3.50E-10</text:p>
          </table:table-cell>
          <table:table-cell table:formula="of:=[.C100]*10^9" office:value-type="float" office:value="-0.3496115" calcext:value-type="float">
            <text:p>-0.3496115</text:p>
          </table:table-cell>
          <table:table-cell table:formula="of:=[.$N$1]*[.D100]" office:value-type="float" office:value="-0.298658339225357" calcext:value-type="float">
            <text:p>-0.298658339225357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417136527773712" calcext:value-type="float">
            <text:p>-0.417136527773712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059580744031" calcext:value-type="float">
            <text:p>0.1059580744031</text:p>
          </table:table-cell>
          <table:table-cell/>
          <table:table-cell table:formula="of:=(MAX([.E99:.E103])-MIN([.E99:.E103]))/2" office:value-type="float" office:value="0.123982145711888" calcext:value-type="float">
            <text:p>0.123982145711888</text:p>
          </table:table-cell>
          <table:table-cell table:number-columns-repeated="2"/>
        </table:table-row>
        <table:table-row table:style-name="ro1">
          <table:table-cell office:value-type="time" office:time-value="PT15H24M27.824S" calcext:value-type="time">
            <text:p>15:24:27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925619" calcext:value-type="float">
            <text:p>-4.93E-10</text:p>
          </table:table-cell>
          <table:table-cell table:formula="of:=[.C101]*10^9" office:value-type="float" office:value="-0.4925619" calcext:value-type="float">
            <text:p>-0.4925619</text:p>
          </table:table-cell>
          <table:table-cell table:formula="of:=[.$N$1]*[.D101]" office:value-type="float" office:value="-0.420774828687519" calcext:value-type="float">
            <text:p>-0.420774828687519</text:p>
          </table:table-cell>
          <table:table-cell table:number-columns-repeated="9"/>
        </table:table-row>
        <table:table-row table:style-name="ro1">
          <table:table-cell office:value-type="time" office:time-value="PT15H24M28.208S" calcext:value-type="time">
            <text:p>15:24:28.2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6211627" calcext:value-type="float">
            <text:p>-6.21E-10</text:p>
          </table:table-cell>
          <table:table-cell table:formula="of:=[.C102]*10^9" office:value-type="float" office:value="-0.6211627" calcext:value-type="float">
            <text:p>-0.6211627</text:p>
          </table:table-cell>
          <table:table-cell table:formula="of:=[.$N$1]*[.D102]" office:value-type="float" office:value="-0.53063306089971" calcext:value-type="float">
            <text:p>-0.53063306089971</text:p>
          </table:table-cell>
          <table:table-cell table:number-columns-repeated="9"/>
        </table:table-row>
        <table:table-row table:style-name="ro1">
          <table:table-cell office:value-type="time" office:time-value="PT15H24M28.592S" calcext:value-type="time">
            <text:p>15:24:28.5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39548" calcext:value-type="float">
            <text:p>-3.44E-10</text:p>
          </table:table-cell>
          <table:table-cell table:formula="of:=[.C103]*10^9" office:value-type="float" office:value="-0.3439548" calcext:value-type="float">
            <text:p>-0.3439548</text:p>
          </table:table-cell>
          <table:table-cell table:formula="of:=[.$N$1]*[.D103]" office:value-type="float" office:value="-0.293826059316098" calcext:value-type="float">
            <text:p>-0.293826059316098</text:p>
          </table:table-cell>
          <table:table-cell table:number-columns-repeated="9"/>
        </table:table-row>
        <table:table-row table:style-name="ro1">
          <table:table-cell office:value-type="time" office:time-value="PT15H24M28.976S" calcext:value-type="time">
            <text:p>15:24:28.9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60401" calcext:value-type="float">
            <text:p>-3.66E-10</text:p>
          </table:table-cell>
          <table:table-cell table:formula="of:=[.C104]*10^9" office:value-type="float" office:value="-0.3660401" calcext:value-type="float">
            <text:p>-0.3660401</text:p>
          </table:table-cell>
          <table:table-cell table:formula="of:=[.$N$1]*[.D104]" office:value-type="float" office:value="-0.312692598372433" calcext:value-type="float">
            <text:p>-0.312692598372433</text:p>
          </table:table-cell>
          <table:table-cell table:number-columns-repeated="9"/>
        </table:table-row>
        <table:table-row table:style-name="ro1">
          <table:table-cell office:value-type="time" office:time-value="PT15H24M29.359S" calcext:value-type="time">
            <text:p>15:24:29.3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6308119" calcext:value-type="float">
            <text:p>-6.31E-10</text:p>
          </table:table-cell>
          <table:table-cell table:formula="of:=[.C105]*10^9" office:value-type="float" office:value="-0.6308119" calcext:value-type="float">
            <text:p>-0.6308119</text:p>
          </table:table-cell>
          <table:table-cell table:formula="of:=[.$N$1]*[.D105]" office:value-type="float" office:value="-0.538875964942779" calcext:value-type="float">
            <text:p>-0.53887596494277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856071037336" calcext:value-type="float">
            <text:p>-0.3856071037336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3599659584553" calcext:value-type="float">
            <text:p>0.103599659584553</text:p>
          </table:table-cell>
          <table:table-cell/>
          <table:table-cell table:formula="of:=(MAX([.E104:.E108])-MIN([.E104:.E108]))/2" office:value-type="float" office:value="0.121228061384726" calcext:value-type="float">
            <text:p>0.121228061384726</text:p>
          </table:table-cell>
          <table:table-cell table:number-columns-repeated="2"/>
        </table:table-row>
        <table:table-row table:style-name="ro1">
          <table:table-cell office:value-type="time" office:time-value="PT15H24M29.743S" calcext:value-type="time">
            <text:p>15:24:29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18723" calcext:value-type="float">
            <text:p>-5.19E-10</text:p>
          </table:table-cell>
          <table:table-cell table:formula="of:=[.C106]*10^9" office:value-type="float" office:value="-0.518723" calcext:value-type="float">
            <text:p>-0.518723</text:p>
          </table:table-cell>
          <table:table-cell table:formula="of:=[.$N$1]*[.D106]" office:value-type="float" office:value="-0.443123151549635" calcext:value-type="float">
            <text:p>-0.443123151549635</text:p>
          </table:table-cell>
          <table:table-cell table:number-columns-repeated="9"/>
        </table:table-row>
        <table:table-row table:style-name="ro1">
          <table:table-cell office:value-type="time" office:time-value="PT15H24M30.127S" calcext:value-type="time">
            <text:p>15:24:30.1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469911" calcext:value-type="float">
            <text:p>-3.47E-10</text:p>
          </table:table-cell>
          <table:table-cell table:formula="of:=[.C107]*10^9" office:value-type="float" office:value="-0.3469911" calcext:value-type="float">
            <text:p>-0.3469911</text:p>
          </table:table-cell>
          <table:table-cell table:formula="of:=[.$N$1]*[.D107]" office:value-type="float" office:value="-0.296419842173326" calcext:value-type="float">
            <text:p>-0.296419842173326</text:p>
          </table:table-cell>
          <table:table-cell table:number-columns-repeated="9"/>
        </table:table-row>
        <table:table-row table:style-name="ro1">
          <table:table-cell office:value-type="time" office:time-value="PT15H24M30.511S" calcext:value-type="time">
            <text:p>15:24:30.5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944055" calcext:value-type="float">
            <text:p>-3.94E-10</text:p>
          </table:table-cell>
          <table:table-cell table:formula="of:=[.C108]*10^9" office:value-type="float" office:value="-0.3944055" calcext:value-type="float">
            <text:p>-0.3944055</text:p>
          </table:table-cell>
          <table:table-cell table:formula="of:=[.$N$1]*[.D108]" office:value-type="float" office:value="-0.336923961629828" calcext:value-type="float">
            <text:p>-0.336923961629828</text:p>
          </table:table-cell>
          <table:table-cell table:number-columns-repeated="9"/>
        </table:table-row>
        <table:table-row table:style-name="ro1">
          <table:table-cell office:value-type="time" office:time-value="PT15H24M30.895S" calcext:value-type="time">
            <text:p>15:24:30.9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942949" calcext:value-type="float">
            <text:p>-5.94E-10</text:p>
          </table:table-cell>
          <table:table-cell table:formula="of:=[.C109]*10^9" office:value-type="float" office:value="-0.5942949" calcext:value-type="float">
            <text:p>-0.5942949</text:p>
          </table:table-cell>
          <table:table-cell table:formula="of:=[.$N$1]*[.D109]" office:value-type="float" office:value="-0.507681034073822" calcext:value-type="float">
            <text:p>-0.507681034073822</text:p>
          </table:table-cell>
          <table:table-cell table:number-columns-repeated="9"/>
        </table:table-row>
        <table:table-row table:style-name="ro1">
          <table:table-cell office:value-type="time" office:time-value="PT15H24M31.279S" calcext:value-type="time">
            <text:p>15:24:31.2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040831" calcext:value-type="float">
            <text:p>-5.04E-10</text:p>
          </table:table-cell>
          <table:table-cell table:formula="of:=[.C110]*10^9" office:value-type="float" office:value="-0.5040831" calcext:value-type="float">
            <text:p>-0.5040831</text:p>
          </table:table-cell>
          <table:table-cell table:formula="of:=[.$N$1]*[.D110]" office:value-type="float" office:value="-0.430616903269972" calcext:value-type="float">
            <text:p>-0.430616903269972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46126488706118" calcext:value-type="float">
            <text:p>-0.4612648870611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0432990658723" calcext:value-type="float">
            <text:p>0.10432990658723</text:p>
          </table:table-cell>
          <table:table-cell/>
          <table:table-cell table:formula="of:=(MAX([.E109:.E113])-MIN([.E109:.E113]))/2" office:value-type="float" office:value="0.122063354629069" calcext:value-type="float">
            <text:p>0.122063354629069</text:p>
          </table:table-cell>
          <table:table-cell table:number-columns-repeated="2"/>
        </table:table-row>
        <table:table-row table:style-name="ro1">
          <table:table-cell office:value-type="time" office:time-value="PT15H24M31.662S" calcext:value-type="time">
            <text:p>15:24:31.6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93675" calcext:value-type="float">
            <text:p>-3.69E-10</text:p>
          </table:table-cell>
          <table:table-cell table:formula="of:=[.C111]*10^9" office:value-type="float" office:value="-0.3693675" calcext:value-type="float">
            <text:p>-0.3693675</text:p>
          </table:table-cell>
          <table:table-cell table:formula="of:=[.$N$1]*[.D111]" office:value-type="float" office:value="-0.315535055665567" calcext:value-type="float">
            <text:p>-0.315535055665567</text:p>
          </table:table-cell>
          <table:table-cell table:number-columns-repeated="9"/>
        </table:table-row>
        <table:table-row table:style-name="ro1">
          <table:table-cell office:value-type="time" office:time-value="PT15H24M32.045S" calcext:value-type="time">
            <text:p>15:24:32.0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769098" calcext:value-type="float">
            <text:p>-5.77E-10</text:p>
          </table:table-cell>
          <table:table-cell table:formula="of:=[.C112]*10^9" office:value-type="float" office:value="-0.5769098" calcext:value-type="float">
            <text:p>-0.5769098</text:p>
          </table:table-cell>
          <table:table-cell table:formula="of:=[.$N$1]*[.D112]" office:value-type="float" office:value="-0.492829677372836" calcext:value-type="float">
            <text:p>-0.492829677372836</text:p>
          </table:table-cell>
          <table:table-cell table:number-columns-repeated="9"/>
        </table:table-row>
        <table:table-row table:style-name="ro1">
          <table:table-cell office:value-type="time" office:time-value="PT15H24M32.429S" calcext:value-type="time">
            <text:p>15:24:32.4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551439" calcext:value-type="float">
            <text:p>-6.55E-10</text:p>
          </table:table-cell>
          <table:table-cell table:formula="of:=[.C113]*10^9" office:value-type="float" office:value="-0.6551439" calcext:value-type="float">
            <text:p>-0.6551439</text:p>
          </table:table-cell>
          <table:table-cell table:formula="of:=[.$N$1]*[.D113]" office:value-type="float" office:value="-0.559661764923704" calcext:value-type="float">
            <text:p>-0.559661764923704</text:p>
          </table:table-cell>
          <table:table-cell table:number-columns-repeated="9"/>
        </table:table-row>
        <table:table-row table:style-name="ro1">
          <table:table-cell office:value-type="time" office:time-value="PT15H24M32.814S" calcext:value-type="time">
            <text:p>15:24:32.8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880007" calcext:value-type="float">
            <text:p>-6.88E-10</text:p>
          </table:table-cell>
          <table:table-cell table:formula="of:=[.C114]*10^9" office:value-type="float" office:value="-0.6880007" calcext:value-type="float">
            <text:p>-0.6880007</text:p>
          </table:table-cell>
          <table:table-cell table:formula="of:=[.$N$1]*[.D114]" office:value-type="float" office:value="-0.587729941514748" calcext:value-type="float">
            <text:p>-0.587729941514748</text:p>
          </table:table-cell>
          <table:table-cell table:number-columns-repeated="9"/>
        </table:table-row>
        <table:table-row table:style-name="ro1">
          <table:table-cell office:value-type="time" office:time-value="PT15H24M33.198S" calcext:value-type="time">
            <text:p>15:24:33.2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52944" calcext:value-type="float">
            <text:p>-5.25E-10</text:p>
          </table:table-cell>
          <table:table-cell table:formula="of:=[.C115]*10^9" office:value-type="float" office:value="-0.5252944" calcext:value-type="float">
            <text:p>-0.5252944</text:p>
          </table:table-cell>
          <table:table-cell table:formula="of:=[.$N$1]*[.D115]" office:value-type="float" office:value="-0.448736821038154" calcext:value-type="float">
            <text:p>-0.448736821038154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440849049033885" calcext:value-type="float">
            <text:p>-0.440849049033885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13411152518098" calcext:value-type="float">
            <text:p>0.113411152518098</text:p>
          </table:table-cell>
          <table:table-cell/>
          <table:table-cell table:formula="of:=(MAX([.E114:.E118])-MIN([.E114:.E118]))/2" office:value-type="float" office:value="0.132704459213665" calcext:value-type="float">
            <text:p>0.132704459213665</text:p>
          </table:table-cell>
          <table:table-cell table:number-columns-repeated="2"/>
        </table:table-row>
        <table:table-row table:style-name="ro1">
          <table:table-cell office:value-type="time" office:time-value="PT15H24M33.581S" calcext:value-type="time">
            <text:p>15:24:33.5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773112" calcext:value-type="float">
            <text:p>-3.77E-10</text:p>
          </table:table-cell>
          <table:table-cell table:formula="of:=[.C116]*10^9" office:value-type="float" office:value="-0.3773112" calcext:value-type="float">
            <text:p>-0.3773112</text:p>
          </table:table-cell>
          <table:table-cell table:formula="of:=[.$N$1]*[.D116]" office:value-type="float" office:value="-0.322321023087418" calcext:value-type="float">
            <text:p>-0.322321023087418</text:p>
          </table:table-cell>
          <table:table-cell table:number-columns-repeated="9"/>
        </table:table-row>
        <table:table-row table:style-name="ro1">
          <table:table-cell office:value-type="time" office:time-value="PT15H24M33.964S" calcext:value-type="time">
            <text:p>15:24:33.9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305487" calcext:value-type="float">
            <text:p>-4.31E-10</text:p>
          </table:table-cell>
          <table:table-cell table:formula="of:=[.C117]*10^9" office:value-type="float" office:value="-0.4305487" calcext:value-type="float">
            <text:p>-0.4305487</text:p>
          </table:table-cell>
          <table:table-cell table:formula="of:=[.$N$1]*[.D117]" office:value-type="float" office:value="-0.367799570945569" calcext:value-type="float">
            <text:p>-0.367799570945569</text:p>
          </table:table-cell>
          <table:table-cell table:number-columns-repeated="9"/>
        </table:table-row>
        <table:table-row table:style-name="ro1">
          <table:table-cell office:value-type="time" office:time-value="PT15H24M34.348S" calcext:value-type="time">
            <text:p>15:24:34.3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591496" calcext:value-type="float">
            <text:p>-5.59E-10</text:p>
          </table:table-cell>
          <table:table-cell table:formula="of:=[.C118]*10^9" office:value-type="float" office:value="-0.5591496" calcext:value-type="float">
            <text:p>-0.5591496</text:p>
          </table:table-cell>
          <table:table-cell table:formula="of:=[.$N$1]*[.D118]" office:value-type="float" office:value="-0.477657888583536" calcext:value-type="float">
            <text:p>-0.477657888583536</text:p>
          </table:table-cell>
          <table:table-cell table:number-columns-repeated="9"/>
        </table:table-row>
        <table:table-row table:style-name="ro1">
          <table:table-cell office:value-type="time" office:time-value="PT15H24M34.732S" calcext:value-type="time">
            <text:p>15:24:34.7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7496385" calcext:value-type="float">
            <text:p>-7.50E-10</text:p>
          </table:table-cell>
          <table:table-cell table:formula="of:=[.C119]*10^9" office:value-type="float" office:value="-0.7496385" calcext:value-type="float">
            <text:p>-0.7496385</text:p>
          </table:table-cell>
          <table:table-cell table:formula="of:=[.$N$1]*[.D119]" office:value-type="float" office:value="-0.640384510891055" calcext:value-type="float">
            <text:p>-0.640384510891055</text:p>
          </table:table-cell>
          <table:table-cell table:number-columns-repeated="9"/>
        </table:table-row>
        <table:table-row table:style-name="ro1">
          <table:table-cell office:value-type="time" office:time-value="PT15H24M35.116S" calcext:value-type="time">
            <text:p>15:24:35.1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729308" calcext:value-type="float">
            <text:p>-4.73E-10</text:p>
          </table:table-cell>
          <table:table-cell table:formula="of:=[.C120]*10^9" office:value-type="float" office:value="-0.4729308" calcext:value-type="float">
            <text:p>-0.4729308</text:p>
          </table:table-cell>
          <table:table-cell table:formula="of:=[.$N$1]*[.D120]" office:value-type="float" office:value="-0.404004809042379" calcext:value-type="float">
            <text:p>-0.404004809042379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463915016760704" calcext:value-type="float">
            <text:p>-0.463915016760704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42117943867289" calcext:value-type="float">
            <text:p>0.142117943867289</text:p>
          </table:table-cell>
          <table:table-cell/>
          <table:table-cell table:formula="of:=(MAX([.E119:.E123])-MIN([.E119:.E123]))/2" office:value-type="float" office:value="0.166315273759922" calcext:value-type="float">
            <text:p>0.166315273759922</text:p>
          </table:table-cell>
          <table:table-cell table:number-columns-repeated="2"/>
        </table:table-row>
        <table:table-row table:style-name="ro1">
          <table:table-cell office:value-type="time" office:time-value="PT15H24M35.5S" calcext:value-type="time">
            <text:p>15:24:35.5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602589" calcext:value-type="float">
            <text:p>-3.60E-10</text:p>
          </table:table-cell>
          <table:table-cell table:formula="of:=[.C121]*10^9" office:value-type="float" office:value="-0.3602589" calcext:value-type="float">
            <text:p>-0.3602589</text:p>
          </table:table-cell>
          <table:table-cell table:formula="of:=[.$N$1]*[.D121]" office:value-type="float" office:value="-0.307753963371211" calcext:value-type="float">
            <text:p>-0.307753963371211</text:p>
          </table:table-cell>
          <table:table-cell table:number-columns-repeated="9"/>
        </table:table-row>
        <table:table-row table:style-name="ro1">
          <table:table-cell office:value-type="time" office:time-value="PT15H24M35.883S" calcext:value-type="time">
            <text:p>15:24:35.8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958058" calcext:value-type="float">
            <text:p>-4.96E-10</text:p>
          </table:table-cell>
          <table:table-cell table:formula="of:=[.C122]*10^9" office:value-type="float" office:value="-0.4958058" calcext:value-type="float">
            <text:p>-0.4958058</text:p>
          </table:table-cell>
          <table:table-cell table:formula="of:=[.$N$1]*[.D122]" office:value-type="float" office:value="-0.423545955457128" calcext:value-type="float">
            <text:p>-0.423545955457128</text:p>
          </table:table-cell>
          <table:table-cell table:number-columns-repeated="9"/>
        </table:table-row>
        <table:table-row table:style-name="ro1">
          <table:table-cell office:value-type="time" office:time-value="PT15H24M36.268S" calcext:value-type="time">
            <text:p>15:24:36.2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366765" calcext:value-type="float">
            <text:p>-6.37E-10</text:p>
          </table:table-cell>
          <table:table-cell table:formula="of:=[.C123]*10^9" office:value-type="float" office:value="-0.6366765" calcext:value-type="float">
            <text:p>-0.6366765</text:p>
          </table:table-cell>
          <table:table-cell table:formula="of:=[.$N$1]*[.D123]" office:value-type="float" office:value="-0.543885845041749" calcext:value-type="float">
            <text:p>-0.543885845041749</text:p>
          </table:table-cell>
          <table:table-cell table:number-columns-repeated="9"/>
        </table:table-row>
        <table:table-row table:style-name="ro1">
          <table:table-cell office:value-type="time" office:time-value="PT15H24M36.652S" calcext:value-type="time">
            <text:p>15:24:36.6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7582908" calcext:value-type="float">
            <text:p>-7.58E-10</text:p>
          </table:table-cell>
          <table:table-cell table:formula="of:=[.C124]*10^9" office:value-type="float" office:value="-0.7582908" calcext:value-type="float">
            <text:p>-0.7582908</text:p>
          </table:table-cell>
          <table:table-cell table:formula="of:=[.$N$1]*[.D124]" office:value-type="float" office:value="-0.647775805366436" calcext:value-type="float">
            <text:p>-0.647775805366436</text:p>
          </table:table-cell>
          <table:table-cell table:number-columns-repeated="9"/>
        </table:table-row>
        <table:table-row table:style-name="ro1">
          <table:table-cell office:value-type="time" office:time-value="PT15H24M37.035S" calcext:value-type="time">
            <text:p>15:24:37.0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706708" calcext:value-type="float">
            <text:p>-5.71E-10</text:p>
          </table:table-cell>
          <table:table-cell table:formula="of:=[.C125]*10^9" office:value-type="float" office:value="-0.5706708" calcext:value-type="float">
            <text:p>-0.5706708</text:p>
          </table:table-cell>
          <table:table-cell table:formula="of:=[.$N$1]*[.D125]" office:value-type="float" office:value="-0.487499963165989" calcext:value-type="float">
            <text:p>-0.487499963165989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499885812356004" calcext:value-type="float">
            <text:p>-0.499885812356004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14183072514724" calcext:value-type="float">
            <text:p>0.114183072514724</text:p>
          </table:table-cell>
          <table:table-cell/>
          <table:table-cell table:formula="of:=(MAX([.E124:.E128])-MIN([.E124:.E128]))/2" office:value-type="float" office:value="0.133592716439548" calcext:value-type="float">
            <text:p>0.133592716439548</text:p>
          </table:table-cell>
          <table:table-cell table:number-columns-repeated="2"/>
        </table:table-row>
        <table:table-row table:style-name="ro1">
          <table:table-cell office:value-type="time" office:time-value="PT15H24M37.419S" calcext:value-type="time">
            <text:p>15:24:37.4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455217" calcext:value-type="float">
            <text:p>-4.46E-10</text:p>
          </table:table-cell>
          <table:table-cell table:formula="of:=[.C126]*10^9" office:value-type="float" office:value="-0.4455217" calcext:value-type="float">
            <text:p>-0.4455217</text:p>
          </table:table-cell>
          <table:table-cell table:formula="of:=[.$N$1]*[.D126]" office:value-type="float" office:value="-0.380590372487341" calcext:value-type="float">
            <text:p>-0.380590372487341</text:p>
          </table:table-cell>
          <table:table-cell table:number-columns-repeated="9"/>
        </table:table-row>
        <table:table-row table:style-name="ro1">
          <table:table-cell office:value-type="time" office:time-value="PT15H24M37.803S" calcext:value-type="time">
            <text:p>15:24:37.8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916885" calcext:value-type="float">
            <text:p>-4.92E-10</text:p>
          </table:table-cell>
          <table:table-cell table:formula="of:=[.C127]*10^9" office:value-type="float" office:value="-0.4916885" calcext:value-type="float">
            <text:p>-0.4916885</text:p>
          </table:table-cell>
          <table:table-cell table:formula="of:=[.$N$1]*[.D127]" office:value-type="float" office:value="-0.420028719954027" calcext:value-type="float">
            <text:p>-0.420028719954027</text:p>
          </table:table-cell>
          <table:table-cell table:number-columns-repeated="9"/>
        </table:table-row>
        <table:table-row table:style-name="ro1">
          <table:table-cell office:value-type="time" office:time-value="PT15H24M38.187S" calcext:value-type="time">
            <text:p>15:24:38.1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59677" calcext:value-type="float">
            <text:p>-6.60E-10</text:p>
          </table:table-cell>
          <table:table-cell table:formula="of:=[.C128]*10^9" office:value-type="float" office:value="-0.659677" calcext:value-type="float">
            <text:p>-0.659677</text:p>
          </table:table-cell>
          <table:table-cell table:formula="of:=[.$N$1]*[.D128]" office:value-type="float" office:value="-0.563534200806227" calcext:value-type="float">
            <text:p>-0.563534200806227</text:p>
          </table:table-cell>
          <table:table-cell table:number-columns-repeated="9"/>
        </table:table-row>
        <table:table-row table:style-name="ro1">
          <table:table-cell office:value-type="time" office:time-value="PT15H24M38.571S" calcext:value-type="time">
            <text:p>15:24:38.5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7627401" calcext:value-type="float">
            <text:p>-7.63E-10</text:p>
          </table:table-cell>
          <table:table-cell table:formula="of:=[.C129]*10^9" office:value-type="float" office:value="-0.7627401" calcext:value-type="float">
            <text:p>-0.7627401</text:p>
          </table:table-cell>
          <table:table-cell table:formula="of:=[.$N$1]*[.D129]" office:value-type="float" office:value="-0.651576654448103" calcext:value-type="float">
            <text:p>-0.651576654448103</text:p>
          </table:table-cell>
          <table:table-cell table:number-columns-repeated="9"/>
        </table:table-row>
        <table:table-row table:style-name="ro1">
          <table:table-cell office:value-type="time" office:time-value="PT15H24M38.954S" calcext:value-type="time">
            <text:p>15:24:38.9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700884" calcext:value-type="float">
            <text:p>-5.70E-10</text:p>
          </table:table-cell>
          <table:table-cell table:formula="of:=[.C130]*10^9" office:value-type="float" office:value="-0.5700884" calcext:value-type="float">
            <text:p>-0.5700884</text:p>
          </table:table-cell>
          <table:table-cell table:formula="of:=[.$N$1]*[.D130]" office:value-type="float" office:value="-0.487002443442625" calcext:value-type="float">
            <text:p>-0.487002443442625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82163209875144" calcext:value-type="float">
            <text:p>-0.482163209875144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0068094332816" calcext:value-type="float">
            <text:p>0.110068094332816</text:p>
          </table:table-cell>
          <table:table-cell/>
          <table:table-cell table:formula="of:=(MAX([.E129:.E133])-MIN([.E129:.E133]))/2" office:value-type="float" office:value="0.128778162378948" calcext:value-type="float">
            <text:p>0.128778162378948</text:p>
          </table:table-cell>
          <table:table-cell table:number-columns-repeated="2"/>
        </table:table-row>
        <table:table-row table:style-name="ro1">
          <table:table-cell office:value-type="time" office:time-value="PT15H24M39.338S" calcext:value-type="time">
            <text:p>15:24:39.3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428879" calcext:value-type="float">
            <text:p>-5.43E-10</text:p>
          </table:table-cell>
          <table:table-cell table:formula="of:=[.C131]*10^9" office:value-type="float" office:value="-0.5428879" calcext:value-type="float">
            <text:p>-0.5428879</text:p>
          </table:table-cell>
          <table:table-cell table:formula="of:=[.$N$1]*[.D131]" office:value-type="float" office:value="-0.463766205057734" calcext:value-type="float">
            <text:p>-0.463766205057734</text:p>
          </table:table-cell>
          <table:table-cell table:number-columns-repeated="9"/>
        </table:table-row>
        <table:table-row table:style-name="ro1">
          <table:table-cell office:value-type="time" office:time-value="PT15H24M39.722S" calcext:value-type="time">
            <text:p>15:24:39.7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851585" calcext:value-type="float">
            <text:p>-4.85E-10</text:p>
          </table:table-cell>
          <table:table-cell table:formula="of:=[.C132]*10^9" office:value-type="float" office:value="-0.4851585" calcext:value-type="float">
            <text:p>-0.4851585</text:p>
          </table:table-cell>
          <table:table-cell table:formula="of:=[.$N$1]*[.D132]" office:value-type="float" office:value="-0.414450416737051" calcext:value-type="float">
            <text:p>-0.414450416737051</text:p>
          </table:table-cell>
          <table:table-cell table:number-columns-repeated="9"/>
        </table:table-row>
        <table:table-row table:style-name="ro1">
          <table:table-cell office:value-type="time" office:time-value="PT15H24M40.106S" calcext:value-type="time">
            <text:p>15:24:40.1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612429" calcext:value-type="float">
            <text:p>-4.61E-10</text:p>
          </table:table-cell>
          <table:table-cell table:formula="of:=[.C133]*10^9" office:value-type="float" office:value="-0.4612429" calcext:value-type="float">
            <text:p>-0.4612429</text:p>
          </table:table-cell>
          <table:table-cell table:formula="of:=[.$N$1]*[.D133]" office:value-type="float" office:value="-0.394020329690206" calcext:value-type="float">
            <text:p>-0.394020329690206</text:p>
          </table:table-cell>
          <table:table-cell table:number-columns-repeated="9"/>
        </table:table-row>
        <table:table-row table:style-name="ro1">
          <table:table-cell office:value-type="time" office:time-value="PT15H24M40.491S" calcext:value-type="time">
            <text:p>15:24:40.4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678423" calcext:value-type="float">
            <text:p>-5.68E-10</text:p>
          </table:table-cell>
          <table:table-cell table:formula="of:=[.C134]*10^9" office:value-type="float" office:value="-0.5678423" calcext:value-type="float">
            <text:p>-0.5678423</text:p>
          </table:table-cell>
          <table:table-cell table:formula="of:=[.$N$1]*[.D134]" office:value-type="float" office:value="-0.485083695072694" calcext:value-type="float">
            <text:p>-0.485083695072694</text:p>
          </table:table-cell>
          <table:table-cell table:number-columns-repeated="9"/>
        </table:table-row>
        <table:table-row table:style-name="ro1">
          <table:table-cell office:value-type="time" office:time-value="PT15H24M40.874S" calcext:value-type="time">
            <text:p>15:24:40.8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8101133" calcext:value-type="float">
            <text:p>-8.10E-10</text:p>
          </table:table-cell>
          <table:table-cell table:formula="of:=[.C135]*10^9" office:value-type="float" office:value="-0.8101133" calcext:value-type="float">
            <text:p>-0.8101133</text:p>
          </table:table-cell>
          <table:table-cell table:formula="of:=[.$N$1]*[.D135]" office:value-type="float" office:value="-0.692045578484615" calcext:value-type="float">
            <text:p>-0.69204557848461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548199300038941" calcext:value-type="float">
            <text:p>-0.548199300038941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08932511409194" calcext:value-type="float">
            <text:p>0.108932511409194</text:p>
          </table:table-cell>
          <table:table-cell/>
          <table:table-cell table:formula="of:=(MAX([.E134:.E138])-MIN([.E134:.E138]))/2" office:value-type="float" office:value="0.1274279225528" calcext:value-type="float">
            <text:p>0.1274279225528</text:p>
          </table:table-cell>
          <table:table-cell table:number-columns-repeated="2"/>
        </table:table-row>
        <table:table-row table:style-name="ro1">
          <table:table-cell office:value-type="time" office:time-value="PT15H24M41.257S" calcext:value-type="time">
            <text:p>15:24:41.2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423056" calcext:value-type="float">
            <text:p>-5.42E-10</text:p>
          </table:table-cell>
          <table:table-cell table:formula="of:=[.C136]*10^9" office:value-type="float" office:value="-0.5423056" calcext:value-type="float">
            <text:p>-0.5423056</text:p>
          </table:table-cell>
          <table:table-cell table:formula="of:=[.$N$1]*[.D136]" office:value-type="float" office:value="-0.463268770760147" calcext:value-type="float">
            <text:p>-0.463268770760147</text:p>
          </table:table-cell>
          <table:table-cell table:number-columns-repeated="9"/>
        </table:table-row>
        <table:table-row table:style-name="ro1">
          <table:table-cell office:value-type="time" office:time-value="PT15H24M41.641S" calcext:value-type="time">
            <text:p>15:24:41.6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117773" calcext:value-type="float">
            <text:p>-5.12E-10</text:p>
          </table:table-cell>
          <table:table-cell table:formula="of:=[.C137]*10^9" office:value-type="float" office:value="-0.5117773" calcext:value-type="float">
            <text:p>-0.5117773</text:p>
          </table:table-cell>
          <table:table-cell table:formula="of:=[.$N$1]*[.D137]" office:value-type="float" office:value="-0.437189733379015" calcext:value-type="float">
            <text:p>-0.437189733379015</text:p>
          </table:table-cell>
          <table:table-cell table:number-columns-repeated="9"/>
        </table:table-row>
        <table:table-row table:style-name="ro1">
          <table:table-cell office:value-type="time" office:time-value="PT15H24M42.025S" calcext:value-type="time">
            <text:p>15:24:42.0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765908" calcext:value-type="float">
            <text:p>-7.77E-10</text:p>
          </table:table-cell>
          <table:table-cell table:formula="of:=[.C138]*10^9" office:value-type="float" office:value="-0.7765908" calcext:value-type="float">
            <text:p>-0.7765908</text:p>
          </table:table-cell>
          <table:table-cell table:formula="of:=[.$N$1]*[.D138]" office:value-type="float" office:value="-0.663408722498235" calcext:value-type="float">
            <text:p>-0.663408722498235</text:p>
          </table:table-cell>
          <table:table-cell table:number-columns-repeated="9"/>
        </table:table-row>
        <table:table-row table:style-name="ro1">
          <table:table-cell office:value-type="time" office:time-value="PT15H24M42.41S" calcext:value-type="time">
            <text:p>15:24:42.4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303273" calcext:value-type="float">
            <text:p>-8.30E-10</text:p>
          </table:table-cell>
          <table:table-cell table:formula="of:=[.C139]*10^9" office:value-type="float" office:value="-0.8303273" calcext:value-type="float">
            <text:p>-0.8303273</text:p>
          </table:table-cell>
          <table:table-cell table:formula="of:=[.$N$1]*[.D139]" office:value-type="float" office:value="-0.709313544982002" calcext:value-type="float">
            <text:p>-0.709313544982002</text:p>
          </table:table-cell>
          <table:table-cell table:number-columns-repeated="9"/>
        </table:table-row>
        <table:table-row table:style-name="ro1">
          <table:table-cell office:value-type="time" office:time-value="PT15H24M42.793S" calcext:value-type="time">
            <text:p>15:24:42.7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643486" calcext:value-type="float">
            <text:p>-5.64E-10</text:p>
          </table:table-cell>
          <table:table-cell table:formula="of:=[.C140]*10^9" office:value-type="float" office:value="-0.5643486" calcext:value-type="float">
            <text:p>-0.5643486</text:p>
          </table:table-cell>
          <table:table-cell table:formula="of:=[.$N$1]*[.D140]" office:value-type="float" office:value="-0.482099174712947" calcext:value-type="float">
            <text:p>-0.482099174712947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572224667578459" calcext:value-type="float">
            <text:p>-0.57222466757845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997507852913027" calcext:value-type="float">
            <text:p>0.099750785291303</text:p>
          </table:table-cell>
          <table:table-cell/>
          <table:table-cell table:formula="of:=(MAX([.E139:.E143])-MIN([.E139:.E143]))/2" office:value-type="float" office:value="0.116662779740469" calcext:value-type="float">
            <text:p>0.116662779740469</text:p>
          </table:table-cell>
          <table:table-cell table:number-columns-repeated="2"/>
        </table:table-row>
        <table:table-row table:style-name="ro1">
          <table:table-cell office:value-type="time" office:time-value="PT15H24M43.176S" calcext:value-type="time">
            <text:p>15:24:43.1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225507" calcext:value-type="float">
            <text:p>-8.23E-10</text:p>
          </table:table-cell>
          <table:table-cell table:formula="of:=[.C141]*10^9" office:value-type="float" office:value="-0.8225507" calcext:value-type="float">
            <text:p>-0.8225507</text:p>
          </table:table-cell>
          <table:table-cell table:formula="of:=[.$N$1]*[.D141]" office:value-type="float" office:value="-0.702670324032977" calcext:value-type="float">
            <text:p>-0.702670324032977</text:p>
          </table:table-cell>
          <table:table-cell table:number-columns-repeated="9"/>
        </table:table-row>
        <table:table-row table:style-name="ro1">
          <table:table-cell office:value-type="time" office:time-value="PT15H24M43.56S" calcext:value-type="time">
            <text:p>15:24:43.5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571948" calcext:value-type="float">
            <text:p>-5.57E-10</text:p>
          </table:table-cell>
          <table:table-cell table:formula="of:=[.C142]*10^9" office:value-type="float" office:value="-0.5571948" calcext:value-type="float">
            <text:p>-0.5571948</text:p>
          </table:table-cell>
          <table:table-cell table:formula="of:=[.$N$1]*[.D142]" office:value-type="float" office:value="-0.475987985501064" calcext:value-type="float">
            <text:p>-0.475987985501064</text:p>
          </table:table-cell>
          <table:table-cell table:number-columns-repeated="9"/>
        </table:table-row>
        <table:table-row table:style-name="ro1">
          <table:table-cell office:value-type="time" office:time-value="PT15H24M43.944S" calcext:value-type="time">
            <text:p>15:24:43.9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748292" calcext:value-type="float">
            <text:p>-5.75E-10</text:p>
          </table:table-cell>
          <table:table-cell table:formula="of:=[.C143]*10^9" office:value-type="float" office:value="-0.5748292" calcext:value-type="float">
            <text:p>-0.5748292</text:p>
          </table:table-cell>
          <table:table-cell table:formula="of:=[.$N$1]*[.D143]" office:value-type="float" office:value="-0.491052308663304" calcext:value-type="float">
            <text:p>-0.491052308663304</text:p>
          </table:table-cell>
          <table:table-cell table:number-columns-repeated="9"/>
        </table:table-row>
        <table:table-row table:style-name="ro1">
          <table:table-cell office:value-type="time" office:time-value="PT15H24M44.327S" calcext:value-type="time">
            <text:p>15:24:44.3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9541867" calcext:value-type="float">
            <text:p>-9.54E-10</text:p>
          </table:table-cell>
          <table:table-cell table:formula="of:=[.C144]*10^9" office:value-type="float" office:value="-0.9541867" calcext:value-type="float">
            <text:p>-0.9541867</text:p>
          </table:table-cell>
          <table:table-cell table:formula="of:=[.$N$1]*[.D144]" office:value-type="float" office:value="-0.815121399418853" calcext:value-type="float">
            <text:p>-0.815121399418853</text:p>
          </table:table-cell>
          <table:table-cell table:number-columns-repeated="9"/>
        </table:table-row>
        <table:table-row table:style-name="ro1">
          <table:table-cell office:value-type="time" office:time-value="PT15H24M44.711S" calcext:value-type="time">
            <text:p>15:24:44.7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700333" calcext:value-type="float">
            <text:p>-6.70E-10</text:p>
          </table:table-cell>
          <table:table-cell table:formula="of:=[.C145]*10^9" office:value-type="float" office:value="-0.6700333" calcext:value-type="float">
            <text:p>-0.6700333</text:p>
          </table:table-cell>
          <table:table-cell table:formula="of:=[.$N$1]*[.D145]" office:value-type="float" office:value="-0.572381150516175" calcext:value-type="float">
            <text:p>-0.572381150516175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69750312382368" calcext:value-type="float">
            <text:p>-0.6975031238236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24125458684229" calcext:value-type="float">
            <text:p>0.124125458684229</text:p>
          </table:table-cell>
          <table:table-cell/>
          <table:table-cell table:formula="of:=(MAX([.E144:.E148])-MIN([.E144:.E148]))/2" office:value-type="float" office:value="0.145175341221784" calcext:value-type="float">
            <text:p>0.145175341221784</text:p>
          </table:table-cell>
          <table:table-cell table:number-columns-repeated="2"/>
        </table:table-row>
        <table:table-row table:style-name="ro1">
          <table:table-cell office:value-type="time" office:time-value="PT15H24M45.095S" calcext:value-type="time">
            <text:p>15:24:45.1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143002" calcext:value-type="float">
            <text:p>-6.14E-10</text:p>
          </table:table-cell>
          <table:table-cell table:formula="of:=[.C146]*10^9" office:value-type="float" office:value="-0.6143002" calcext:value-type="float">
            <text:p>-0.6143002</text:p>
          </table:table-cell>
          <table:table-cell table:formula="of:=[.$N$1]*[.D146]" office:value-type="float" office:value="-0.524770716975285" calcext:value-type="float">
            <text:p>-0.524770716975285</text:p>
          </table:table-cell>
          <table:table-cell table:number-columns-repeated="9"/>
        </table:table-row>
        <table:table-row table:style-name="ro1">
          <table:table-cell office:value-type="time" office:time-value="PT15H24M45.471S" calcext:value-type="time">
            <text:p>15:24:45.4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9001597" calcext:value-type="float">
            <text:p>-9.00E-10</text:p>
          </table:table-cell>
          <table:table-cell table:formula="of:=[.C147]*10^9" office:value-type="float" office:value="-0.9001597" calcext:value-type="float">
            <text:p>-0.9001597</text:p>
          </table:table-cell>
          <table:table-cell table:formula="of:=[.$N$1]*[.D147]" office:value-type="float" office:value="-0.768968415053841" calcext:value-type="float">
            <text:p>-0.768968415053841</text:p>
          </table:table-cell>
          <table:table-cell table:number-columns-repeated="9"/>
        </table:table-row>
        <table:table-row table:style-name="ro1">
          <table:table-cell office:value-type="time" office:time-value="PT15H24M45.848S" calcext:value-type="time">
            <text:p>15:24:45.8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9438298" calcext:value-type="float">
            <text:p>-9.44E-10</text:p>
          </table:table-cell>
          <table:table-cell table:formula="of:=[.C148]*10^9" office:value-type="float" office:value="-0.9438298" calcext:value-type="float">
            <text:p>-0.9438298</text:p>
          </table:table-cell>
          <table:table-cell table:formula="of:=[.$N$1]*[.D148]" office:value-type="float" office:value="-0.806273937154245" calcext:value-type="float">
            <text:p>-0.806273937154245</text:p>
          </table:table-cell>
          <table:table-cell table:number-columns-repeated="9"/>
        </table:table-row>
        <table:table-row table:style-name="ro1">
          <table:table-cell office:value-type="time" office:time-value="PT15H24M46.232S" calcext:value-type="time">
            <text:p>15:24:46.2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9339316" calcext:value-type="float">
            <text:p>-9.34E-10</text:p>
          </table:table-cell>
          <table:table-cell table:formula="of:=[.C149]*10^9" office:value-type="float" office:value="-0.9339316" calcext:value-type="float">
            <text:p>-0.9339316</text:p>
          </table:table-cell>
          <table:table-cell table:formula="of:=[.$N$1]*[.D149]" office:value-type="float" office:value="-0.797818322927252" calcext:value-type="float">
            <text:p>-0.797818322927252</text:p>
          </table:table-cell>
          <table:table-cell table:number-columns-repeated="9"/>
        </table:table-row>
        <table:table-row table:style-name="ro1">
          <table:table-cell office:value-type="time" office:time-value="PT15H24M46.614S" calcext:value-type="time">
            <text:p>15:24:46.6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349021" calcext:value-type="float">
            <text:p>-8.35E-10</text:p>
          </table:table-cell>
          <table:table-cell table:formula="of:=[.C150]*10^9" office:value-type="float" office:value="-0.8349021" calcext:value-type="float">
            <text:p>-0.8349021</text:p>
          </table:table-cell>
          <table:table-cell table:formula="of:=[.$N$1]*[.D150]" office:value-type="float" office:value="-0.713221603413398" calcext:value-type="float">
            <text:p>-0.713221603413398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744935530045976" calcext:value-type="float">
            <text:p>-0.74493553004597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817576088425992" calcext:value-type="float">
            <text:p>0.081757608842599</text:p>
          </table:table-cell>
          <table:table-cell/>
          <table:table-cell table:formula="of:=(MAX([.E149:.E153])-MIN([.E149:.E153]))/2" office:value-type="float" office:value="0.0954863276828016" calcext:value-type="float">
            <text:p>0.095486327682802</text:p>
          </table:table-cell>
          <table:table-cell table:number-columns-repeated="2"/>
        </table:table-row>
        <table:table-row table:style-name="ro1">
          <table:table-cell office:value-type="time" office:time-value="PT15H24M46.998S" calcext:value-type="time">
            <text:p>15:24:47.0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9807635" calcext:value-type="float">
            <text:p>-9.81E-10</text:p>
          </table:table-cell>
          <table:table-cell table:formula="of:=[.C151]*10^9" office:value-type="float" office:value="-0.9807635" calcext:value-type="float">
            <text:p>-0.9807635</text:p>
          </table:table-cell>
          <table:table-cell table:formula="of:=[.$N$1]*[.D151]" office:value-type="float" office:value="-0.837824837234613" calcext:value-type="float">
            <text:p>-0.837824837234613</text:p>
          </table:table-cell>
          <table:table-cell table:number-columns-repeated="9"/>
        </table:table-row>
        <table:table-row table:style-name="ro1">
          <table:table-cell office:value-type="time" office:time-value="PT15H24M47.382S" calcext:value-type="time">
            <text:p>15:24:47.3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533264" calcext:value-type="float">
            <text:p>-8.53E-10</text:p>
          </table:table-cell>
          <table:table-cell table:formula="of:=[.C152]*10^9" office:value-type="float" office:value="-0.8533264" calcext:value-type="float">
            <text:p>-0.8533264</text:p>
          </table:table-cell>
          <table:table-cell table:formula="of:=[.$N$1]*[.D152]" office:value-type="float" office:value="-0.728960704785606" calcext:value-type="float">
            <text:p>-0.728960704785606</text:p>
          </table:table-cell>
          <table:table-cell table:number-columns-repeated="9"/>
        </table:table-row>
        <table:table-row table:style-name="ro1">
          <table:table-cell office:value-type="time" office:time-value="PT15H24M47.766S" calcext:value-type="time">
            <text:p>15:24:47.7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572096" calcext:value-type="float">
            <text:p>-7.57E-10</text:p>
          </table:table-cell>
          <table:table-cell table:formula="of:=[.C153]*10^9" office:value-type="float" office:value="-0.7572096" calcext:value-type="float">
            <text:p>-0.7572096</text:p>
          </table:table-cell>
          <table:table-cell table:formula="of:=[.$N$1]*[.D153]" office:value-type="float" office:value="-0.64685218186901" calcext:value-type="float">
            <text:p>-0.64685218186901</text:p>
          </table:table-cell>
          <table:table-cell table:number-columns-repeated="9"/>
        </table:table-row>
        <table:table-row table:style-name="ro1">
          <table:table-cell office:value-type="time" office:time-value="PT15H24M48.15S" calcext:value-type="time">
            <text:p>15:24:48.1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993965" calcext:value-type="float">
            <text:p>-9.99E-10</text:p>
          </table:table-cell>
          <table:table-cell table:formula="of:=[.C154]*10^9" office:value-type="float" office:value="-0.9993965" calcext:value-type="float">
            <text:p>-0.9993965</text:p>
          </table:table-cell>
          <table:table-cell table:formula="of:=[.$N$1]*[.D154]" office:value-type="float" office:value="-0.853742222202745" calcext:value-type="float">
            <text:p>-0.853742222202745</text:p>
          </table:table-cell>
          <table:table-cell table:number-columns-repeated="9"/>
        </table:table-row>
        <table:table-row table:style-name="ro1">
          <table:table-cell office:value-type="time" office:time-value="PT15H24M48.533S" calcext:value-type="time">
            <text:p>15:24:48.5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222162" calcext:value-type="float">
            <text:p>-1.22E-09</text:p>
          </table:table-cell>
          <table:table-cell table:formula="of:=[.C155]*10^9" office:value-type="float" office:value="-1.222162" calcext:value-type="float">
            <text:p>-1.222162</text:p>
          </table:table-cell>
          <table:table-cell table:formula="of:=[.$N$1]*[.D155]" office:value-type="float" office:value="-1.04404138074503" calcext:value-type="float">
            <text:p>-1.04404138074503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894431425146994" calcext:value-type="float">
            <text:p>-0.894431425146994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18528110384026" calcext:value-type="float">
            <text:p>0.118528110384026</text:p>
          </table:table-cell>
          <table:table-cell/>
          <table:table-cell table:formula="of:=(MAX([.E154:.E158])-MIN([.E154:.E158]))/2" office:value-type="float" office:value="0.138531436866546" calcext:value-type="float">
            <text:p>0.138531436866546</text:p>
          </table:table-cell>
          <table:table-cell table:number-columns-repeated="2"/>
        </table:table-row>
        <table:table-row table:style-name="ro1">
          <table:table-cell office:value-type="time" office:time-value="PT15H24M48.917S" calcext:value-type="time">
            <text:p>15:24:48.9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81096" calcext:value-type="float">
            <text:p>-9.81E-10</text:p>
          </table:table-cell>
          <table:table-cell table:formula="of:=[.C156]*10^9" office:value-type="float" office:value="-0.981096" calcext:value-type="float">
            <text:p>-0.981096</text:p>
          </table:table-cell>
          <table:table-cell table:formula="of:=[.$N$1]*[.D156]" office:value-type="float" office:value="-0.838108877942062" calcext:value-type="float">
            <text:p>-0.838108877942062</text:p>
          </table:table-cell>
          <table:table-cell table:number-columns-repeated="9"/>
        </table:table-row>
        <table:table-row table:style-name="ro1">
          <table:table-cell office:value-type="time" office:time-value="PT15H24M49.301S" calcext:value-type="time">
            <text:p>15:24:49.3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978303" calcext:value-type="float">
            <text:p>-8.98E-10</text:p>
          </table:table-cell>
          <table:table-cell table:formula="of:=[.C157]*10^9" office:value-type="float" office:value="-0.8978303" calcext:value-type="float">
            <text:p>-0.8978303</text:p>
          </table:table-cell>
          <table:table-cell table:formula="of:=[.$N$1]*[.D157]" office:value-type="float" office:value="-0.766978507011939" calcext:value-type="float">
            <text:p>-0.766978507011939</text:p>
          </table:table-cell>
          <table:table-cell table:number-columns-repeated="9"/>
        </table:table-row>
        <table:table-row table:style-name="ro1">
          <table:table-cell office:value-type="time" office:time-value="PT15H24M49.685S" calcext:value-type="time">
            <text:p>15:24:49.6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1134653" calcext:value-type="float">
            <text:p>-1.13E-09</text:p>
          </table:table-cell>
          <table:table-cell table:formula="of:=[.C158]*10^9" office:value-type="float" office:value="-1.134653" calcext:value-type="float">
            <text:p>-1.134653</text:p>
          </table:table-cell>
          <table:table-cell table:formula="of:=[.$N$1]*[.D158]" office:value-type="float" office:value="-0.969286137833193" calcext:value-type="float">
            <text:p>-0.969286137833193</text:p>
          </table:table-cell>
          <table:table-cell table:number-columns-repeated="9"/>
        </table:table-row>
        <table:table-row table:style-name="ro1">
          <table:table-cell office:value-type="time" office:time-value="PT15H24M50.069S" calcext:value-type="time">
            <text:p>15:24:50.0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728332" calcext:value-type="float">
            <text:p>-1.73E-09</text:p>
          </table:table-cell>
          <table:table-cell table:formula="of:=[.C159]*10^9" office:value-type="float" office:value="-1.728332" calcext:value-type="float">
            <text:p>-1.728332</text:p>
          </table:table-cell>
          <table:table-cell table:formula="of:=[.$N$1]*[.D159]" office:value-type="float" office:value="-1.47644103454846" calcext:value-type="float">
            <text:p>-1.47644103454846</text:p>
          </table:table-cell>
          <table:table-cell table:number-columns-repeated="9"/>
        </table:table-row>
        <table:table-row table:style-name="ro1">
          <table:table-cell office:value-type="time" office:time-value="PT15H24M50.453S" calcext:value-type="time">
            <text:p>15:24:50.4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363781" calcext:value-type="float">
            <text:p>-1.36E-09</text:p>
          </table:table-cell>
          <table:table-cell table:formula="of:=[.C160]*10^9" office:value-type="float" office:value="-1.363781" calcext:value-type="float">
            <text:p>-1.363781</text:p>
          </table:table-cell>
          <table:table-cell table:formula="of:=[.$N$1]*[.D160]" office:value-type="float" office:value="-1.16502051141652" calcext:value-type="float">
            <text:p>-1.16502051141652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1.26124974436619" calcext:value-type="float">
            <text:p>-1.26124974436619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6327387633896" calcext:value-type="float">
            <text:p>0.16327387633896</text:p>
          </table:table-cell>
          <table:table-cell/>
          <table:table-cell table:formula="of:=(MAX([.E159:.E163])-MIN([.E159:.E163]))/2" office:value-type="float" office:value="0.190814275975645" calcext:value-type="float">
            <text:p>0.190814275975645</text:p>
          </table:table-cell>
          <table:table-cell table:number-columns-repeated="2"/>
        </table:table-row>
        <table:table-row table:style-name="ro1">
          <table:table-cell office:value-type="time" office:time-value="PT15H24M50.837S" calcext:value-type="time">
            <text:p>15:24:50.8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281595" calcext:value-type="float">
            <text:p>-1.28E-09</text:p>
          </table:table-cell>
          <table:table-cell table:formula="of:=[.C161]*10^9" office:value-type="float" office:value="-1.281595" calcext:value-type="float">
            <text:p>-1.281595</text:p>
          </table:table-cell>
          <table:table-cell table:formula="of:=[.$N$1]*[.D161]" office:value-type="float" office:value="-1.09481248259717" calcext:value-type="float">
            <text:p>-1.09481248259717</text:p>
          </table:table-cell>
          <table:table-cell table:number-columns-repeated="9"/>
        </table:table-row>
        <table:table-row table:style-name="ro1">
          <table:table-cell office:value-type="time" office:time-value="PT15H24M51.22S" calcext:value-type="time">
            <text:p>15:24:51.2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04485" calcext:value-type="float">
            <text:p>-1.50E-09</text:p>
          </table:table-cell>
          <table:table-cell table:formula="of:=[.C162]*10^9" office:value-type="float" office:value="-1.504485" calcext:value-type="float">
            <text:p>-1.504485</text:p>
          </table:table-cell>
          <table:table-cell table:formula="of:=[.$N$1]*[.D162]" office:value-type="float" office:value="-1.28521799623142" calcext:value-type="float">
            <text:p>-1.28521799623142</text:p>
          </table:table-cell>
          <table:table-cell table:number-columns-repeated="9"/>
        </table:table-row>
        <table:table-row table:style-name="ro1">
          <table:table-cell office:value-type="time" office:time-value="PT15H24M51.604S" calcext:value-type="time">
            <text:p>15:24:51.6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503945" calcext:value-type="float">
            <text:p>-1.50E-09</text:p>
          </table:table-cell>
          <table:table-cell table:formula="of:=[.C163]*10^9" office:value-type="float" office:value="-1.503945" calcext:value-type="float">
            <text:p>-1.503945</text:p>
          </table:table-cell>
          <table:table-cell table:formula="of:=[.$N$1]*[.D163]" office:value-type="float" office:value="-1.28475669703737" calcext:value-type="float">
            <text:p>-1.28475669703737</text:p>
          </table:table-cell>
          <table:table-cell table:number-columns-repeated="9"/>
        </table:table-row>
        <table:table-row table:style-name="ro1">
          <table:table-cell office:value-type="time" office:time-value="PT15H24M51.988S" calcext:value-type="time">
            <text:p>15:24:51.9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129107" calcext:value-type="float">
            <text:p>-2.13E-09</text:p>
          </table:table-cell>
          <table:table-cell table:formula="of:=[.C164]*10^9" office:value-type="float" office:value="-2.129107" calcext:value-type="float">
            <text:p>-2.129107</text:p>
          </table:table-cell>
          <table:table-cell table:formula="of:=[.$N$1]*[.D164]" office:value-type="float" office:value="-1.8188061910237" calcext:value-type="float">
            <text:p>-1.8188061910237</text:p>
          </table:table-cell>
          <table:table-cell table:number-columns-repeated="9"/>
        </table:table-row>
        <table:table-row table:style-name="ro1">
          <table:table-cell office:value-type="time" office:time-value="PT15H24M52.372S" calcext:value-type="time">
            <text:p>15:24:52.3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040684" calcext:value-type="float">
            <text:p>-2.04E-09</text:p>
          </table:table-cell>
          <table:table-cell table:formula="of:=[.C165]*10^9" office:value-type="float" office:value="-2.040684" calcext:value-type="float">
            <text:p>-2.040684</text:p>
          </table:table-cell>
          <table:table-cell table:formula="of:=[.$N$1]*[.D165]" office:value-type="float" office:value="-1.74327015651304" calcext:value-type="float">
            <text:p>-1.7432701565130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85978715716561" calcext:value-type="float">
            <text:p>-1.85978715716561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02162030396819" calcext:value-type="float">
            <text:p>0.102162030396819</text:p>
          </table:table-cell>
          <table:table-cell/>
          <table:table-cell table:formula="of:=(MAX([.E164:.E168])-MIN([.E164:.E168]))/2" office:value-type="float" office:value="0.118491959183554" calcext:value-type="float">
            <text:p>0.118491959183554</text:p>
          </table:table-cell>
          <table:table-cell table:number-columns-repeated="2"/>
        </table:table-row>
        <table:table-row table:style-name="ro1">
          <table:table-cell office:value-type="time" office:time-value="PT15H24M52.756S" calcext:value-type="time">
            <text:p>15:24:52.7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28225" calcext:value-type="float">
            <text:p>-2.28E-09</text:p>
          </table:table-cell>
          <table:table-cell table:formula="of:=[.C166]*10^9" office:value-type="float" office:value="-2.28225" calcext:value-type="float">
            <text:p>-2.28225</text:p>
          </table:table-cell>
          <table:table-cell table:formula="of:=[.$N$1]*[.D166]" office:value-type="float" office:value="-1.94962978819939" calcext:value-type="float">
            <text:p>-1.94962978819939</text:p>
          </table:table-cell>
          <table:table-cell table:number-columns-repeated="9"/>
        </table:table-row>
        <table:table-row table:style-name="ro1">
          <table:table-cell office:value-type="time" office:time-value="PT15H24M53.14S" calcext:value-type="time">
            <text:p>15:24:53.1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318099" calcext:value-type="float">
            <text:p>-2.32E-09</text:p>
          </table:table-cell>
          <table:table-cell table:formula="of:=[.C167]*10^9" office:value-type="float" office:value="-2.318099" calcext:value-type="float">
            <text:p>-2.318099</text:p>
          </table:table-cell>
          <table:table-cell table:formula="of:=[.$N$1]*[.D167]" office:value-type="float" office:value="-1.98025407488015" calcext:value-type="float">
            <text:p>-1.98025407488015</text:p>
          </table:table-cell>
          <table:table-cell table:number-columns-repeated="9"/>
        </table:table-row>
        <table:table-row table:style-name="ro1">
          <table:table-cell office:value-type="time" office:time-value="PT15H24M53.524S" calcext:value-type="time">
            <text:p>15:24:53.5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115258" calcext:value-type="float">
            <text:p>-2.12E-09</text:p>
          </table:table-cell>
          <table:table-cell table:formula="of:=[.C168]*10^9" office:value-type="float" office:value="-2.115258" calcext:value-type="float">
            <text:p>-2.115258</text:p>
          </table:table-cell>
          <table:table-cell table:formula="of:=[.$N$1]*[.D168]" office:value-type="float" office:value="-1.80697557521177" calcext:value-type="float">
            <text:p>-1.80697557521177</text:p>
          </table:table-cell>
          <table:table-cell table:number-columns-repeated="9"/>
        </table:table-row>
        <table:table-row table:style-name="ro1">
          <table:table-cell office:value-type="time" office:time-value="PT15H24M53.908S" calcext:value-type="time">
            <text:p>15:24:53.9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842142" calcext:value-type="float">
            <text:p>-3.84E-09</text:p>
          </table:table-cell>
          <table:table-cell table:formula="of:=[.C169]*10^9" office:value-type="float" office:value="-3.842142" calcext:value-type="float">
            <text:p>-3.842142</text:p>
          </table:table-cell>
          <table:table-cell table:formula="of:=[.$N$1]*[.D169]" office:value-type="float" office:value="-3.28217964451396" calcext:value-type="float">
            <text:p>-3.28217964451396</text:p>
          </table:table-cell>
          <table:table-cell table:number-columns-repeated="9"/>
        </table:table-row>
        <table:table-row table:style-name="ro1">
          <table:table-cell office:value-type="time" office:time-value="PT15H24M54.291S" calcext:value-type="time">
            <text:p>15:24:54.2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4146758" calcext:value-type="float">
            <text:p>-4.15E-09</text:p>
          </table:table-cell>
          <table:table-cell table:formula="of:=[.C170]*10^9" office:value-type="float" office:value="-4.146758" calcext:value-type="float">
            <text:p>-4.146758</text:p>
          </table:table-cell>
          <table:table-cell table:formula="of:=[.$N$1]*[.D170]" office:value-type="float" office:value="-3.54240022839485" calcext:value-type="float">
            <text:p>-3.54240022839485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3.41139313665085" calcext:value-type="float">
            <text:p>-3.4113931366508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4002764294965" calcext:value-type="float">
            <text:p>0.114002764294965</text:p>
          </table:table-cell>
          <table:table-cell/>
          <table:table-cell table:formula="of:=(MAX([.E169:.E173])-MIN([.E169:.E173]))/2" office:value-type="float" office:value="0.130110291940442" calcext:value-type="float">
            <text:p>0.130110291940442</text:p>
          </table:table-cell>
          <table:table-cell table:number-columns-repeated="2"/>
        </table:table-row>
        <table:table-row table:style-name="ro1">
          <table:table-cell office:value-type="time" office:time-value="PT15H24M54.675S" calcext:value-type="time">
            <text:p>15:24:54.6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997692" calcext:value-type="float">
            <text:p>-4.00E-09</text:p>
          </table:table-cell>
          <table:table-cell table:formula="of:=[.C171]*10^9" office:value-type="float" office:value="-3.997692" calcext:value-type="float">
            <text:p>-3.997692</text:p>
          </table:table-cell>
          <table:table-cell table:formula="of:=[.$N$1]*[.D171]" office:value-type="float" office:value="-3.41505944013426" calcext:value-type="float">
            <text:p>-3.41505944013426</text:p>
          </table:table-cell>
          <table:table-cell table:number-columns-repeated="9"/>
        </table:table-row>
        <table:table-row table:style-name="ro1">
          <table:table-cell office:value-type="time" office:time-value="PT15H24M55.059S" calcext:value-type="time">
            <text:p>15:24:55.0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906022" calcext:value-type="float">
            <text:p>-3.91E-09</text:p>
          </table:table-cell>
          <table:table-cell table:formula="of:=[.C172]*10^9" office:value-type="float" office:value="-3.906022" calcext:value-type="float">
            <text:p>-3.906022</text:p>
          </table:table-cell>
          <table:table-cell table:formula="of:=[.$N$1]*[.D172]" office:value-type="float" office:value="-3.33674963065491" calcext:value-type="float">
            <text:p>-3.33674963065491</text:p>
          </table:table-cell>
          <table:table-cell table:number-columns-repeated="9"/>
        </table:table-row>
        <table:table-row table:style-name="ro1">
          <table:table-cell office:value-type="time" office:time-value="PT15H24M55.443S" calcext:value-type="time">
            <text:p>15:24:55.4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4074387" calcext:value-type="float">
            <text:p>-4.07E-09</text:p>
          </table:table-cell>
          <table:table-cell table:formula="of:=[.C173]*10^9" office:value-type="float" office:value="-4.074387" calcext:value-type="float">
            <text:p>-4.074387</text:p>
          </table:table-cell>
          <table:table-cell table:formula="of:=[.$N$1]*[.D173]" office:value-type="float" office:value="-3.4805767395563" calcext:value-type="float">
            <text:p>-3.4805767395563</text:p>
          </table:table-cell>
          <table:table-cell table:number-columns-repeated="9"/>
        </table:table-row>
        <table:table-row table:style-name="ro1">
          <table:table-cell office:value-type="time" office:time-value="PT15H24M55.827S" calcext:value-type="time">
            <text:p>15:24:55.8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081064" calcext:value-type="float">
            <text:p>-9.08E-09</text:p>
          </table:table-cell>
          <table:table-cell table:formula="of:=[.C174]*10^9" office:value-type="float" office:value="-9.081064" calcext:value-type="float">
            <text:p>-9.081064</text:p>
          </table:table-cell>
          <table:table-cell table:formula="of:=[.$N$1]*[.D174]" office:value-type="float" office:value="-7.75756945248993" calcext:value-type="float">
            <text:p>-7.75756945248993</text:p>
          </table:table-cell>
          <table:table-cell table:number-columns-repeated="9"/>
        </table:table-row>
        <table:table-row table:style-name="ro1">
          <table:table-cell office:value-type="time" office:time-value="PT15H24M56.21S" calcext:value-type="time">
            <text:p>15:24:56.2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8770748" calcext:value-type="float">
            <text:p>-8.77E-09</text:p>
          </table:table-cell>
          <table:table-cell table:formula="of:=[.C175]*10^9" office:value-type="float" office:value="-8.770748" calcext:value-type="float">
            <text:p>-8.770748</text:p>
          </table:table-cell>
          <table:table-cell table:formula="of:=[.$N$1]*[.D175]" office:value-type="float" office:value="-7.49247959933848" calcext:value-type="float">
            <text:p>-7.4924795993384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7.6491950660186" calcext:value-type="float">
            <text:p>-7.6491950660186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26697807024608" calcext:value-type="float">
            <text:p>0.126697807024608</text:p>
          </table:table-cell>
          <table:table-cell/>
          <table:table-cell table:formula="of:=(MAX([.E174:.E178])-MIN([.E174:.E178]))/2" office:value-type="float" office:value="0.132544926575722" calcext:value-type="float">
            <text:p>0.132544926575722</text:p>
          </table:table-cell>
          <table:table-cell table:number-columns-repeated="2"/>
        </table:table-row>
        <table:table-row table:style-name="ro1">
          <table:table-cell office:value-type="time" office:time-value="PT15H24M56.593S" calcext:value-type="time">
            <text:p>15:24:56.5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022458" calcext:value-type="float">
            <text:p>-9.02E-09</text:p>
          </table:table-cell>
          <table:table-cell table:formula="of:=[.C176]*10^9" office:value-type="float" office:value="-9.022458" calcext:value-type="float">
            <text:p>-9.022458</text:p>
          </table:table-cell>
          <table:table-cell table:formula="of:=[.$N$1]*[.D176]" office:value-type="float" office:value="-7.7075048218109" calcext:value-type="float">
            <text:p>-7.7075048218109</text:p>
          </table:table-cell>
          <table:table-cell table:number-columns-repeated="9"/>
        </table:table-row>
        <table:table-row table:style-name="ro1">
          <table:table-cell office:value-type="time" office:time-value="PT15H24M56.978S" calcext:value-type="time">
            <text:p>15:24:56.9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9026501" calcext:value-type="float">
            <text:p>-9.03E-09</text:p>
          </table:table-cell>
          <table:table-cell table:formula="of:=[.C177]*10^9" office:value-type="float" office:value="-9.026501" calcext:value-type="float">
            <text:p>-9.026501</text:p>
          </table:table-cell>
          <table:table-cell table:formula="of:=[.$N$1]*[.D177]" office:value-type="float" office:value="-7.71095858596193" calcext:value-type="float">
            <text:p>-7.71095858596193</text:p>
          </table:table-cell>
          <table:table-cell table:number-columns-repeated="9"/>
        </table:table-row>
        <table:table-row table:style-name="ro1">
          <table:table-cell office:value-type="time" office:time-value="PT15H24M57.362S" calcext:value-type="time">
            <text:p>15:24:57.3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887023" calcext:value-type="float">
            <text:p>-8.87E-09</text:p>
          </table:table-cell>
          <table:table-cell table:formula="of:=[.C178]*10^9" office:value-type="float" office:value="-8.87023" calcext:value-type="float">
            <text:p>-8.87023</text:p>
          </table:table-cell>
          <table:table-cell table:formula="of:=[.$N$1]*[.D178]" office:value-type="float" office:value="-7.5774628704918" calcext:value-type="float">
            <text:p>-7.5774628704918</text:p>
          </table:table-cell>
          <table:table-cell table:number-columns-repeated="9"/>
        </table:table-row>
        <table:table-row table:style-name="ro1">
          <table:table-cell office:value-type="time" office:time-value="PT15H24M57.746S" calcext:value-type="time">
            <text:p>15:24:57.7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187148" calcext:value-type="float">
            <text:p>-2.19E-08</text:p>
          </table:table-cell>
          <table:table-cell table:formula="of:=[.C179]*10^9" office:value-type="float" office:value="-21.87148" calcext:value-type="float">
            <text:p>-21.87148</text:p>
          </table:table-cell>
          <table:table-cell table:formula="of:=[.$N$1]*[.D179]" office:value-type="float" office:value="-18.6838816606451" calcext:value-type="float">
            <text:p>-18.6838816606451</text:p>
          </table:table-cell>
          <table:table-cell table:number-columns-repeated="9"/>
        </table:table-row>
        <table:table-row table:style-name="ro1">
          <table:table-cell office:value-type="time" office:time-value="PT15H24M58.129S" calcext:value-type="time">
            <text:p>15:24:58.1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14276" calcext:value-type="float">
            <text:p>-2.21E-08</text:p>
          </table:table-cell>
          <table:table-cell table:formula="of:=[.C180]*10^9" office:value-type="float" office:value="-22.14276" calcext:value-type="float">
            <text:p>-22.14276</text:p>
          </table:table-cell>
          <table:table-cell table:formula="of:=[.$N$1]*[.D180]" office:value-type="float" office:value="-18.9156247076131" calcext:value-type="float">
            <text:p>-18.915624707613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8.7819299500833" calcext:value-type="float">
            <text:p>-18.7819299500833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71122503241951" calcext:value-type="float">
            <text:p>0.171122503241951</text:p>
          </table:table-cell>
          <table:table-cell/>
          <table:table-cell table:formula="of:=(MAX([.E179:.E183])-MIN([.E179:.E183]))/2" office:value-type="float" office:value="0.115871523484001" calcext:value-type="float">
            <text:p>0.115871523484001</text:p>
          </table:table-cell>
          <table:table-cell table:number-columns-repeated="2"/>
        </table:table-row>
        <table:table-row table:style-name="ro1">
          <table:table-cell office:value-type="time" office:time-value="PT15H24M58.512S" calcext:value-type="time">
            <text:p>15:24:58.5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205492" calcext:value-type="float">
            <text:p>-2.21E-08</text:p>
          </table:table-cell>
          <table:table-cell table:formula="of:=[.C181]*10^9" office:value-type="float" office:value="-22.05492" calcext:value-type="float">
            <text:p>-22.05492</text:p>
          </table:table-cell>
          <table:table-cell table:formula="of:=[.$N$1]*[.D181]" office:value-type="float" office:value="-18.8405867053805" calcext:value-type="float">
            <text:p>-18.8405867053805</text:p>
          </table:table-cell>
          <table:table-cell table:number-columns-repeated="9"/>
        </table:table-row>
        <table:table-row table:style-name="ro1">
          <table:table-cell office:value-type="time" office:time-value="PT15H24M58.897S" calcext:value-type="time">
            <text:p>15:24:58.9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190467" calcext:value-type="float">
            <text:p>-2.19E-08</text:p>
          </table:table-cell>
          <table:table-cell table:formula="of:=[.C182]*10^9" office:value-type="float" office:value="-21.90467" calcext:value-type="float">
            <text:p>-21.90467</text:p>
          </table:table-cell>
          <table:table-cell table:formula="of:=[.$N$1]*[.D182]" office:value-type="float" office:value="-18.712234475924" calcext:value-type="float">
            <text:p>-18.712234475924</text:p>
          </table:table-cell>
          <table:table-cell table:number-columns-repeated="9"/>
        </table:table-row>
        <table:table-row table:style-name="ro1">
          <table:table-cell office:value-type="time" office:time-value="PT15H24M59.281S" calcext:value-type="time">
            <text:p>15:24:59.2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2195745" calcext:value-type="float">
            <text:p>-2.20E-08</text:p>
          </table:table-cell>
          <table:table-cell table:formula="of:=[.C183]*10^9" office:value-type="float" office:value="-21.95745" calcext:value-type="float">
            <text:p>-21.95745</text:p>
          </table:table-cell>
          <table:table-cell table:formula="of:=[.$N$1]*[.D183]" office:value-type="float" office:value="-18.7573222008539" calcext:value-type="float">
            <text:p>-18.7573222008539</text:p>
          </table:table-cell>
          <table:table-cell table:number-columns-repeated="9"/>
        </table:table-row>
        <table:table-row table:style-name="ro1">
          <table:table-cell office:value-type="time" office:time-value="PT15H24M59.664S" calcext:value-type="time">
            <text:p>15:24:59.6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409281" calcext:value-type="float">
            <text:p>-5.41E-08</text:p>
          </table:table-cell>
          <table:table-cell table:formula="of:=[.C184]*10^9" office:value-type="float" office:value="-54.09281" calcext:value-type="float">
            <text:p>-54.09281</text:p>
          </table:table-cell>
          <table:table-cell table:formula="of:=[.$N$1]*[.D184]" office:value-type="float" office:value="-46.2092030686428" calcext:value-type="float">
            <text:p>-46.2092030686428</text:p>
          </table:table-cell>
          <table:table-cell table:number-columns-repeated="9"/>
        </table:table-row>
        <table:table-row table:style-name="ro1">
          <table:table-cell office:value-type="time" office:time-value="PT15H25M00.048S" calcext:value-type="time">
            <text:p>15:25:00.0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419649" calcext:value-type="float">
            <text:p>-5.42E-08</text:p>
          </table:table-cell>
          <table:table-cell table:formula="of:=[.C185]*10^9" office:value-type="float" office:value="-54.19649" calcext:value-type="float">
            <text:p>-54.19649</text:p>
          </table:table-cell>
          <table:table-cell table:formula="of:=[.$N$1]*[.D185]" office:value-type="float" office:value="-46.297772513901" calcext:value-type="float">
            <text:p>-46.29777251390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46.2998705709762" calcext:value-type="float">
            <text:p>-46.2998705709762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372095226245522" calcext:value-type="float">
            <text:p>0.372095226245522</text:p>
          </table:table-cell>
          <table:table-cell/>
          <table:table-cell table:formula="of:=(MAX([.E184:.E188])-MIN([.E184:.E188]))/2" office:value-type="float" office:value="0.165743091907743" calcext:value-type="float">
            <text:p>0.165743091907743</text:p>
          </table:table-cell>
          <table:table-cell table:number-columns-repeated="2"/>
        </table:table-row>
        <table:table-row table:style-name="ro1">
          <table:table-cell office:value-type="time" office:time-value="PT15H25M00.431S" calcext:value-type="time">
            <text:p>15:25:00.4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40197" calcext:value-type="float">
            <text:p>-5.40E-08</text:p>
          </table:table-cell>
          <table:table-cell table:formula="of:=[.C186]*10^9" office:value-type="float" office:value="-54.0197" calcext:value-type="float">
            <text:p>-54.0197</text:p>
          </table:table-cell>
          <table:table-cell table:formula="of:=[.$N$1]*[.D186]" office:value-type="float" office:value="-46.1467482833146" calcext:value-type="float">
            <text:p>-46.1467482833146</text:p>
          </table:table-cell>
          <table:table-cell table:number-columns-repeated="9"/>
        </table:table-row>
        <table:table-row table:style-name="ro1">
          <table:table-cell office:value-type="time" office:time-value="PT15H25M00.815S" calcext:value-type="time">
            <text:p>15:25:00.8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427799" calcext:value-type="float">
            <text:p>-5.43E-08</text:p>
          </table:table-cell>
          <table:table-cell table:formula="of:=[.C187]*10^9" office:value-type="float" office:value="-54.27799" calcext:value-type="float">
            <text:p>-54.27799</text:p>
          </table:table-cell>
          <table:table-cell table:formula="of:=[.$N$1]*[.D187]" office:value-type="float" office:value="-46.3673945218923" calcext:value-type="float">
            <text:p>-46.3673945218923</text:p>
          </table:table-cell>
          <table:table-cell table:number-columns-repeated="9"/>
        </table:table-row>
        <table:table-row table:style-name="ro1">
          <table:table-cell office:value-type="time" office:time-value="PT15H25M01.199S" calcext:value-type="time">
            <text:p>15:25:01.2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5440774" calcext:value-type="float">
            <text:p>-5.44E-08</text:p>
          </table:table-cell>
          <table:table-cell table:formula="of:=[.C188]*10^9" office:value-type="float" office:value="-54.40774" calcext:value-type="float">
            <text:p>-54.40774</text:p>
          </table:table-cell>
          <table:table-cell table:formula="of:=[.$N$1]*[.D188]" office:value-type="float" office:value="-46.4782344671301" calcext:value-type="float">
            <text:p>-46.4782344671301</text:p>
          </table:table-cell>
          <table:table-cell table:number-columns-repeated="9"/>
        </table:table-row>
        <table:table-row table:style-name="ro1">
          <table:table-cell office:value-type="time" office:time-value="PT15H25M01.584S" calcext:value-type="time">
            <text:p>15:25:01.5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194468" calcext:value-type="float">
            <text:p>-1.19E-07</text:p>
          </table:table-cell>
          <table:table-cell table:formula="of:=[.C189]*10^9" office:value-type="float" office:value="-119.4468" calcext:value-type="float">
            <text:p>-119.4468</text:p>
          </table:table-cell>
          <table:table-cell table:formula="of:=[.$N$1]*[.D189]" office:value-type="float" office:value="-102.038356615224" calcext:value-type="float">
            <text:p>-102.038356615224</text:p>
          </table:table-cell>
          <table:table-cell table:number-columns-repeated="9"/>
        </table:table-row>
        <table:table-row table:style-name="ro1">
          <table:table-cell office:value-type="time" office:time-value="PT15H25M01.967S" calcext:value-type="time">
            <text:p>15:25:01.9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193673" calcext:value-type="float">
            <text:p>-1.19E-07</text:p>
          </table:table-cell>
          <table:table-cell table:formula="of:=[.C190]*10^9" office:value-type="float" office:value="-119.3673" calcext:value-type="float">
            <text:p>-119.3673</text:p>
          </table:table-cell>
          <table:table-cell table:formula="of:=[.$N$1]*[.D190]" office:value-type="float" office:value="-101.970443122766" calcext:value-type="float">
            <text:p>-101.970443122766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02.202579128307" calcext:value-type="float">
            <text:p>-102.202579128307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790599561692034" calcext:value-type="float">
            <text:p>0.790599561692034</text:p>
          </table:table-cell>
          <table:table-cell/>
          <table:table-cell table:formula="of:=(MAX([.E189:.E193])-MIN([.E189:.E193]))/2" office:value-type="float" office:value="0.256704458912893" calcext:value-type="float">
            <text:p>0.256704458912893</text:p>
          </table:table-cell>
          <table:table-cell table:number-columns-repeated="2"/>
        </table:table-row>
        <table:table-row table:style-name="ro1">
          <table:table-cell office:value-type="time" office:time-value="PT15H25M02.351S" calcext:value-type="time">
            <text:p>15:25:02.3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195175" calcext:value-type="float">
            <text:p>-1.20E-07</text:p>
          </table:table-cell>
          <table:table-cell table:formula="of:=[.C191]*10^9" office:value-type="float" office:value="-119.5175" calcext:value-type="float">
            <text:p>-119.5175</text:p>
          </table:table-cell>
          <table:table-cell table:formula="of:=[.$N$1]*[.D191]" office:value-type="float" office:value="-102.098752639334" calcext:value-type="float">
            <text:p>-102.098752639334</text:p>
          </table:table-cell>
          <table:table-cell table:number-columns-repeated="9"/>
        </table:table-row>
        <table:table-row table:style-name="ro1">
          <table:table-cell office:value-type="time" office:time-value="PT15H25M02.735S" calcext:value-type="time">
            <text:p>15:25:02.7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198953" calcext:value-type="float">
            <text:p>-1.20E-07</text:p>
          </table:table-cell>
          <table:table-cell table:formula="of:=[.C192]*10^9" office:value-type="float" office:value="-119.8953" calcext:value-type="float">
            <text:p>-119.8953</text:p>
          </table:table-cell>
          <table:table-cell table:formula="of:=[.$N$1]*[.D192]" office:value-type="float" office:value="-102.421491223618" calcext:value-type="float">
            <text:p>-102.421491223618</text:p>
          </table:table-cell>
          <table:table-cell table:number-columns-repeated="9"/>
        </table:table-row>
        <table:table-row table:style-name="ro1">
          <table:table-cell office:value-type="time" office:time-value="PT15H25M03.119S" calcext:value-type="time">
            <text:p>15:25:03.1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1199683" calcext:value-type="float">
            <text:p>-1.20E-07</text:p>
          </table:table-cell>
          <table:table-cell table:formula="of:=[.C193]*10^9" office:value-type="float" office:value="-119.9683" calcext:value-type="float">
            <text:p>-119.9683</text:p>
          </table:table-cell>
          <table:table-cell table:formula="of:=[.$N$1]*[.D193]" office:value-type="float" office:value="-102.483852040592" calcext:value-type="float">
            <text:p>-102.483852040592</text:p>
          </table:table-cell>
          <table:table-cell table:number-columns-repeated="9"/>
        </table:table-row>
        <table:table-row table:style-name="ro1">
          <table:table-cell office:value-type="time" office:time-value="PT15H25M03.503S" calcext:value-type="time">
            <text:p>15:25:03.5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59655" calcext:value-type="float">
            <text:p>-2.26E-07</text:p>
          </table:table-cell>
          <table:table-cell table:formula="of:=[.C194]*10^9" office:value-type="float" office:value="-225.9655" calcext:value-type="float">
            <text:p>-225.9655</text:p>
          </table:table-cell>
          <table:table-cell table:formula="of:=[.$N$1]*[.D194]" office:value-type="float" office:value="-193.032783395934" calcext:value-type="float">
            <text:p>-193.032783395934</text:p>
          </table:table-cell>
          <table:table-cell table:number-columns-repeated="9"/>
        </table:table-row>
        <table:table-row table:style-name="ro1">
          <table:table-cell office:value-type="time" office:time-value="PT15H25M03.887S" calcext:value-type="time">
            <text:p>15:25:03.8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65276" calcext:value-type="float">
            <text:p>-2.27E-07</text:p>
          </table:table-cell>
          <table:table-cell table:formula="of:=[.C195]*10^9" office:value-type="float" office:value="-226.5276" calcext:value-type="float">
            <text:p>-226.5276</text:p>
          </table:table-cell>
          <table:table-cell table:formula="of:=[.$N$1]*[.D195]" office:value-type="float" office:value="-193.512961686632" calcext:value-type="float">
            <text:p>-193.51296168663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93.616788175605" calcext:value-type="float">
            <text:p>-193.61678817560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1.51493539489963" calcext:value-type="float">
            <text:p>1.51493539489963</text:p>
          </table:table-cell>
          <table:table-cell/>
          <table:table-cell table:formula="of:=(MAX([.E194:.E198])-MIN([.E194:.E198]))/2" office:value-type="float" office:value="0.554498716407153" calcext:value-type="float">
            <text:p>0.554498716407153</text:p>
          </table:table-cell>
          <table:table-cell table:number-columns-repeated="2"/>
        </table:table-row>
        <table:table-row table:style-name="ro1">
          <table:table-cell office:value-type="time" office:time-value="PT15H25M04.27S" calcext:value-type="time">
            <text:p>15:25:04.2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67451" calcext:value-type="float">
            <text:p>-2.27E-07</text:p>
          </table:table-cell>
          <table:table-cell table:formula="of:=[.C196]*10^9" office:value-type="float" office:value="-226.7451" calcext:value-type="float">
            <text:p>-226.7451</text:p>
          </table:table-cell>
          <table:table-cell table:formula="of:=[.$N$1]*[.D196]" office:value-type="float" office:value="-193.698762750904" calcext:value-type="float">
            <text:p>-193.698762750904</text:p>
          </table:table-cell>
          <table:table-cell table:number-columns-repeated="9"/>
        </table:table-row>
        <table:table-row table:style-name="ro1">
          <table:table-cell office:value-type="time" office:time-value="PT15H25M04.654S" calcext:value-type="time">
            <text:p>15:25:04.6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67438" calcext:value-type="float">
            <text:p>-2.27E-07</text:p>
          </table:table-cell>
          <table:table-cell table:formula="of:=[.C197]*10^9" office:value-type="float" office:value="-226.7438" calcext:value-type="float">
            <text:p>-226.7438</text:p>
          </table:table-cell>
          <table:table-cell table:formula="of:=[.$N$1]*[.D197]" office:value-type="float" office:value="-193.697652215807" calcext:value-type="float">
            <text:p>-193.697652215807</text:p>
          </table:table-cell>
          <table:table-cell table:number-columns-repeated="9"/>
        </table:table-row>
        <table:table-row table:style-name="ro1">
          <table:table-cell office:value-type="time" office:time-value="PT15H25M05.038S" calcext:value-type="time">
            <text:p>15:25:05.0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2272637" calcext:value-type="float">
            <text:p>-2.27E-07</text:p>
          </table:table-cell>
          <table:table-cell table:formula="of:=[.C198]*10^9" office:value-type="float" office:value="-227.2637" calcext:value-type="float">
            <text:p>-227.2637</text:p>
          </table:table-cell>
          <table:table-cell table:formula="of:=[.$N$1]*[.D198]" office:value-type="float" office:value="-194.141780828748" calcext:value-type="float">
            <text:p>-194.141780828748</text:p>
          </table:table-cell>
          <table:table-cell table:number-columns-repeated="9"/>
        </table:table-row>
        <table:table-row table:style-name="ro1">
          <table:table-cell office:value-type="time" office:time-value="PT15H25M05.422S" calcext:value-type="time">
            <text:p>15:25:05.4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689273" calcext:value-type="float">
            <text:p>-3.69E-07</text:p>
          </table:table-cell>
          <table:table-cell table:formula="of:=[.C199]*10^9" office:value-type="float" office:value="-368.9273" calcext:value-type="float">
            <text:p>-368.9273</text:p>
          </table:table-cell>
          <table:table-cell table:formula="of:=[.$N$1]*[.D199]" office:value-type="float" office:value="-315.159011396637" calcext:value-type="float">
            <text:p>-315.159011396637</text:p>
          </table:table-cell>
          <table:table-cell table:number-columns-repeated="9"/>
        </table:table-row>
        <table:table-row table:style-name="ro1">
          <table:table-cell office:value-type="time" office:time-value="PT15H25M05.806S" calcext:value-type="time">
            <text:p>15:25:05.8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690066" calcext:value-type="float">
            <text:p>-3.69E-07</text:p>
          </table:table-cell>
          <table:table-cell table:formula="of:=[.C200]*10^9" office:value-type="float" office:value="-369.0066" calcext:value-type="float">
            <text:p>-369.0066</text:p>
          </table:table-cell>
          <table:table-cell table:formula="of:=[.$N$1]*[.D200]" office:value-type="float" office:value="-315.226754037541" calcext:value-type="float">
            <text:p>-315.226754037541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15.612041375507" calcext:value-type="float">
            <text:p>-315.61204137550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39222110840265" calcext:value-type="float">
            <text:p>2.39222110840265</text:p>
          </table:table-cell>
          <table:table-cell/>
          <table:table-cell table:formula="of:=(MAX([.E199:.E203])-MIN([.E199:.E203]))/2" office:value-type="float" office:value="0.549843011578275" calcext:value-type="float">
            <text:p>0.549843011578275</text:p>
          </table:table-cell>
          <table:table-cell table:number-columns-repeated="2"/>
        </table:table-row>
        <table:table-row table:style-name="ro1">
          <table:table-cell office:value-type="time" office:time-value="PT15H25M06.189S" calcext:value-type="time">
            <text:p>15:25:06.1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692663" calcext:value-type="float">
            <text:p>-3.69E-07</text:p>
          </table:table-cell>
          <table:table-cell table:formula="of:=[.C201]*10^9" office:value-type="float" office:value="-369.2663" calcext:value-type="float">
            <text:p>-369.2663</text:p>
          </table:table-cell>
          <table:table-cell table:formula="of:=[.$N$1]*[.D201]" office:value-type="float" office:value="-315.44860477957" calcext:value-type="float">
            <text:p>-315.44860477957</text:p>
          </table:table-cell>
          <table:table-cell table:number-columns-repeated="9"/>
        </table:table-row>
        <table:table-row table:style-name="ro1">
          <table:table-cell office:value-type="time" office:time-value="PT15H25M06.572S" calcext:value-type="time">
            <text:p>15:25:06.5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698733" calcext:value-type="float">
            <text:p>-3.70E-07</text:p>
          </table:table-cell>
          <table:table-cell table:formula="of:=[.C202]*10^9" office:value-type="float" office:value="-369.8733" calcext:value-type="float">
            <text:p>-369.8733</text:p>
          </table:table-cell>
          <table:table-cell table:formula="of:=[.$N$1]*[.D202]" office:value-type="float" office:value="-315.967139243996" calcext:value-type="float">
            <text:p>-315.967139243996</text:p>
          </table:table-cell>
          <table:table-cell table:number-columns-repeated="9"/>
        </table:table-row>
        <table:table-row table:style-name="ro1">
          <table:table-cell office:value-type="time" office:time-value="PT15H25M06.956S" calcext:value-type="time">
            <text:p>15:25:06.9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02146" calcext:value-type="float">
            <text:p>-3.70E-07</text:p>
          </table:table-cell>
          <table:table-cell table:formula="of:=[.C203]*10^9" office:value-type="float" office:value="-370.2146" calcext:value-type="float">
            <text:p>-370.2146</text:p>
          </table:table-cell>
          <table:table-cell table:formula="of:=[.$N$1]*[.D203]" office:value-type="float" office:value="-316.258697419793" calcext:value-type="float">
            <text:p>-316.258697419793</text:p>
          </table:table-cell>
          <table:table-cell table:number-columns-repeated="9"/>
        </table:table-row>
        <table:table-row table:style-name="ro1">
          <table:table-cell office:value-type="time" office:time-value="PT15H25M07.332S" calcext:value-type="time">
            <text:p>15:25:07.3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6025" calcext:value-type="float">
            <text:p>-5.36E-07</text:p>
          </table:table-cell>
          <table:table-cell table:formula="of:=[.C204]*10^9" office:value-type="float" office:value="-536.025" calcext:value-type="float">
            <text:p>-536.025</text:p>
          </table:table-cell>
          <table:table-cell table:formula="of:=[.$N$1]*[.D204]" office:value-type="float" office:value="-457.903519430202" calcext:value-type="float">
            <text:p>-457.903519430202</text:p>
          </table:table-cell>
          <table:table-cell table:number-columns-repeated="9"/>
        </table:table-row>
        <table:table-row table:style-name="ro1">
          <table:table-cell office:value-type="time" office:time-value="PT15H25M07.709S" calcext:value-type="time">
            <text:p>15:25:07.7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63866" calcext:value-type="float">
            <text:p>-5.36E-07</text:p>
          </table:table-cell>
          <table:table-cell table:formula="of:=[.C205]*10^9" office:value-type="float" office:value="-536.3866" calcext:value-type="float">
            <text:p>-536.3866</text:p>
          </table:table-cell>
          <table:table-cell table:formula="of:=[.$N$1]*[.D205]" office:value-type="float" office:value="-458.212419038665" calcext:value-type="float">
            <text:p>-458.212419038665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58.651251253452" calcext:value-type="float">
            <text:p>-458.65125125345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3.4574952597279" calcext:value-type="float">
            <text:p>3.4574952597279</text:p>
          </table:table-cell>
          <table:table-cell/>
          <table:table-cell table:formula="of:=(MAX([.E204:.E208])-MIN([.E204:.E208]))/2" office:value-type="float" office:value="0.677340983267982" calcext:value-type="float">
            <text:p>0.677340983267982</text:p>
          </table:table-cell>
          <table:table-cell table:number-columns-repeated="2"/>
        </table:table-row>
        <table:table-row table:style-name="ro1">
          <table:table-cell office:value-type="time" office:time-value="PT15H25M08.093S" calcext:value-type="time">
            <text:p>15:25:08.0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70092" calcext:value-type="float">
            <text:p>-5.37E-07</text:p>
          </table:table-cell>
          <table:table-cell table:formula="of:=[.C206]*10^9" office:value-type="float" office:value="-537.0092" calcext:value-type="float">
            <text:p>-537.0092</text:p>
          </table:table-cell>
          <table:table-cell table:formula="of:=[.$N$1]*[.D206]" office:value-type="float" office:value="-458.744279924253" calcext:value-type="float">
            <text:p>-458.744279924253</text:p>
          </table:table-cell>
          <table:table-cell table:number-columns-repeated="9"/>
        </table:table-row>
        <table:table-row table:style-name="ro1">
          <table:table-cell office:value-type="time" office:time-value="PT15H25M08.476S" calcext:value-type="time">
            <text:p>15:25:08.4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74699" calcext:value-type="float">
            <text:p>-5.37E-07</text:p>
          </table:table-cell>
          <table:table-cell table:formula="of:=[.C207]*10^9" office:value-type="float" office:value="-537.4699" calcext:value-type="float">
            <text:p>-537.4699</text:p>
          </table:table-cell>
          <table:table-cell table:formula="of:=[.$N$1]*[.D207]" office:value-type="float" office:value="-459.137836477401" calcext:value-type="float">
            <text:p>-459.137836477401</text:p>
          </table:table-cell>
          <table:table-cell table:number-columns-repeated="9"/>
        </table:table-row>
        <table:table-row table:style-name="ro1">
          <table:table-cell office:value-type="time" office:time-value="PT15H25M08.859S" calcext:value-type="time">
            <text:p>15:25:08.8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5376108" calcext:value-type="float">
            <text:p>-5.38E-07</text:p>
          </table:table-cell>
          <table:table-cell table:formula="of:=[.C208]*10^9" office:value-type="float" office:value="-537.6108" calcext:value-type="float">
            <text:p>-537.6108</text:p>
          </table:table-cell>
          <table:table-cell table:formula="of:=[.$N$1]*[.D208]" office:value-type="float" office:value="-459.258201396738" calcext:value-type="float">
            <text:p>-459.258201396738</text:p>
          </table:table-cell>
          <table:table-cell table:number-columns-repeated="9"/>
        </table:table-row>
        <table:table-row table:style-name="ro1">
          <table:table-cell office:value-type="time" office:time-value="PT15H25M09.243S" calcext:value-type="time">
            <text:p>15:25:09.2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184405" calcext:value-type="float">
            <text:p>-7.18E-07</text:p>
          </table:table-cell>
          <table:table-cell table:formula="of:=[.C209]*10^9" office:value-type="float" office:value="-718.4405" calcext:value-type="float">
            <text:p>-718.4405</text:p>
          </table:table-cell>
          <table:table-cell table:formula="of:=[.$N$1]*[.D209]" office:value-type="float" office:value="-613.733377083521" calcext:value-type="float">
            <text:p>-613.733377083521</text:p>
          </table:table-cell>
          <table:table-cell table:number-columns-repeated="9"/>
        </table:table-row>
        <table:table-row table:style-name="ro1">
          <table:table-cell office:value-type="time" office:time-value="PT15H25M09.627S" calcext:value-type="time">
            <text:p>15:25:09.6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190259" calcext:value-type="float">
            <text:p>-7.19E-07</text:p>
          </table:table-cell>
          <table:table-cell table:formula="of:=[.C210]*10^9" office:value-type="float" office:value="-719.0259" calcext:value-type="float">
            <text:p>-719.0259</text:p>
          </table:table-cell>
          <table:table-cell table:formula="of:=[.$N$1]*[.D210]" office:value-type="float" office:value="-614.233459580185" calcext:value-type="float">
            <text:p>-614.233459580185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614.477538109305" calcext:value-type="float">
            <text:p>-614.477538109305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4.6133259925361" calcext:value-type="float">
            <text:p>4.6133259925361</text:p>
          </table:table-cell>
          <table:table-cell/>
          <table:table-cell table:formula="of:=(MAX([.E209:.E213])-MIN([.E209:.E213]))/2" office:value-type="float" office:value="0.764646127031369" calcext:value-type="float">
            <text:p>0.764646127031369</text:p>
          </table:table-cell>
          <table:table-cell table:number-columns-repeated="2"/>
        </table:table-row>
        <table:table-row table:style-name="ro1">
          <table:table-cell office:value-type="time" office:time-value="PT15H25M10.012S" calcext:value-type="time">
            <text:p>15:25:10.0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192704" calcext:value-type="float">
            <text:p>-7.19E-07</text:p>
          </table:table-cell>
          <table:table-cell table:formula="of:=[.C211]*10^9" office:value-type="float" office:value="-719.2704" calcext:value-type="float">
            <text:p>-719.2704</text:p>
          </table:table-cell>
          <table:table-cell table:formula="of:=[.$N$1]*[.D211]" office:value-type="float" office:value="-614.442325604159" calcext:value-type="float">
            <text:p>-614.442325604159</text:p>
          </table:table-cell>
          <table:table-cell table:number-columns-repeated="9"/>
        </table:table-row>
        <table:table-row table:style-name="ro1">
          <table:table-cell office:value-type="time" office:time-value="PT15H25M10.395S" calcext:value-type="time">
            <text:p>15:25:10.4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195906" calcext:value-type="float">
            <text:p>-7.20E-07</text:p>
          </table:table-cell>
          <table:table-cell table:formula="of:=[.C212]*10^9" office:value-type="float" office:value="-719.5906" calcext:value-type="float">
            <text:p>-719.5906</text:p>
          </table:table-cell>
          <table:table-cell table:formula="of:=[.$N$1]*[.D212]" office:value-type="float" office:value="-614.715858941078" calcext:value-type="float">
            <text:p>-614.715858941078</text:p>
          </table:table-cell>
          <table:table-cell table:number-columns-repeated="9"/>
        </table:table-row>
        <table:table-row table:style-name="ro1">
          <table:table-cell office:value-type="time" office:time-value="PT15H25M10.778S" calcext:value-type="time">
            <text:p>15:25:10.7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7202307" calcext:value-type="float">
            <text:p>-7.20E-07</text:p>
          </table:table-cell>
          <table:table-cell table:formula="of:=[.C213]*10^9" office:value-type="float" office:value="-720.2307" calcext:value-type="float">
            <text:p>-720.2307</text:p>
          </table:table-cell>
          <table:table-cell table:formula="of:=[.$N$1]*[.D213]" office:value-type="float" office:value="-615.262669337584" calcext:value-type="float">
            <text:p>-615.262669337584</text:p>
          </table:table-cell>
          <table:table-cell table:number-columns-repeated="9"/>
        </table:table-row>
        <table:table-row table:style-name="ro1">
          <table:table-cell office:value-type="time" office:time-value="PT15H25M11.163S" calcext:value-type="time">
            <text:p>15:25:11.1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066031" calcext:value-type="float">
            <text:p>-9.07E-07</text:p>
          </table:table-cell>
          <table:table-cell table:formula="of:=[.C214]*10^9" office:value-type="float" office:value="-906.6031" calcext:value-type="float">
            <text:p>-906.6031</text:p>
          </table:table-cell>
          <table:table-cell table:formula="of:=[.$N$1]*[.D214]" office:value-type="float" office:value="-774.472739548215" calcext:value-type="float">
            <text:p>-774.472739548215</text:p>
          </table:table-cell>
          <table:table-cell table:number-columns-repeated="9"/>
        </table:table-row>
        <table:table-row table:style-name="ro1">
          <table:table-cell office:value-type="time" office:time-value="PT15H25M11.546S" calcext:value-type="time">
            <text:p>15:25:11.5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06866" calcext:value-type="float">
            <text:p>-9.07E-07</text:p>
          </table:table-cell>
          <table:table-cell table:formula="of:=[.C215]*10^9" office:value-type="float" office:value="-906.866" calcext:value-type="float">
            <text:p>-906.866</text:p>
          </table:table-cell>
          <table:table-cell table:formula="of:=[.$N$1]*[.D215]" office:value-type="float" office:value="-774.697323915097" calcext:value-type="float">
            <text:p>-774.697323915097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775.210203193107" calcext:value-type="float">
            <text:p>-775.210203193107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5.80845913329919" calcext:value-type="float">
            <text:p>5.80845913329919</text:p>
          </table:table-cell>
          <table:table-cell/>
          <table:table-cell table:formula="of:=(MAX([.E214:.E218])-MIN([.E214:.E218]))/2" office:value-type="float" office:value="0.863526463534413" calcext:value-type="float">
            <text:p>0.863526463534413</text:p>
          </table:table-cell>
          <table:table-cell table:number-columns-repeated="2"/>
        </table:table-row>
        <table:table-row table:style-name="ro1">
          <table:table-cell office:value-type="time" office:time-value="PT15H25M11.93S" calcext:value-type="time">
            <text:p>15:25:11.9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073111" calcext:value-type="float">
            <text:p>-9.07E-07</text:p>
          </table:table-cell>
          <table:table-cell table:formula="of:=[.C216]*10^9" office:value-type="float" office:value="-907.3111" calcext:value-type="float">
            <text:p>-907.3111</text:p>
          </table:table-cell>
          <table:table-cell table:formula="of:=[.$N$1]*[.D216]" office:value-type="float" office:value="-775.077554047084" calcext:value-type="float">
            <text:p>-775.077554047084</text:p>
          </table:table-cell>
          <table:table-cell table:number-columns-repeated="9"/>
        </table:table-row>
        <table:table-row table:style-name="ro1">
          <table:table-cell office:value-type="time" office:time-value="PT15H25M12.314S" calcext:value-type="time">
            <text:p>15:25:12.3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079269" calcext:value-type="float">
            <text:p>-9.08E-07</text:p>
          </table:table-cell>
          <table:table-cell table:formula="of:=[.C217]*10^9" office:value-type="float" office:value="-907.9269" calcext:value-type="float">
            <text:p>-907.9269</text:p>
          </table:table-cell>
          <table:table-cell table:formula="of:=[.$N$1]*[.D217]" office:value-type="float" office:value="-775.603605979858" calcext:value-type="float">
            <text:p>-775.603605979858</text:p>
          </table:table-cell>
          <table:table-cell table:number-columns-repeated="9"/>
        </table:table-row>
        <table:table-row table:style-name="ro1">
          <table:table-cell office:value-type="time" office:time-value="PT15H25M12.698S" calcext:value-type="time">
            <text:p>15:25:12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086248" calcext:value-type="float">
            <text:p>-9.09E-07</text:p>
          </table:table-cell>
          <table:table-cell table:formula="of:=[.C218]*10^9" office:value-type="float" office:value="-908.6248" calcext:value-type="float">
            <text:p>-908.6248</text:p>
          </table:table-cell>
          <table:table-cell table:formula="of:=[.$N$1]*[.D218]" office:value-type="float" office:value="-776.199792475283" calcext:value-type="float">
            <text:p>-776.199792475283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7763086016354" calcext:value-type="float">
            <text:p>0.0417763086016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407548815797" calcext:value-type="float">
            <text:p>0.101407548815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0827619343704" calcext:value-type="float">
            <text:p>-0.1208276193437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19030106073" calcext:value-type="float">
            <text:p>0.1041190301060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2969525316015" calcext:value-type="float">
            <text:p>-0.1029695253160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4836235172826" calcext:value-type="float">
            <text:p>0.0954836235172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84354183504562" calcext:value-type="float">
            <text:p>-0.18435418350456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6059035806597" calcext:value-type="float">
            <text:p>0.082605903580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03050237343704" calcext:value-type="float">
            <text:p>-0.2030502373437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64527403471" calcext:value-type="float">
            <text:p>0.1087645274034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03493922705351" calcext:value-type="float">
            <text:p>-0.2034939227053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65748375812" calcext:value-type="float">
            <text:p>0.1162657483758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17188556725244" calcext:value-type="float">
            <text:p>-0.2171885567252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460492012227" calcext:value-type="float">
            <text:p>0.099446049201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50431194528108" calcext:value-type="float">
            <text:p>-0.2504311945281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27962400523" calcext:value-type="float">
            <text:p>0.104027962400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38892333203029" calcext:value-type="float">
            <text:p>-0.2388923332030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97310217008983" calcext:value-type="float">
            <text:p>0.0697310217008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79228730295045" calcext:value-type="float">
            <text:p>-0.279228730295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6109453431538" calcext:value-type="float">
            <text:p>0.077610945343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74178444941996" calcext:value-type="float">
            <text:p>-0.2741784449419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1755701452734" calcext:value-type="float">
            <text:p>0.111755701452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81342205704649" calcext:value-type="float">
            <text:p>-0.281342205704649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6576792616" calcext:value-type="float">
            <text:p>0.114365767926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78288098297868" calcext:value-type="float">
            <text:p>-0.3782880982978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8779713709207" calcext:value-type="float">
            <text:p>0.0968779713709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080528656713" calcext:value-type="float">
            <text:p>-0.32080528656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50257056126384" calcext:value-type="float">
            <text:p>0.075025705612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62261690297958" calcext:value-type="float">
            <text:p>-0.362261690297958</text:p>
          </table:table-cell>
          <table:table-cell office:value-type="float" office:value="0.05" calcext:value-type="float">
            <text:p>0.05</text:p>
          </table:table-cell>
          <table:table-cell office:value-type="float" office:value="0.129676353496864" calcext:value-type="float">
            <text:p>0.1296763534968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4809551259955" calcext:value-type="float">
            <text:p>-0.34809551259955</text:p>
          </table:table-cell>
          <table:table-cell office:value-type="float" office:value="0.05" calcext:value-type="float">
            <text:p>0.05</text:p>
          </table:table-cell>
          <table:table-cell office:value-type="float" office:value="0.128824424407687" calcext:value-type="float">
            <text:p>0.1288244244076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8130327669471" calcext:value-type="float">
            <text:p>-0.38130327669471</text:p>
          </table:table-cell>
          <table:table-cell office:value-type="float" office:value="0.05" calcext:value-type="float">
            <text:p>0.05</text:p>
          </table:table-cell>
          <table:table-cell office:value-type="float" office:value="0.0564304526550709" calcext:value-type="float">
            <text:p>0.0564304526550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9796530737428" calcext:value-type="float">
            <text:p>-0.35979653073742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7342257999" calcext:value-type="float">
            <text:p>0.12177342257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72152392081203" calcext:value-type="float">
            <text:p>-0.3721523920812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64740342983" calcext:value-type="float">
            <text:p>0.114364740342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1360292180433" calcext:value-type="float">
            <text:p>-0.3613602921804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1530030695664" calcext:value-type="float">
            <text:p>0.111530030695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23936020212393" calcext:value-type="float">
            <text:p>-0.423936020212393</text:p>
          </table:table-cell>
          <table:table-cell office:value-type="float" office:value="0.05" calcext:value-type="float">
            <text:p>0.05</text:p>
          </table:table-cell>
          <table:table-cell office:value-type="float" office:value="0.12118815703865" calcext:value-type="float">
            <text:p>0.12118815703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49852604942154" calcext:value-type="float">
            <text:p>-0.4498526049421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44785974" calcext:value-type="float">
            <text:p>0.115244785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58186150792838" calcext:value-type="float">
            <text:p>-0.458186150792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20106457543443" calcext:value-type="float">
            <text:p>0.1201064575434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69992857097821" calcext:value-type="float">
            <text:p>-0.469992857097821</text:p>
          </table:table-cell>
          <table:table-cell office:value-type="float" office:value="0.05" calcext:value-type="float">
            <text:p>0.05</text:p>
          </table:table-cell>
          <table:table-cell office:value-type="float" office:value="0.131096528648724" calcext:value-type="float">
            <text:p>0.131096528648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94239941405852" calcext:value-type="float">
            <text:p>-0.494239941405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298777275078" calcext:value-type="float">
            <text:p>0.0819298777275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20522759346722" calcext:value-type="float">
            <text:p>-0.5205227593467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6289564569368" calcext:value-type="float">
            <text:p>0.116289564569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21206023184736" calcext:value-type="float">
            <text:p>-0.5212060231847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469760457822" calcext:value-type="float">
            <text:p>0.104469760457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81485624974709" calcext:value-type="float">
            <text:p>-0.581485624974709</text:p>
          </table:table-cell>
          <table:table-cell office:value-type="float" office:value="0.05" calcext:value-type="float">
            <text:p>0.05</text:p>
          </table:table-cell>
          <table:table-cell office:value-type="float" office:value="0.129824064193589" calcext:value-type="float">
            <text:p>0.129824064193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53085276322" calcext:value-type="float">
            <text:p>-0.6530852763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678959654864" calcext:value-type="float">
            <text:p>0.0961678959654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722543505869345" calcext:value-type="float">
            <text:p>-0.72254350586934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619744276423" calcext:value-type="float">
            <text:p>0.1146197442764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789944999648081" calcext:value-type="float">
            <text:p>-0.7899449996480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7877128722843" calcext:value-type="float">
            <text:p>0.091787712872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991515402793273" calcext:value-type="float">
            <text:p>-0.99151540279327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92599950167" calcext:value-type="float">
            <text:p>0.118925999501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3761986514334" calcext:value-type="float">
            <text:p>-1.37619865143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62954306792" calcext:value-type="float">
            <text:p>0.106062954306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22204730544872" calcext:value-type="float">
            <text:p>-2.2220473054487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09501868197" calcext:value-type="float">
            <text:p>0.11050950186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.31998655448838" calcext:value-type="float">
            <text:p>-4.31998655448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9267341324" calcext:value-type="float">
            <text:p>0.111892673413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9.92133441449953" calcext:value-type="float">
            <text:p>-9.92133441449953</text:p>
          </table:table-cell>
          <table:table-cell office:value-type="float" office:value="0.05" calcext:value-type="float">
            <text:p>0.05</text:p>
          </table:table-cell>
          <table:table-cell office:value-type="float" office:value="0.138943180004614" calcext:value-type="float">
            <text:p>0.138943180004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4.5287009303514" calcext:value-type="float">
            <text:p>-24.5287009303514</text:p>
          </table:table-cell>
          <table:table-cell office:value-type="float" office:value="0.05" calcext:value-type="float">
            <text:p>0.05</text:p>
          </table:table-cell>
          <table:table-cell office:value-type="float" office:value="0.218509108531339" calcext:value-type="float">
            <text:p>0.2185091085313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8.0684461243872" calcext:value-type="float">
            <text:p>-58.0684461243872</text:p>
          </table:table-cell>
          <table:table-cell office:value-type="float" office:value="0.05" calcext:value-type="float">
            <text:p>0.05</text:p>
          </table:table-cell>
          <table:table-cell office:value-type="float" office:value="0.481493374533014" calcext:value-type="float">
            <text:p>0.481493374533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22.156128072824" calcext:value-type="float">
            <text:p>-122.156128072824</text:p>
          </table:table-cell>
          <table:table-cell office:value-type="float" office:value="0.05" calcext:value-type="float">
            <text:p>0.05</text:p>
          </table:table-cell>
          <table:table-cell office:value-type="float" office:value="0.974406786285479" calcext:value-type="float">
            <text:p>0.974406786285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19.592742343213" calcext:value-type="float">
            <text:p>-219.592742343213</text:p>
          </table:table-cell>
          <table:table-cell office:value-type="float" office:value="0.05" calcext:value-type="float">
            <text:p>0.05</text:p>
          </table:table-cell>
          <table:table-cell office:value-type="float" office:value="1.65712648499039" calcext:value-type="float">
            <text:p>1.65712648499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44.297716712732" calcext:value-type="float">
            <text:p>-344.297716712732</text:p>
          </table:table-cell>
          <table:table-cell office:value-type="float" office:value="0.05" calcext:value-type="float">
            <text:p>0.05</text:p>
          </table:table-cell>
          <table:table-cell office:value-type="float" office:value="2.60119905611574" calcext:value-type="float">
            <text:p>2.60119905611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87.644644097135" calcext:value-type="float">
            <text:p>-487.644644097135</text:p>
          </table:table-cell>
          <table:table-cell office:value-type="float" office:value="0.05" calcext:value-type="float">
            <text:p>0.05</text:p>
          </table:table-cell>
          <table:table-cell office:value-type="float" office:value="3.66907116668491" calcext:value-type="float">
            <text:p>3.66907116668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40.614546845322" calcext:value-type="float">
            <text:p>-640.614546845322</text:p>
          </table:table-cell>
          <table:table-cell office:value-type="float" office:value="0.05" calcext:value-type="float">
            <text:p>0.05</text:p>
          </table:table-cell>
          <table:table-cell office:value-type="float" office:value="4.78091577983409" calcext:value-type="float">
            <text:p>4.78091577983409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6571827082876" calcext:value-type="float">
            <text:p>0.019657182708288</text:p>
          </table:table-cell>
          <table:table-cell office:value-type="float" office:value="0.05" calcext:value-type="float">
            <text:p>0.05</text:p>
          </table:table-cell>
          <table:table-cell office:value-type="float" office:value="0.129504883745901" calcext:value-type="float">
            <text:p>0.1295048837459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63206230778732" calcext:value-type="float">
            <text:p>-0.0632062307787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4065016575" calcext:value-type="float">
            <text:p>0.10204065016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8251380735046" calcext:value-type="float">
            <text:p>-0.138251380735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33973753108911" calcext:value-type="float">
            <text:p>0.133973753108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5051093917193" calcext:value-type="float">
            <text:p>-0.13505109391719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88256089156" calcext:value-type="float">
            <text:p>0.118882560891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75759967274548" calcext:value-type="float">
            <text:p>-0.17575996727454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099557885233" calcext:value-type="float">
            <text:p>0.1160995578852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7268171061823" calcext:value-type="float">
            <text:p>-0.15726817106182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545946438025" calcext:value-type="float">
            <text:p>0.115545946438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1970318986528" calcext:value-type="float">
            <text:p>-0.219703189865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1522407201327" calcext:value-type="float">
            <text:p>0.094152240720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21936292762747" calcext:value-type="float">
            <text:p>-0.2219362927627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2885359869545" calcext:value-type="float">
            <text:p>0.076288535986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53002228565012" calcext:value-type="float">
            <text:p>-0.2530022285650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14550269029" calcext:value-type="float">
            <text:p>0.097914550269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72937980892213" calcext:value-type="float">
            <text:p>-0.27293798089221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5661485898524" calcext:value-type="float">
            <text:p>0.063566148589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66189638987668" calcext:value-type="float">
            <text:p>-0.2661896389876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481306206195" calcext:value-type="float">
            <text:p>0.116481306206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6857761569924" calcext:value-type="float">
            <text:p>-0.2685776156992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31013842453" calcext:value-type="float">
            <text:p>0.106431013842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59274932533232" calcext:value-type="float">
            <text:p>-0.359274932533232</text:p>
          </table:table-cell>
          <table:table-cell office:value-type="float" office:value="0.05" calcext:value-type="float">
            <text:p>0.05</text:p>
          </table:table-cell>
          <table:table-cell office:value-type="float" office:value="0.157784360426482" calcext:value-type="float">
            <text:p>0.157784360426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34253055724521" calcext:value-type="float">
            <text:p>-0.3342530557245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59338660327" calcext:value-type="float">
            <text:p>0.107559338660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72074887425326" calcext:value-type="float">
            <text:p>-0.3720748874253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254156660638" calcext:value-type="float">
            <text:p>0.067825415666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9516060300505" calcext:value-type="float">
            <text:p>-0.319516060300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472895389129" calcext:value-type="float">
            <text:p>0.0950472895389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63677725427903" calcext:value-type="float">
            <text:p>-0.3636777254279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7535284126228" calcext:value-type="float">
            <text:p>0.0857535284126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2701151931069" calcext:value-type="float">
            <text:p>-0.327011519310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89649422221" calcext:value-type="float">
            <text:p>0.1031896494222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7916840959359" calcext:value-type="float">
            <text:p>-0.379168409593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297225088917" calcext:value-type="float">
            <text:p>0.097429722508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0392269548049" calcext:value-type="float">
            <text:p>-0.403922695480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5242543949139" calcext:value-type="float">
            <text:p>0.097524254394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45358097075547" calcext:value-type="float">
            <text:p>-0.445358097075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46575829564491" calcext:value-type="float">
            <text:p>0.074657582956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17574693471047" calcext:value-type="float">
            <text:p>-0.4175746934710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76575380661" calcext:value-type="float">
            <text:p>0.115476575380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03239346956445" calcext:value-type="float">
            <text:p>-0.4032393469564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49958084598" calcext:value-type="float">
            <text:p>0.108749958084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93225131755164" calcext:value-type="float">
            <text:p>-0.49322513175516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0186070751523" calcext:value-type="float">
            <text:p>0.074018607075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82996702078956" calcext:value-type="float">
            <text:p>-0.48299670207895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81912292485" calcext:value-type="float">
            <text:p>0.100181912292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22699020979958" calcext:value-type="float">
            <text:p>-0.5226990209799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2227559586334" calcext:value-type="float">
            <text:p>0.0722275595863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36724806175619" calcext:value-type="float">
            <text:p>-0.5367248061756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76062826969" calcext:value-type="float">
            <text:p>0.1010760628269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63317676614411" calcext:value-type="float">
            <text:p>-0.5633176766144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90582385059114" calcext:value-type="float">
            <text:p>0.069058238505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45434621690791" calcext:value-type="float">
            <text:p>-0.64543462169079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281285709839" calcext:value-type="float">
            <text:p>0.075228128570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724889054879219" calcext:value-type="float">
            <text:p>-0.7248890548792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85404237997" calcext:value-type="float">
            <text:p>0.116885404237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872315901195227" calcext:value-type="float">
            <text:p>-0.87231590119522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22064795397" calcext:value-type="float">
            <text:p>0.122122064795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06408692797337" calcext:value-type="float">
            <text:p>-1.064086927973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681865954298" calcext:value-type="float">
            <text:p>0.103681865954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55020320938859" calcext:value-type="float">
            <text:p>-1.5502032093885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4593102261849" calcext:value-type="float">
            <text:p>0.077459310226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72769201631763" calcext:value-type="float">
            <text:p>-2.7276920163176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820873030068" calcext:value-type="float">
            <text:p>0.1148208730300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69845580779393" calcext:value-type="float">
            <text:p>-5.698455807793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41098597755" calcext:value-type="float">
            <text:p>0.098941098597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7677824263186" calcext:value-type="float">
            <text:p>-13.7677824263186</text:p>
          </table:table-cell>
          <table:table-cell office:value-type="float" office:value="0.05" calcext:value-type="float">
            <text:p>0.05</text:p>
          </table:table-cell>
          <table:table-cell office:value-type="float" office:value="0.16677728478976" calcext:value-type="float">
            <text:p>0.16677728478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4.106589451053" calcext:value-type="float">
            <text:p>-34.106589451053</text:p>
          </table:table-cell>
          <table:table-cell office:value-type="float" office:value="0.05" calcext:value-type="float">
            <text:p>0.05</text:p>
          </table:table-cell>
          <table:table-cell office:value-type="float" office:value="0.263806840850581" calcext:value-type="float">
            <text:p>0.263806840850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78.3625169062089" calcext:value-type="float">
            <text:p>-78.3625169062089</text:p>
          </table:table-cell>
          <table:table-cell office:value-type="float" office:value="0.05" calcext:value-type="float">
            <text:p>0.05</text:p>
          </table:table-cell>
          <table:table-cell office:value-type="float" office:value="0.619496262988879" calcext:value-type="float">
            <text:p>0.619496262988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56.207907030676" calcext:value-type="float">
            <text:p>-156.207907030676</text:p>
          </table:table-cell>
          <table:table-cell office:value-type="float" office:value="0.05" calcext:value-type="float">
            <text:p>0.05</text:p>
          </table:table-cell>
          <table:table-cell office:value-type="float" office:value="1.18183867775431" calcext:value-type="float">
            <text:p>1.18183867775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66.285740696027" calcext:value-type="float">
            <text:p>-266.285740696027</text:p>
          </table:table-cell>
          <table:table-cell office:value-type="float" office:value="0.05" calcext:value-type="float">
            <text:p>0.05</text:p>
          </table:table-cell>
          <table:table-cell office:value-type="float" office:value="2.03383898930743" calcext:value-type="float">
            <text:p>2.03383898930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0.577698866012" calcext:value-type="float">
            <text:p>-400.577698866012</text:p>
          </table:table-cell>
          <table:table-cell office:value-type="float" office:value="0.05" calcext:value-type="float">
            <text:p>0.05</text:p>
          </table:table-cell>
          <table:table-cell office:value-type="float" office:value="2.98769329027116" calcext:value-type="float">
            <text:p>2.98769329027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50.141444747892" calcext:value-type="float">
            <text:p>-550.141444747892</text:p>
          </table:table-cell>
          <table:table-cell office:value-type="float" office:value="0.05" calcext:value-type="float">
            <text:p>0.05</text:p>
          </table:table-cell>
          <table:table-cell office:value-type="float" office:value="4.11780927857528" calcext:value-type="float">
            <text:p>4.11780927857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06.713569462132" calcext:value-type="float">
            <text:p>-706.713569462132</text:p>
          </table:table-cell>
          <table:table-cell office:value-type="float" office:value="0.05" calcext:value-type="float">
            <text:p>0.05</text:p>
          </table:table-cell>
          <table:table-cell office:value-type="float" office:value="5.25082113558642" calcext:value-type="float">
            <text:p>5.2508211355864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6810784531387" calcext:value-type="float">
            <text:p>0.012681078453139</text:p>
          </table:table-cell>
          <table:table-cell office:value-type="float" office:value="0.05" calcext:value-type="float">
            <text:p>0.05</text:p>
          </table:table-cell>
          <table:table-cell office:value-type="float" office:value="0.138029611167808" calcext:value-type="float">
            <text:p>0.138029611167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35566384522813" calcext:value-type="float">
            <text:p>-0.0735566384522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39600632936" calcext:value-type="float">
            <text:p>0.106396006329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1455252564942" calcext:value-type="float">
            <text:p>-0.1014552525649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437170109454" calcext:value-type="float">
            <text:p>0.1124371701094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732874112854" calcext:value-type="float">
            <text:p>-0.17328741128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090252140778" calcext:value-type="float">
            <text:p>0.108090252140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8634761775025" calcext:value-type="float">
            <text:p>-0.158634761775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4665133847187" calcext:value-type="float">
            <text:p>0.077466513384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6623170700119" calcext:value-type="float">
            <text:p>-0.196623170700119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17644157263" calcext:value-type="float">
            <text:p>0.1129176441572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7069516473502" calcext:value-type="float">
            <text:p>-0.2070695164735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942174294965" calcext:value-type="float">
            <text:p>0.117942174294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5130811163976" calcext:value-type="float">
            <text:p>-0.2351308111639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92907254184" calcext:value-type="float">
            <text:p>0.1055929072541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48504404439391" calcext:value-type="float">
            <text:p>-0.2485044044393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5986688263459" calcext:value-type="float">
            <text:p>0.097598668826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33901380471204" calcext:value-type="float">
            <text:p>-0.2339013804712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5003596363" calcext:value-type="float">
            <text:p>0.10535003596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03128020882936" calcext:value-type="float">
            <text:p>-0.3031280208829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61828721222" calcext:value-type="float">
            <text:p>0.1068618287212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99290729164938" calcext:value-type="float">
            <text:p>-0.2992907291649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92269917322" calcext:value-type="float">
            <text:p>0.107392269917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17880129916579" calcext:value-type="float">
            <text:p>-0.317880129916579</text:p>
          </table:table-cell>
          <table:table-cell office:value-type="float" office:value="0.05" calcext:value-type="float">
            <text:p>0.05</text:p>
          </table:table-cell>
          <table:table-cell office:value-type="float" office:value="0.134039112758102" calcext:value-type="float">
            <text:p>0.134039112758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30443425529906" calcext:value-type="float">
            <text:p>-0.33044342552990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00133908497" calcext:value-type="float">
            <text:p>0.117001339084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56110249368263" calcext:value-type="float">
            <text:p>-0.3561102493682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4895155482267" calcext:value-type="float">
            <text:p>0.1248951554822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64211004918942" calcext:value-type="float">
            <text:p>-0.364211004918942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14924762647" calcext:value-type="float">
            <text:p>0.120814924762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34486712965782" calcext:value-type="float">
            <text:p>-0.3344867129657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791769880342" calcext:value-type="float">
            <text:p>0.0999791769880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3459760880477" calcext:value-type="float">
            <text:p>-0.353459760880477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239342929516" calcext:value-type="float">
            <text:p>0.088923934292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04274686156055" calcext:value-type="float">
            <text:p>-0.404274686156055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3596348132" calcext:value-type="float">
            <text:p>0.13133596348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17136527773712" calcext:value-type="float">
            <text:p>-0.4171365277737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580744031" calcext:value-type="float">
            <text:p>0.1059580744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856071037336" calcext:value-type="float">
            <text:p>-0.38560710373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99659584553" calcext:value-type="float">
            <text:p>0.10359965958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6126488706118" calcext:value-type="float">
            <text:p>-0.461264887061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2990658723" calcext:value-type="float">
            <text:p>0.104329906587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40849049033885" calcext:value-type="float">
            <text:p>-0.4408490490338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11152518098" calcext:value-type="float">
            <text:p>0.113411152518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63915016760704" calcext:value-type="float">
            <text:p>-0.4639150167607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2117943867289" calcext:value-type="float">
            <text:p>0.142117943867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99885812356004" calcext:value-type="float">
            <text:p>-0.4998858123560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83072514724" calcext:value-type="float">
            <text:p>0.1141830725147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82163209875144" calcext:value-type="float">
            <text:p>-0.48216320987514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68094332816" calcext:value-type="float">
            <text:p>0.1100680943328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48199300038941" calcext:value-type="float">
            <text:p>-0.54819930003894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32511409194" calcext:value-type="float">
            <text:p>0.1089325114091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72224667578459" calcext:value-type="float">
            <text:p>-0.5722246675784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507852913027" calcext:value-type="float">
            <text:p>0.099750785291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9750312382368" calcext:value-type="float">
            <text:p>-0.697503123823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4125458684229" calcext:value-type="float">
            <text:p>0.124125458684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744935530045976" calcext:value-type="float">
            <text:p>-0.7449355300459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7576088425992" calcext:value-type="float">
            <text:p>0.081757608842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894431425146994" calcext:value-type="float">
            <text:p>-0.89443142514699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528110384026" calcext:value-type="float">
            <text:p>0.118528110384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26124974436619" calcext:value-type="float">
            <text:p>-1.26124974436619</text:p>
          </table:table-cell>
          <table:table-cell office:value-type="float" office:value="0.05" calcext:value-type="float">
            <text:p>0.05</text:p>
          </table:table-cell>
          <table:table-cell office:value-type="float" office:value="0.16327387633896" calcext:value-type="float">
            <text:p>0.16327387633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85978715716561" calcext:value-type="float">
            <text:p>-1.8597871571656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62030396819" calcext:value-type="float">
            <text:p>0.102162030396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41139313665085" calcext:value-type="float">
            <text:p>-3.411393136650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02764294965" calcext:value-type="float">
            <text:p>0.114002764294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7.6491950660186" calcext:value-type="float">
            <text:p>-7.6491950660186</text:p>
          </table:table-cell>
          <table:table-cell office:value-type="float" office:value="0.05" calcext:value-type="float">
            <text:p>0.05</text:p>
          </table:table-cell>
          <table:table-cell office:value-type="float" office:value="0.126697807024608" calcext:value-type="float">
            <text:p>0.126697807024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.7819299500833" calcext:value-type="float">
            <text:p>-18.781929950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171122503241951" calcext:value-type="float">
            <text:p>0.171122503241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6.2998705709762" calcext:value-type="float">
            <text:p>-46.2998705709762</text:p>
          </table:table-cell>
          <table:table-cell office:value-type="float" office:value="0.05" calcext:value-type="float">
            <text:p>0.05</text:p>
          </table:table-cell>
          <table:table-cell office:value-type="float" office:value="0.372095226245522" calcext:value-type="float">
            <text:p>0.3720952262455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2.202579128307" calcext:value-type="float">
            <text:p>-102.202579128307</text:p>
          </table:table-cell>
          <table:table-cell office:value-type="float" office:value="0.05" calcext:value-type="float">
            <text:p>0.05</text:p>
          </table:table-cell>
          <table:table-cell office:value-type="float" office:value="0.790599561692034" calcext:value-type="float">
            <text:p>0.7905995616920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93.616788175605" calcext:value-type="float">
            <text:p>-193.616788175605</text:p>
          </table:table-cell>
          <table:table-cell office:value-type="float" office:value="0.05" calcext:value-type="float">
            <text:p>0.05</text:p>
          </table:table-cell>
          <table:table-cell office:value-type="float" office:value="1.51493539489963" calcext:value-type="float">
            <text:p>1.51493539489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15.612041375507" calcext:value-type="float">
            <text:p>-315.612041375507</text:p>
          </table:table-cell>
          <table:table-cell office:value-type="float" office:value="0.05" calcext:value-type="float">
            <text:p>0.05</text:p>
          </table:table-cell>
          <table:table-cell office:value-type="float" office:value="2.39222110840265" calcext:value-type="float">
            <text:p>2.39222110840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58.651251253452" calcext:value-type="float">
            <text:p>-458.651251253452</text:p>
          </table:table-cell>
          <table:table-cell office:value-type="float" office:value="0.05" calcext:value-type="float">
            <text:p>0.05</text:p>
          </table:table-cell>
          <table:table-cell office:value-type="float" office:value="3.4574952597279" calcext:value-type="float">
            <text:p>3.4574952597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14.477538109305" calcext:value-type="float">
            <text:p>-614.477538109305</text:p>
          </table:table-cell>
          <table:table-cell office:value-type="float" office:value="0.05" calcext:value-type="float">
            <text:p>0.05</text:p>
          </table:table-cell>
          <table:table-cell office:value-type="float" office:value="4.6133259925361" calcext:value-type="float">
            <text:p>4.6133259925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75.210203193107" calcext:value-type="float">
            <text:p>-775.210203193107</text:p>
          </table:table-cell>
          <table:table-cell office:value-type="float" office:value="0.05" calcext:value-type="float">
            <text:p>0.05</text:p>
          </table:table-cell>
          <table:table-cell office:value-type="float" office:value="5.80845913329919" calcext:value-type="float">
            <text:p>5.80845913329919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6:18:19.210006478</dc:date>
    <meta:editing-duration>PT2H3M40S</meta:editing-duration>
    <meta:editing-cycles>20</meta:editing-cycles>
    <meta:generator>LibreOffice/5.3.6.1$Linux_X86_64 LibreOffice_project/30$Build-1</meta:generator>
    <meta:document-statistic meta:table-count="4" meta:cell-count="1865" meta:object-count="0"/>
  </office:meta>
</office:document-meta>
</file>